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UDA unroll 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59258" calcext:value-type="float">
            <text:p>6,59258</text:p>
          </table:table-cell>
          <table:table-cell office:value-type="float" office:value="127.243" calcext:value-type="float">
            <text:p>127,2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6.70234" calcext:value-type="float">
            <text:p>6,70234</text:p>
          </table:table-cell>
          <table:table-cell office:value-type="float" office:value="125.159" calcext:value-type="float">
            <text:p>125,1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6.92573" calcext:value-type="float">
            <text:p>6,92573</text:p>
          </table:table-cell>
          <table:table-cell office:value-type="float" office:value="121.122" calcext:value-type="float">
            <text:p>121,1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6.5103" calcext:value-type="float">
            <text:p>6,5103</text:p>
          </table:table-cell>
          <table:table-cell office:value-type="float" office:value="128.851" calcext:value-type="float">
            <text:p>128,85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5.53568" calcext:value-type="float">
            <text:p>5,53568</text:p>
          </table:table-cell>
          <table:table-cell office:value-type="float" office:value="151.537" calcext:value-type="float">
            <text:p>151,5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62534" calcext:value-type="float">
            <text:p>5,62534</text:p>
          </table:table-cell>
          <table:table-cell office:value-type="float" office:value="149.122" calcext:value-type="float">
            <text:p>149,1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2.9447" calcext:value-type="float">
            <text:p>12,9447</text:p>
          </table:table-cell>
          <table:table-cell office:value-type="float" office:value="259.214" calcext:value-type="float">
            <text:p>259,2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2.978" calcext:value-type="float">
            <text:p>12,978</text:p>
          </table:table-cell>
          <table:table-cell office:value-type="float" office:value="258.549" calcext:value-type="float">
            <text:p>258,5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13.2256" calcext:value-type="float">
            <text:p>13,2256</text:p>
          </table:table-cell>
          <table:table-cell office:value-type="float" office:value="253.708" calcext:value-type="float">
            <text:p>253,7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12.9241" calcext:value-type="float">
            <text:p>12,9241</text:p>
          </table:table-cell>
          <table:table-cell office:value-type="float" office:value="259.626" calcext:value-type="float">
            <text:p>259,6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1.0131" calcext:value-type="float">
            <text:p>11,0131</text:p>
          </table:table-cell>
          <table:table-cell office:value-type="float" office:value="304.678" calcext:value-type="float">
            <text:p>304,6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1.6606" calcext:value-type="float">
            <text:p>11,6606</text:p>
          </table:table-cell>
          <table:table-cell office:value-type="float" office:value="287.759" calcext:value-type="float">
            <text:p>287,7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48.4019" calcext:value-type="float">
            <text:p>48,4019</text:p>
          </table:table-cell>
          <table:table-cell office:value-type="float" office:value="277.299" calcext:value-type="float">
            <text:p>277,2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2.8501" calcext:value-type="float">
            <text:p>22,8501</text:p>
          </table:table-cell>
          <table:table-cell office:value-type="float" office:value="587.382" calcext:value-type="float">
            <text:p>587,3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22.7989" calcext:value-type="float">
            <text:p>22,7989</text:p>
          </table:table-cell>
          <table:table-cell office:value-type="float" office:value="588.703" calcext:value-type="float">
            <text:p>588,7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22.2584" calcext:value-type="float">
            <text:p>22,2584</text:p>
          </table:table-cell>
          <table:table-cell office:value-type="float" office:value="602.997" calcext:value-type="float">
            <text:p>602,9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22.046" calcext:value-type="float">
            <text:p>22,046</text:p>
          </table:table-cell>
          <table:table-cell office:value-type="float" office:value="608.807" calcext:value-type="float">
            <text:p>608,8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2.2495" calcext:value-type="float">
            <text:p>22,2495</text:p>
          </table:table-cell>
          <table:table-cell office:value-type="float" office:value="603.24" calcext:value-type="float">
            <text:p>603,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2.413" calcext:value-type="float">
            <text:p>142,413</text:p>
          </table:table-cell>
          <table:table-cell office:value-type="float" office:value="376.982" calcext:value-type="float">
            <text:p>376,9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95.5822" calcext:value-type="float">
            <text:p>95,5822</text:p>
          </table:table-cell>
          <table:table-cell office:value-type="float" office:value="561.685" calcext:value-type="float">
            <text:p>561,6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50.6218" calcext:value-type="float">
            <text:p>50,6218</text:p>
          </table:table-cell>
          <table:table-cell office:value-type="float" office:value="1060.55" calcext:value-type="float">
            <text:p>1060,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51.1198" calcext:value-type="float">
            <text:p>51,1198</text:p>
          </table:table-cell>
          <table:table-cell office:value-type="float" office:value="1050.22" calcext:value-type="float">
            <text:p>1050,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56.924" calcext:value-type="float">
            <text:p>56,924</text:p>
          </table:table-cell>
          <table:table-cell office:value-type="float" office:value="943.137" calcext:value-type="float">
            <text:p>943,1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73.0939" calcext:value-type="float">
            <text:p>73,0939</text:p>
          </table:table-cell>
          <table:table-cell office:value-type="float" office:value="734.495" calcext:value-type="float">
            <text:p>734,4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67.298" calcext:value-type="float">
            <text:p>467,298</text:p>
          </table:table-cell>
          <table:table-cell office:value-type="float" office:value="459.553" calcext:value-type="float">
            <text:p>459,5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75.164" calcext:value-type="float">
            <text:p>275,164</text:p>
          </table:table-cell>
          <table:table-cell office:value-type="float" office:value="780.439" calcext:value-type="float">
            <text:p>780,4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252.059" calcext:value-type="float">
            <text:p>252,059</text:p>
          </table:table-cell>
          <table:table-cell office:value-type="float" office:value="851.978" calcext:value-type="float">
            <text:p>851,9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244.568" calcext:value-type="float">
            <text:p>244,568</text:p>
          </table:table-cell>
          <table:table-cell office:value-type="float" office:value="878.072" calcext:value-type="float">
            <text:p>878,0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262.477" calcext:value-type="float">
            <text:p>262,477</text:p>
          </table:table-cell>
          <table:table-cell office:value-type="float" office:value="818.16" calcext:value-type="float">
            <text:p>818,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240.189" calcext:value-type="float">
            <text:p>240,189</text:p>
          </table:table-cell>
          <table:table-cell office:value-type="float" office:value="894.082" calcext:value-type="float">
            <text:p>894,0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45.89" calcext:value-type="float">
            <text:p>1845,89</text:p>
          </table:table-cell>
          <table:table-cell office:value-type="float" office:value="465.356" calcext:value-type="float">
            <text:p>465,3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86.912" calcext:value-type="float">
            <text:p>886,912</text:p>
          </table:table-cell>
          <table:table-cell office:value-type="float" office:value="968.522" calcext:value-type="float">
            <text:p>968,5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820.014" calcext:value-type="float">
            <text:p>820,014</text:p>
          </table:table-cell>
          <table:table-cell office:value-type="float" office:value="1047.53" calcext:value-type="float">
            <text:p>1047,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800.753" calcext:value-type="float">
            <text:p>800,753</text:p>
          </table:table-cell>
          <table:table-cell office:value-type="float" office:value="1072.73" calcext:value-type="float">
            <text:p>1072,7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858.204" calcext:value-type="float">
            <text:p>858,204</text:p>
          </table:table-cell>
          <table:table-cell office:value-type="float" office:value="1000.92" calcext:value-type="float">
            <text:p>1000,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874.84" calcext:value-type="float">
            <text:p>874,84</text:p>
          </table:table-cell>
          <table:table-cell office:value-type="float" office:value="981.886" calcext:value-type="float">
            <text:p>981,8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76.67" calcext:value-type="float">
            <text:p>7076,67</text:p>
          </table:table-cell>
          <table:table-cell office:value-type="float" office:value="485.535" calcext:value-type="float">
            <text:p>485,5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605.9" calcext:value-type="float">
            <text:p>3605,9</text:p>
          </table:table-cell>
          <table:table-cell office:value-type="float" office:value="952.877" calcext:value-type="float">
            <text:p>952,8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0.14" calcext:value-type="float">
            <text:p>2910,14</text:p>
          </table:table-cell>
          <table:table-cell office:value-type="float" office:value="1180.69" calcext:value-type="float">
            <text:p>1180,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9.44" calcext:value-type="float">
            <text:p>2909,44</text:p>
          </table:table-cell>
          <table:table-cell office:value-type="float" office:value="1180.98" calcext:value-type="float">
            <text:p>1180,9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9.32" calcext:value-type="float">
            <text:p>2909,32</text:p>
          </table:table-cell>
          <table:table-cell office:value-type="float" office:value="1181.02" calcext:value-type="float">
            <text:p>1181,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8.47" calcext:value-type="float">
            <text:p>2918,47</text:p>
          </table:table-cell>
          <table:table-cell office:value-type="float" office:value="1177.32" calcext:value-type="float">
            <text:p>1177,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539.9" calcext:value-type="float">
            <text:p>27539,9</text:p>
          </table:table-cell>
          <table:table-cell office:value-type="float" office:value="499.053" calcext:value-type="float">
            <text:p>499,0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540.1" calcext:value-type="float">
            <text:p>13540,1</text:p>
          </table:table-cell>
          <table:table-cell office:value-type="float" office:value="1015.05" calcext:value-type="float">
            <text:p>1015,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246.2" calcext:value-type="float">
            <text:p>11246,2</text:p>
          </table:table-cell>
          <table:table-cell office:value-type="float" office:value="1222.09" calcext:value-type="float">
            <text:p>1222,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239.1" calcext:value-type="float">
            <text:p>11239,1</text:p>
          </table:table-cell>
          <table:table-cell office:value-type="float" office:value="1222.87" calcext:value-type="float">
            <text:p>1222,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563.8" calcext:value-type="float">
            <text:p>11563,8</text:p>
          </table:table-cell>
          <table:table-cell office:value-type="float" office:value="1188.53" calcext:value-type="float">
            <text:p>1188,5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661.9" calcext:value-type="float">
            <text:p>11661,9</text:p>
          </table:table-cell>
          <table:table-cell office:value-type="float" office:value="1178.53" calcext:value-type="float">
            <text:p>1178,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0025" calcext:value-type="float">
            <text:p>110025</text:p>
          </table:table-cell>
          <table:table-cell office:value-type="float" office:value="499.663" calcext:value-type="float">
            <text:p>499,6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53270" calcext:value-type="float">
            <text:p>53270</text:p>
          </table:table-cell>
          <table:table-cell office:value-type="float" office:value="1032.02" calcext:value-type="float">
            <text:p>1032,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3591.8" calcext:value-type="float">
            <text:p>43591,8</text:p>
          </table:table-cell>
          <table:table-cell office:value-type="float" office:value="1261.14" calcext:value-type="float">
            <text:p>1261,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059" calcext:value-type="float">
            <text:p>44059</text:p>
          </table:table-cell>
          <table:table-cell office:value-type="float" office:value="1247.77" calcext:value-type="float">
            <text:p>1247,7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251.8" calcext:value-type="float">
            <text:p>44251,8</text:p>
          </table:table-cell>
          <table:table-cell office:value-type="float" office:value="1242.34" calcext:value-type="float">
            <text:p>1242,3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366.2" calcext:value-type="float">
            <text:p>44366,2</text:p>
          </table:table-cell>
          <table:table-cell office:value-type="float" office:value="1239.13" calcext:value-type="float">
            <text:p>1239,13</text:p>
          </table:table-cell>
        </table:table-row>
      </table:table>
      <table:table table:name="CUDA unroll 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.5649" calcext:value-type="float">
            <text:p>3,5649</text:p>
          </table:table-cell>
          <table:table-cell office:value-type="float" office:value="58.8279" calcext:value-type="float">
            <text:p>58,82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.52237" calcext:value-type="float">
            <text:p>3,52237</text:p>
          </table:table-cell>
          <table:table-cell office:value-type="float" office:value="59.5381" calcext:value-type="float">
            <text:p>59,53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241" calcext:value-type="float">
            <text:p>1,1241</text:p>
          </table:table-cell>
          <table:table-cell office:value-type="float" office:value="186.563" calcext:value-type="float">
            <text:p>186,5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0915" calcext:value-type="float">
            <text:p>1,10915</text:p>
          </table:table-cell>
          <table:table-cell office:value-type="float" office:value="189.077" calcext:value-type="float">
            <text:p>189,07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11126" calcext:value-type="float">
            <text:p>1,11126</text:p>
          </table:table-cell>
          <table:table-cell office:value-type="float" office:value="188.718" calcext:value-type="float">
            <text:p>188,718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.66154" calcext:value-type="float">
            <text:p>1,66154</text:p>
          </table:table-cell>
          <table:table-cell office:value-type="float" office:value="126.218" calcext:value-type="float">
            <text:p>126,2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01427" calcext:value-type="float">
            <text:p>7,01427</text:p>
          </table:table-cell>
          <table:table-cell office:value-type="float" office:value="119.593" calcext:value-type="float">
            <text:p>119,5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6.99712" calcext:value-type="float">
            <text:p>6,99712</text:p>
          </table:table-cell>
          <table:table-cell office:value-type="float" office:value="119.887" calcext:value-type="float">
            <text:p>119,8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23258" calcext:value-type="float">
            <text:p>2,23258</text:p>
          </table:table-cell>
          <table:table-cell office:value-type="float" office:value="375.737" calcext:value-type="float">
            <text:p>375,7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1624" calcext:value-type="float">
            <text:p>2,1624</text:p>
          </table:table-cell>
          <table:table-cell office:value-type="float" office:value="387.93" calcext:value-type="float">
            <text:p>387,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14294" calcext:value-type="float">
            <text:p>2,14294</text:p>
          </table:table-cell>
          <table:table-cell office:value-type="float" office:value="391.452" calcext:value-type="float">
            <text:p>391,45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27501" calcext:value-type="float">
            <text:p>3,27501</text:p>
          </table:table-cell>
          <table:table-cell office:value-type="float" office:value="256.14" calcext:value-type="float">
            <text:p>256,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.4127" calcext:value-type="float">
            <text:p>11,4127</text:p>
          </table:table-cell>
          <table:table-cell office:value-type="float" office:value="294.01" calcext:value-type="float">
            <text:p>294,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1.1914" calcext:value-type="float">
            <text:p>11,1914</text:p>
          </table:table-cell>
          <table:table-cell office:value-type="float" office:value="299.824" calcext:value-type="float">
            <text:p>299,8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54915" calcext:value-type="float">
            <text:p>4,54915</text:p>
          </table:table-cell>
          <table:table-cell office:value-type="float" office:value="737.598" calcext:value-type="float">
            <text:p>737,5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59002" calcext:value-type="float">
            <text:p>4,59002</text:p>
          </table:table-cell>
          <table:table-cell office:value-type="float" office:value="731.031" calcext:value-type="float">
            <text:p>731,0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.23955" calcext:value-type="float">
            <text:p>4,23955</text:p>
          </table:table-cell>
          <table:table-cell office:value-type="float" office:value="791.462" calcext:value-type="float">
            <text:p>791,46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43117" calcext:value-type="float">
            <text:p>6,43117</text:p>
          </table:table-cell>
          <table:table-cell office:value-type="float" office:value="521.747" calcext:value-type="float">
            <text:p>521,7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0.3496" calcext:value-type="float">
            <text:p>50,3496</text:p>
          </table:table-cell>
          <table:table-cell office:value-type="float" office:value="266.572" calcext:value-type="float">
            <text:p>266,5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2.521" calcext:value-type="float">
            <text:p>22,521</text:p>
          </table:table-cell>
          <table:table-cell office:value-type="float" office:value="595.968" calcext:value-type="float">
            <text:p>595,9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.2339" calcext:value-type="float">
            <text:p>10,2339</text:p>
          </table:table-cell>
          <table:table-cell office:value-type="float" office:value="1311.51" calcext:value-type="float">
            <text:p>1311,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0.97" calcext:value-type="float">
            <text:p>10,97</text:p>
          </table:table-cell>
          <table:table-cell office:value-type="float" office:value="1223.5" calcext:value-type="float">
            <text:p>1223,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148" calcext:value-type="float">
            <text:p>13,148</text:p>
          </table:table-cell>
          <table:table-cell office:value-type="float" office:value="1020.82" calcext:value-type="float">
            <text:p>1020,8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7296" calcext:value-type="float">
            <text:p>12,7296</text:p>
          </table:table-cell>
          <table:table-cell office:value-type="float" office:value="1054.37" calcext:value-type="float">
            <text:p>1054,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6.137" calcext:value-type="float">
            <text:p>146,137</text:p>
          </table:table-cell>
          <table:table-cell office:value-type="float" office:value="367.376" calcext:value-type="float">
            <text:p>367,3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90.2065" calcext:value-type="float">
            <text:p>90,2065</text:p>
          </table:table-cell>
          <table:table-cell office:value-type="float" office:value="595.157" calcext:value-type="float">
            <text:p>595,1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4.1677" calcext:value-type="float">
            <text:p>34,1677</text:p>
          </table:table-cell>
          <table:table-cell office:value-type="float" office:value="1571.28" calcext:value-type="float">
            <text:p>1571,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2.7548" calcext:value-type="float">
            <text:p>32,7548</text:p>
          </table:table-cell>
          <table:table-cell office:value-type="float" office:value="1639.06" calcext:value-type="float">
            <text:p>1639,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7.8278" calcext:value-type="float">
            <text:p>37,8278</text:p>
          </table:table-cell>
          <table:table-cell office:value-type="float" office:value="1419.25" calcext:value-type="float">
            <text:p>1419,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9.5951" calcext:value-type="float">
            <text:p>49,5951</text:p>
          </table:table-cell>
          <table:table-cell office:value-type="float" office:value="1082.51" calcext:value-type="float">
            <text:p>1082,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74.34" calcext:value-type="float">
            <text:p>474,34</text:p>
          </table:table-cell>
          <table:table-cell office:value-type="float" office:value="452.731" calcext:value-type="float">
            <text:p>452,7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67.154" calcext:value-type="float">
            <text:p>267,154</text:p>
          </table:table-cell>
          <table:table-cell office:value-type="float" office:value="803.836" calcext:value-type="float">
            <text:p>803,8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52.723" calcext:value-type="float">
            <text:p>152,723</text:p>
          </table:table-cell>
          <table:table-cell office:value-type="float" office:value="1406.13" calcext:value-type="float">
            <text:p>1406,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68.864" calcext:value-type="float">
            <text:p>168,864</text:p>
          </table:table-cell>
          <table:table-cell office:value-type="float" office:value="1271.73" calcext:value-type="float">
            <text:p>1271,7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51.758" calcext:value-type="float">
            <text:p>151,758</text:p>
          </table:table-cell>
          <table:table-cell office:value-type="float" office:value="1415.07" calcext:value-type="float">
            <text:p>1415,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54.125" calcext:value-type="float">
            <text:p>154,125</text:p>
          </table:table-cell>
          <table:table-cell office:value-type="float" office:value="1393.34" calcext:value-type="float">
            <text:p>1393,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57.7" calcext:value-type="float">
            <text:p>1857,7</text:p>
          </table:table-cell>
          <table:table-cell office:value-type="float" office:value="462.397" calcext:value-type="float">
            <text:p>462,3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86.759" calcext:value-type="float">
            <text:p>886,759</text:p>
          </table:table-cell>
          <table:table-cell office:value-type="float" office:value="968.689" calcext:value-type="float">
            <text:p>968,6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12.328" calcext:value-type="float">
            <text:p>612,328</text:p>
          </table:table-cell>
          <table:table-cell office:value-type="float" office:value="1402.83" calcext:value-type="float">
            <text:p>1402,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79.581" calcext:value-type="float">
            <text:p>579,581</text:p>
          </table:table-cell>
          <table:table-cell office:value-type="float" office:value="1482.09" calcext:value-type="float">
            <text:p>1482,0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37.797" calcext:value-type="float">
            <text:p>537,797</text:p>
          </table:table-cell>
          <table:table-cell office:value-type="float" office:value="1597.24" calcext:value-type="float">
            <text:p>1597,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90.802" calcext:value-type="float">
            <text:p>590,802</text:p>
          </table:table-cell>
          <table:table-cell office:value-type="float" office:value="1453.95" calcext:value-type="float">
            <text:p>1453,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93.92" calcext:value-type="float">
            <text:p>6993,92</text:p>
          </table:table-cell>
          <table:table-cell office:value-type="float" office:value="491.28" calcext:value-type="float">
            <text:p>491,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68.34" calcext:value-type="float">
            <text:p>3568,34</text:p>
          </table:table-cell>
          <table:table-cell office:value-type="float" office:value="962.906" calcext:value-type="float">
            <text:p>962,9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70.39" calcext:value-type="float">
            <text:p>2070,39</text:p>
          </table:table-cell>
          <table:table-cell office:value-type="float" office:value="1659.58" calcext:value-type="float">
            <text:p>1659,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12.77" calcext:value-type="float">
            <text:p>2012,77</text:p>
          </table:table-cell>
          <table:table-cell office:value-type="float" office:value="1707.09" calcext:value-type="float">
            <text:p>1707,0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3.99" calcext:value-type="float">
            <text:p>1983,99</text:p>
          </table:table-cell>
          <table:table-cell office:value-type="float" office:value="1731.85" calcext:value-type="float">
            <text:p>1731,8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71.49" calcext:value-type="float">
            <text:p>1971,49</text:p>
          </table:table-cell>
          <table:table-cell office:value-type="float" office:value="1742.83" calcext:value-type="float">
            <text:p>1742,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396.7" calcext:value-type="float">
            <text:p>27396,7</text:p>
          </table:table-cell>
          <table:table-cell office:value-type="float" office:value="501.662" calcext:value-type="float">
            <text:p>501,6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347.5" calcext:value-type="float">
            <text:p>13347,5</text:p>
          </table:table-cell>
          <table:table-cell office:value-type="float" office:value="1029.7" calcext:value-type="float">
            <text:p>1029,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8041.27" calcext:value-type="float">
            <text:p>8041,27</text:p>
          </table:table-cell>
          <table:table-cell office:value-type="float" office:value="1709.17" calcext:value-type="float">
            <text:p>1709,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68.59" calcext:value-type="float">
            <text:p>7668,59</text:p>
          </table:table-cell>
          <table:table-cell office:value-type="float" office:value="1792.23" calcext:value-type="float">
            <text:p>1792,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39.47" calcext:value-type="float">
            <text:p>7639,47</text:p>
          </table:table-cell>
          <table:table-cell office:value-type="float" office:value="1799.06" calcext:value-type="float">
            <text:p>1799,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83.45" calcext:value-type="float">
            <text:p>7883,45</text:p>
          </table:table-cell>
          <table:table-cell office:value-type="float" office:value="1743.39" calcext:value-type="float">
            <text:p>1743,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9751" calcext:value-type="float">
            <text:p>109751</text:p>
          </table:table-cell>
          <table:table-cell office:value-type="float" office:value="500.913" calcext:value-type="float">
            <text:p>500,9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51824.3" calcext:value-type="float">
            <text:p>51824,3</text:p>
          </table:table-cell>
          <table:table-cell office:value-type="float" office:value="1060.81" calcext:value-type="float">
            <text:p>1060,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300.1" calcext:value-type="float">
            <text:p>31300,1</text:p>
          </table:table-cell>
          <table:table-cell office:value-type="float" office:value="1756.41" calcext:value-type="float">
            <text:p>1756,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226.7" calcext:value-type="float">
            <text:p>30226,7</text:p>
          </table:table-cell>
          <table:table-cell office:value-type="float" office:value="1818.78" calcext:value-type="float">
            <text:p>1818,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048.5" calcext:value-type="float">
            <text:p>30048,5</text:p>
          </table:table-cell>
          <table:table-cell office:value-type="float" office:value="1829.56" calcext:value-type="float">
            <text:p>1829,5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971.5" calcext:value-type="float">
            <text:p>29971,5</text:p>
          </table:table-cell>
          <table:table-cell office:value-type="float" office:value="1834.26" calcext:value-type="float">
            <text:p>1834,26</text:p>
          </table:table-cell>
        </table:table-row>
      </table:table>
      <table:table table:name="CUDA unroll 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.60512" calcext:value-type="float">
            <text:p>3,60512</text:p>
          </table:table-cell>
          <table:table-cell office:value-type="float" office:value="58.1715" calcext:value-type="float">
            <text:p>58,17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.51734" calcext:value-type="float">
            <text:p>3,51734</text:p>
          </table:table-cell>
          <table:table-cell office:value-type="float" office:value="59.6232" calcext:value-type="float">
            <text:p>59,62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2054" calcext:value-type="float">
            <text:p>1,12054</text:p>
          </table:table-cell>
          <table:table-cell office:value-type="float" office:value="187.155" calcext:value-type="float">
            <text:p>187,1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0794" calcext:value-type="float">
            <text:p>1,10794</text:p>
          </table:table-cell>
          <table:table-cell office:value-type="float" office:value="189.285" calcext:value-type="float">
            <text:p>189,28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10938" calcext:value-type="float">
            <text:p>1,10938</text:p>
          </table:table-cell>
          <table:table-cell office:value-type="float" office:value="189.039" calcext:value-type="float">
            <text:p>189,039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.66502" calcext:value-type="float">
            <text:p>1,66502</text:p>
          </table:table-cell>
          <table:table-cell office:value-type="float" office:value="125.953" calcext:value-type="float">
            <text:p>125,9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9871" calcext:value-type="float">
            <text:p>6,9871</text:p>
          </table:table-cell>
          <table:table-cell office:value-type="float" office:value="120.058" calcext:value-type="float">
            <text:p>120,0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6.98858" calcext:value-type="float">
            <text:p>6,98858</text:p>
          </table:table-cell>
          <table:table-cell office:value-type="float" office:value="120.033" calcext:value-type="float">
            <text:p>120,0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24941" calcext:value-type="float">
            <text:p>2,24941</text:p>
          </table:table-cell>
          <table:table-cell office:value-type="float" office:value="372.925" calcext:value-type="float">
            <text:p>372,9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15517" calcext:value-type="float">
            <text:p>2,15517</text:p>
          </table:table-cell>
          <table:table-cell office:value-type="float" office:value="389.232" calcext:value-type="float">
            <text:p>389,2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15491" calcext:value-type="float">
            <text:p>2,15491</text:p>
          </table:table-cell>
          <table:table-cell office:value-type="float" office:value="389.278" calcext:value-type="float">
            <text:p>389,2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25946" calcext:value-type="float">
            <text:p>3,25946</text:p>
          </table:table-cell>
          <table:table-cell office:value-type="float" office:value="257.362" calcext:value-type="float">
            <text:p>257,3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.4525" calcext:value-type="float">
            <text:p>11,4525</text:p>
          </table:table-cell>
          <table:table-cell office:value-type="float" office:value="292.987" calcext:value-type="float">
            <text:p>292,9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1.1797" calcext:value-type="float">
            <text:p>11,1797</text:p>
          </table:table-cell>
          <table:table-cell office:value-type="float" office:value="300.136" calcext:value-type="float">
            <text:p>300,1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47059" calcext:value-type="float">
            <text:p>4,47059</text:p>
          </table:table-cell>
          <table:table-cell office:value-type="float" office:value="750.559" calcext:value-type="float">
            <text:p>750,55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58032" calcext:value-type="float">
            <text:p>4,58032</text:p>
          </table:table-cell>
          <table:table-cell office:value-type="float" office:value="732.578" calcext:value-type="float">
            <text:p>732,5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.24115" calcext:value-type="float">
            <text:p>4,24115</text:p>
          </table:table-cell>
          <table:table-cell office:value-type="float" office:value="791.163" calcext:value-type="float">
            <text:p>791,16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45069" calcext:value-type="float">
            <text:p>6,45069</text:p>
          </table:table-cell>
          <table:table-cell office:value-type="float" office:value="520.168" calcext:value-type="float">
            <text:p>520,1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0.3907" calcext:value-type="float">
            <text:p>50,3907</text:p>
          </table:table-cell>
          <table:table-cell office:value-type="float" office:value="266.354" calcext:value-type="float">
            <text:p>266,3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2.5808" calcext:value-type="float">
            <text:p>22,5808</text:p>
          </table:table-cell>
          <table:table-cell office:value-type="float" office:value="594.388" calcext:value-type="float">
            <text:p>594,3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.1753" calcext:value-type="float">
            <text:p>10,1753</text:p>
          </table:table-cell>
          <table:table-cell office:value-type="float" office:value="1319.06" calcext:value-type="float">
            <text:p>1319,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1.016" calcext:value-type="float">
            <text:p>11,016</text:p>
          </table:table-cell>
          <table:table-cell office:value-type="float" office:value="1218.39" calcext:value-type="float">
            <text:p>1218,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1263" calcext:value-type="float">
            <text:p>13,1263</text:p>
          </table:table-cell>
          <table:table-cell office:value-type="float" office:value="1022.51" calcext:value-type="float">
            <text:p>1022,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7705" calcext:value-type="float">
            <text:p>12,7705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6.234" calcext:value-type="float">
            <text:p>146,234</text:p>
          </table:table-cell>
          <table:table-cell office:value-type="float" office:value="367.132" calcext:value-type="float">
            <text:p>367,1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92.1303" calcext:value-type="float">
            <text:p>92,1303</text:p>
          </table:table-cell>
          <table:table-cell office:value-type="float" office:value="582.73" calcext:value-type="float">
            <text:p>582,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4.0718" calcext:value-type="float">
            <text:p>34,0718</text:p>
          </table:table-cell>
          <table:table-cell office:value-type="float" office:value="1575.7" calcext:value-type="float">
            <text:p>1575,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2.8004" calcext:value-type="float">
            <text:p>32,8004</text:p>
          </table:table-cell>
          <table:table-cell office:value-type="float" office:value="1636.78" calcext:value-type="float">
            <text:p>1636,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7.8702" calcext:value-type="float">
            <text:p>37,8702</text:p>
          </table:table-cell>
          <table:table-cell office:value-type="float" office:value="1417.66" calcext:value-type="float">
            <text:p>1417,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9.6075" calcext:value-type="float">
            <text:p>49,6075</text:p>
          </table:table-cell>
          <table:table-cell office:value-type="float" office:value="1082.24" calcext:value-type="float">
            <text:p>1082,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74.602" calcext:value-type="float">
            <text:p>474,602</text:p>
          </table:table-cell>
          <table:table-cell office:value-type="float" office:value="452.481" calcext:value-type="float">
            <text:p>452,4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63.21" calcext:value-type="float">
            <text:p>263,21</text:p>
          </table:table-cell>
          <table:table-cell office:value-type="float" office:value="815.883" calcext:value-type="float">
            <text:p>815,8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48.323" calcext:value-type="float">
            <text:p>148,323</text:p>
          </table:table-cell>
          <table:table-cell office:value-type="float" office:value="1447.84" calcext:value-type="float">
            <text:p>1447,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61.021" calcext:value-type="float">
            <text:p>161,021</text:p>
          </table:table-cell>
          <table:table-cell office:value-type="float" office:value="1333.66" calcext:value-type="float">
            <text:p>1333,6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43.908" calcext:value-type="float">
            <text:p>143,908</text:p>
          </table:table-cell>
          <table:table-cell office:value-type="float" office:value="1492.26" calcext:value-type="float">
            <text:p>1492,2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49.318" calcext:value-type="float">
            <text:p>149,318</text:p>
          </table:table-cell>
          <table:table-cell office:value-type="float" office:value="1438.19" calcext:value-type="float">
            <text:p>1438,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57.92" calcext:value-type="float">
            <text:p>1857,92</text:p>
          </table:table-cell>
          <table:table-cell office:value-type="float" office:value="462.343" calcext:value-type="float">
            <text:p>462,3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84.067" calcext:value-type="float">
            <text:p>884,067</text:p>
          </table:table-cell>
          <table:table-cell office:value-type="float" office:value="971.639" calcext:value-type="float">
            <text:p>971,6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05.039" calcext:value-type="float">
            <text:p>605,039</text:p>
          </table:table-cell>
          <table:table-cell office:value-type="float" office:value="1419.73" calcext:value-type="float">
            <text:p>1419,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60.118" calcext:value-type="float">
            <text:p>560,118</text:p>
          </table:table-cell>
          <table:table-cell office:value-type="float" office:value="1533.59" calcext:value-type="float">
            <text:p>1533,5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20.42" calcext:value-type="float">
            <text:p>520,42</text:p>
          </table:table-cell>
          <table:table-cell office:value-type="float" office:value="1650.58" calcext:value-type="float">
            <text:p>1650,5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71.674" calcext:value-type="float">
            <text:p>571,674</text:p>
          </table:table-cell>
          <table:table-cell office:value-type="float" office:value="1502.59" calcext:value-type="float">
            <text:p>1502,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93.64" calcext:value-type="float">
            <text:p>6993,64</text:p>
          </table:table-cell>
          <table:table-cell office:value-type="float" office:value="491.3" calcext:value-type="float">
            <text:p>491,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77.73" calcext:value-type="float">
            <text:p>3577,73</text:p>
          </table:table-cell>
          <table:table-cell office:value-type="float" office:value="960.377" calcext:value-type="float">
            <text:p>960,3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68.51" calcext:value-type="float">
            <text:p>2068,51</text:p>
          </table:table-cell>
          <table:table-cell office:value-type="float" office:value="1661.09" calcext:value-type="float">
            <text:p>1661,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09.89" calcext:value-type="float">
            <text:p>2009,89</text:p>
          </table:table-cell>
          <table:table-cell office:value-type="float" office:value="1709.54" calcext:value-type="float">
            <text:p>1709,5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3.98" calcext:value-type="float">
            <text:p>1983,98</text:p>
          </table:table-cell>
          <table:table-cell office:value-type="float" office:value="1731.86" calcext:value-type="float">
            <text:p>1731,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70.83" calcext:value-type="float">
            <text:p>1970,83</text:p>
          </table:table-cell>
          <table:table-cell office:value-type="float" office:value="1743.42" calcext:value-type="float">
            <text:p>1743,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397.2" calcext:value-type="float">
            <text:p>27397,2</text:p>
          </table:table-cell>
          <table:table-cell office:value-type="float" office:value="501.654" calcext:value-type="float">
            <text:p>501,6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281.2" calcext:value-type="float">
            <text:p>13281,2</text:p>
          </table:table-cell>
          <table:table-cell office:value-type="float" office:value="1034.84" calcext:value-type="float">
            <text:p>1034,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66.49" calcext:value-type="float">
            <text:p>7966,49</text:p>
          </table:table-cell>
          <table:table-cell office:value-type="float" office:value="1725.21" calcext:value-type="float">
            <text:p>1725,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54.8" calcext:value-type="float">
            <text:p>7654,8</text:p>
          </table:table-cell>
          <table:table-cell office:value-type="float" office:value="1795.46" calcext:value-type="float">
            <text:p>1795,4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57.32" calcext:value-type="float">
            <text:p>7757,32</text:p>
          </table:table-cell>
          <table:table-cell office:value-type="float" office:value="1771.73" calcext:value-type="float">
            <text:p>1771,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83.73" calcext:value-type="float">
            <text:p>7883,73</text:p>
          </table:table-cell>
          <table:table-cell office:value-type="float" office:value="1743.32" calcext:value-type="float">
            <text:p>1743,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9743" calcext:value-type="float">
            <text:p>109743</text:p>
          </table:table-cell>
          <table:table-cell office:value-type="float" office:value="500.949" calcext:value-type="float">
            <text:p>500,9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51620.2" calcext:value-type="float">
            <text:p>51620,2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435.6" calcext:value-type="float">
            <text:p>31435,6</text:p>
          </table:table-cell>
          <table:table-cell office:value-type="float" office:value="1748.83" calcext:value-type="float">
            <text:p>1748,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235.8" calcext:value-type="float">
            <text:p>30235,8</text:p>
          </table:table-cell>
          <table:table-cell office:value-type="float" office:value="1818.23" calcext:value-type="float">
            <text:p>1818,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114.6" calcext:value-type="float">
            <text:p>30114,6</text:p>
          </table:table-cell>
          <table:table-cell office:value-type="float" office:value="1825.54" calcext:value-type="float">
            <text:p>1825,5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974" calcext:value-type="float">
            <text:p>29974</text:p>
          </table:table-cell>
          <table:table-cell office:value-type="float" office:value="1834.11" calcext:value-type="float">
            <text:p>1834,11</text:p>
          </table:table-cell>
        </table:table-row>
      </table:table>
      <table:table table:name="CUDA unroll 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.56454" calcext:value-type="float">
            <text:p>3,56454</text:p>
          </table:table-cell>
          <table:table-cell office:value-type="float" office:value="58.8337" calcext:value-type="float">
            <text:p>58,83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.54794" calcext:value-type="float">
            <text:p>3,54794</text:p>
          </table:table-cell>
          <table:table-cell office:value-type="float" office:value="59.1091" calcext:value-type="float">
            <text:p>59,10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1776" calcext:value-type="float">
            <text:p>1,11776</text:p>
          </table:table-cell>
          <table:table-cell office:value-type="float" office:value="187.621" calcext:value-type="float">
            <text:p>187,6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1174" calcext:value-type="float">
            <text:p>1,11174</text:p>
          </table:table-cell>
          <table:table-cell office:value-type="float" office:value="188.636" calcext:value-type="float">
            <text:p>188,63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11066" calcext:value-type="float">
            <text:p>1,11066</text:p>
          </table:table-cell>
          <table:table-cell office:value-type="float" office:value="188.821" calcext:value-type="float">
            <text:p>188,821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.67002" calcext:value-type="float">
            <text:p>1,67002</text:p>
          </table:table-cell>
          <table:table-cell office:value-type="float" office:value="125.577" calcext:value-type="float">
            <text:p>125,5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0072" calcext:value-type="float">
            <text:p>7,0072</text:p>
          </table:table-cell>
          <table:table-cell office:value-type="float" office:value="119.714" calcext:value-type="float">
            <text:p>119,7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6.98403" calcext:value-type="float">
            <text:p>6,98403</text:p>
          </table:table-cell>
          <table:table-cell office:value-type="float" office:value="120.111" calcext:value-type="float">
            <text:p>120,1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27987" calcext:value-type="float">
            <text:p>2,27987</text:p>
          </table:table-cell>
          <table:table-cell office:value-type="float" office:value="367.942" calcext:value-type="float">
            <text:p>367,9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14822" calcext:value-type="float">
            <text:p>2,14822</text:p>
          </table:table-cell>
          <table:table-cell office:value-type="float" office:value="390.49" calcext:value-type="float">
            <text:p>390,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16045" calcext:value-type="float">
            <text:p>2,16045</text:p>
          </table:table-cell>
          <table:table-cell office:value-type="float" office:value="388.281" calcext:value-type="float">
            <text:p>388,2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24698" calcext:value-type="float">
            <text:p>3,24698</text:p>
          </table:table-cell>
          <table:table-cell office:value-type="float" office:value="258.351" calcext:value-type="float">
            <text:p>258,3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.3981" calcext:value-type="float">
            <text:p>11,3981</text:p>
          </table:table-cell>
          <table:table-cell office:value-type="float" office:value="294.386" calcext:value-type="float">
            <text:p>294,3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1.2281" calcext:value-type="float">
            <text:p>11,2281</text:p>
          </table:table-cell>
          <table:table-cell office:value-type="float" office:value="298.843" calcext:value-type="float">
            <text:p>298,8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53763" calcext:value-type="float">
            <text:p>4,53763</text:p>
          </table:table-cell>
          <table:table-cell office:value-type="float" office:value="739.47" calcext:value-type="float">
            <text:p>739,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51795" calcext:value-type="float">
            <text:p>4,51795</text:p>
          </table:table-cell>
          <table:table-cell office:value-type="float" office:value="742.691" calcext:value-type="float">
            <text:p>742,6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.23779" calcext:value-type="float">
            <text:p>4,23779</text:p>
          </table:table-cell>
          <table:table-cell office:value-type="float" office:value="791.79" calcext:value-type="float">
            <text:p>791,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44288" calcext:value-type="float">
            <text:p>6,44288</text:p>
          </table:table-cell>
          <table:table-cell office:value-type="float" office:value="520.799" calcext:value-type="float">
            <text:p>520,7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0.354" calcext:value-type="float">
            <text:p>50,354</text:p>
          </table:table-cell>
          <table:table-cell office:value-type="float" office:value="266.548" calcext:value-type="float">
            <text:p>266,5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2.5702" calcext:value-type="float">
            <text:p>22,5702</text:p>
          </table:table-cell>
          <table:table-cell office:value-type="float" office:value="594.669" calcext:value-type="float">
            <text:p>594,6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.2615" calcext:value-type="float">
            <text:p>10,2615</text:p>
          </table:table-cell>
          <table:table-cell office:value-type="float" office:value="1307.97" calcext:value-type="float">
            <text:p>1307,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1.0667" calcext:value-type="float">
            <text:p>11,0667</text:p>
          </table:table-cell>
          <table:table-cell office:value-type="float" office:value="1212.81" calcext:value-type="float">
            <text:p>1212,8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1108" calcext:value-type="float">
            <text:p>13,1108</text:p>
          </table:table-cell>
          <table:table-cell office:value-type="float" office:value="1023.72" calcext:value-type="float">
            <text:p>1023,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7526" calcext:value-type="float">
            <text:p>12,7526</text:p>
          </table:table-cell>
          <table:table-cell office:value-type="float" office:value="1052.47" calcext:value-type="float">
            <text:p>1052,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6.217" calcext:value-type="float">
            <text:p>146,217</text:p>
          </table:table-cell>
          <table:table-cell office:value-type="float" office:value="367.174" calcext:value-type="float">
            <text:p>367,1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91.2664" calcext:value-type="float">
            <text:p>91,2664</text:p>
          </table:table-cell>
          <table:table-cell office:value-type="float" office:value="588.246" calcext:value-type="float">
            <text:p>588,2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4.3116" calcext:value-type="float">
            <text:p>34,3116</text:p>
          </table:table-cell>
          <table:table-cell office:value-type="float" office:value="1564.69" calcext:value-type="float">
            <text:p>1564,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3.0549" calcext:value-type="float">
            <text:p>33,0549</text:p>
          </table:table-cell>
          <table:table-cell office:value-type="float" office:value="1624.18" calcext:value-type="float">
            <text:p>1624,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7.8567" calcext:value-type="float">
            <text:p>37,8567</text:p>
          </table:table-cell>
          <table:table-cell office:value-type="float" office:value="1418.17" calcext:value-type="float">
            <text:p>1418,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9.6154" calcext:value-type="float">
            <text:p>49,6154</text:p>
          </table:table-cell>
          <table:table-cell office:value-type="float" office:value="1082.07" calcext:value-type="float">
            <text:p>1082,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74.376" calcext:value-type="float">
            <text:p>474,376</text:p>
          </table:table-cell>
          <table:table-cell office:value-type="float" office:value="452.697" calcext:value-type="float">
            <text:p>452,6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67.251" calcext:value-type="float">
            <text:p>267,251</text:p>
          </table:table-cell>
          <table:table-cell office:value-type="float" office:value="803.545" calcext:value-type="float">
            <text:p>803,5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61.882" calcext:value-type="float">
            <text:p>161,882</text:p>
          </table:table-cell>
          <table:table-cell office:value-type="float" office:value="1326.58" calcext:value-type="float">
            <text:p>1326,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67.659" calcext:value-type="float">
            <text:p>167,659</text:p>
          </table:table-cell>
          <table:table-cell office:value-type="float" office:value="1280.86" calcext:value-type="float">
            <text:p>1280,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49.249" calcext:value-type="float">
            <text:p>149,249</text:p>
          </table:table-cell>
          <table:table-cell office:value-type="float" office:value="1438.86" calcext:value-type="float">
            <text:p>1438,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49.248" calcext:value-type="float">
            <text:p>149,248</text:p>
          </table:table-cell>
          <table:table-cell office:value-type="float" office:value="1438.87" calcext:value-type="float">
            <text:p>1438,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57.58" calcext:value-type="float">
            <text:p>1857,58</text:p>
          </table:table-cell>
          <table:table-cell office:value-type="float" office:value="462.425" calcext:value-type="float">
            <text:p>462,4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77.5" calcext:value-type="float">
            <text:p>877,5</text:p>
          </table:table-cell>
          <table:table-cell office:value-type="float" office:value="978.91" calcext:value-type="float">
            <text:p>978,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13.538" calcext:value-type="float">
            <text:p>613,538</text:p>
          </table:table-cell>
          <table:table-cell office:value-type="float" office:value="1400.07" calcext:value-type="float">
            <text:p>1400,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52.386" calcext:value-type="float">
            <text:p>552,386</text:p>
          </table:table-cell>
          <table:table-cell office:value-type="float" office:value="1555.06" calcext:value-type="float">
            <text:p>1555,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33.998" calcext:value-type="float">
            <text:p>533,998</text:p>
          </table:table-cell>
          <table:table-cell office:value-type="float" office:value="1608.61" calcext:value-type="float">
            <text:p>1608,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90.927" calcext:value-type="float">
            <text:p>590,927</text:p>
          </table:table-cell>
          <table:table-cell office:value-type="float" office:value="1453.64" calcext:value-type="float">
            <text:p>1453,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85.6" calcext:value-type="float">
            <text:p>6985,6</text:p>
          </table:table-cell>
          <table:table-cell office:value-type="float" office:value="491.865" calcext:value-type="float">
            <text:p>491,8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77.97" calcext:value-type="float">
            <text:p>3577,97</text:p>
          </table:table-cell>
          <table:table-cell office:value-type="float" office:value="960.313" calcext:value-type="float">
            <text:p>960,3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57.88" calcext:value-type="float">
            <text:p>2057,88</text:p>
          </table:table-cell>
          <table:table-cell office:value-type="float" office:value="1669.67" calcext:value-type="float">
            <text:p>1669,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03.87" calcext:value-type="float">
            <text:p>2003,87</text:p>
          </table:table-cell>
          <table:table-cell office:value-type="float" office:value="1714.67" calcext:value-type="float">
            <text:p>1714,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4.34" calcext:value-type="float">
            <text:p>1984,34</text:p>
          </table:table-cell>
          <table:table-cell office:value-type="float" office:value="1731.55" calcext:value-type="float">
            <text:p>1731,5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70.83" calcext:value-type="float">
            <text:p>1970,83</text:p>
          </table:table-cell>
          <table:table-cell office:value-type="float" office:value="1743.41" calcext:value-type="float">
            <text:p>1743,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460" calcext:value-type="float">
            <text:p>27460</text:p>
          </table:table-cell>
          <table:table-cell office:value-type="float" office:value="500.505" calcext:value-type="float">
            <text:p>500,5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347.3" calcext:value-type="float">
            <text:p>13347,3</text:p>
          </table:table-cell>
          <table:table-cell office:value-type="float" office:value="1029.71" calcext:value-type="float">
            <text:p>1029,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8007.53" calcext:value-type="float">
            <text:p>8007,53</text:p>
          </table:table-cell>
          <table:table-cell office:value-type="float" office:value="1716.37" calcext:value-type="float">
            <text:p>1716,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59.83" calcext:value-type="float">
            <text:p>7659,83</text:p>
          </table:table-cell>
          <table:table-cell office:value-type="float" office:value="1794.28" calcext:value-type="float">
            <text:p>1794,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15.15" calcext:value-type="float">
            <text:p>7715,15</text:p>
          </table:table-cell>
          <table:table-cell office:value-type="float" office:value="1781.42" calcext:value-type="float">
            <text:p>1781,4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87.06" calcext:value-type="float">
            <text:p>7887,06</text:p>
          </table:table-cell>
          <table:table-cell office:value-type="float" office:value="1742.59" calcext:value-type="float">
            <text:p>1742,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9746" calcext:value-type="float">
            <text:p>109746</text:p>
          </table:table-cell>
          <table:table-cell office:value-type="float" office:value="500.936" calcext:value-type="float">
            <text:p>500,9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52582.3" calcext:value-type="float">
            <text:p>52582,3</text:p>
          </table:table-cell>
          <table:table-cell office:value-type="float" office:value="1045.51" calcext:value-type="float">
            <text:p>1045,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431.8" calcext:value-type="float">
            <text:p>31431,8</text:p>
          </table:table-cell>
          <table:table-cell office:value-type="float" office:value="1749.04" calcext:value-type="float">
            <text:p>1749,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220.6" calcext:value-type="float">
            <text:p>30220,6</text:p>
          </table:table-cell>
          <table:table-cell office:value-type="float" office:value="1819.14" calcext:value-type="float">
            <text:p>1819,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088.9" calcext:value-type="float">
            <text:p>30088,9</text:p>
          </table:table-cell>
          <table:table-cell office:value-type="float" office:value="1827.1" calcext:value-type="float">
            <text:p>1827,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986.9" calcext:value-type="float">
            <text:p>29986,9</text:p>
          </table:table-cell>
          <table:table-cell office:value-type="float" office:value="1833.32" calcext:value-type="float">
            <text:p>1833,32</text:p>
          </table:table-cell>
        </table:table-row>
      </table:table>
      <table:table table:name="CUDA unroll 16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.6104" calcext:value-type="float">
            <text:p>3,6104</text:p>
          </table:table-cell>
          <table:table-cell office:value-type="float" office:value="58.0864" calcext:value-type="float">
            <text:p>58,08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.54589" calcext:value-type="float">
            <text:p>3,54589</text:p>
          </table:table-cell>
          <table:table-cell office:value-type="float" office:value="59.1432" calcext:value-type="float">
            <text:p>59,14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1667" calcext:value-type="float">
            <text:p>1,11667</text:p>
          </table:table-cell>
          <table:table-cell office:value-type="float" office:value="187.804" calcext:value-type="float">
            <text:p>187,8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1114" calcext:value-type="float">
            <text:p>1,11114</text:p>
          </table:table-cell>
          <table:table-cell office:value-type="float" office:value="188.739" calcext:value-type="float">
            <text:p>188,7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11126" calcext:value-type="float">
            <text:p>1,11126</text:p>
          </table:table-cell>
          <table:table-cell office:value-type="float" office:value="188.718" calcext:value-type="float">
            <text:p>188,718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.6639" calcext:value-type="float">
            <text:p>1,6639</text:p>
          </table:table-cell>
          <table:table-cell office:value-type="float" office:value="126.038" calcext:value-type="float">
            <text:p>126,0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04038" calcext:value-type="float">
            <text:p>7,04038</text:p>
          </table:table-cell>
          <table:table-cell office:value-type="float" office:value="119.15" calcext:value-type="float">
            <text:p>119,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6.98093" calcext:value-type="float">
            <text:p>6,98093</text:p>
          </table:table-cell>
          <table:table-cell office:value-type="float" office:value="120.165" calcext:value-type="float">
            <text:p>120,1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27549" calcext:value-type="float">
            <text:p>2,27549</text:p>
          </table:table-cell>
          <table:table-cell office:value-type="float" office:value="368.651" calcext:value-type="float">
            <text:p>368,6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15907" calcext:value-type="float">
            <text:p>2,15907</text:p>
          </table:table-cell>
          <table:table-cell office:value-type="float" office:value="388.528" calcext:value-type="float">
            <text:p>388,5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1552" calcext:value-type="float">
            <text:p>2,1552</text:p>
          </table:table-cell>
          <table:table-cell office:value-type="float" office:value="389.226" calcext:value-type="float">
            <text:p>389,22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24371" calcext:value-type="float">
            <text:p>3,24371</text:p>
          </table:table-cell>
          <table:table-cell office:value-type="float" office:value="258.611" calcext:value-type="float">
            <text:p>258,6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.4162" calcext:value-type="float">
            <text:p>11,4162</text:p>
          </table:table-cell>
          <table:table-cell office:value-type="float" office:value="293.92" calcext:value-type="float">
            <text:p>293,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1.2243" calcext:value-type="float">
            <text:p>11,2243</text:p>
          </table:table-cell>
          <table:table-cell office:value-type="float" office:value="298.946" calcext:value-type="float">
            <text:p>298,9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51731" calcext:value-type="float">
            <text:p>4,51731</text:p>
          </table:table-cell>
          <table:table-cell office:value-type="float" office:value="742.796" calcext:value-type="float">
            <text:p>742,7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3569" calcext:value-type="float">
            <text:p>4,3569</text:p>
          </table:table-cell>
          <table:table-cell office:value-type="float" office:value="770.145" calcext:value-type="float">
            <text:p>770,1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.22461" calcext:value-type="float">
            <text:p>4,22461</text:p>
          </table:table-cell>
          <table:table-cell office:value-type="float" office:value="794.261" calcext:value-type="float">
            <text:p>794,2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41219" calcext:value-type="float">
            <text:p>6,41219</text:p>
          </table:table-cell>
          <table:table-cell office:value-type="float" office:value="523.291" calcext:value-type="float">
            <text:p>523,2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0.406" calcext:value-type="float">
            <text:p>50,406</text:p>
          </table:table-cell>
          <table:table-cell office:value-type="float" office:value="266.274" calcext:value-type="float">
            <text:p>266,2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2.5574" calcext:value-type="float">
            <text:p>22,5574</text:p>
          </table:table-cell>
          <table:table-cell office:value-type="float" office:value="595.004" calcext:value-type="float">
            <text:p>595,0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.2508" calcext:value-type="float">
            <text:p>10,2508</text:p>
          </table:table-cell>
          <table:table-cell office:value-type="float" office:value="1309.35" calcext:value-type="float">
            <text:p>1309,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0.9466" calcext:value-type="float">
            <text:p>10,9466</text:p>
          </table:table-cell>
          <table:table-cell office:value-type="float" office:value="1226.11" calcext:value-type="float">
            <text:p>1226,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0978" calcext:value-type="float">
            <text:p>13,0978</text:p>
          </table:table-cell>
          <table:table-cell office:value-type="float" office:value="1024.73" calcext:value-type="float">
            <text:p>1024,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7517" calcext:value-type="float">
            <text:p>12,7517</text:p>
          </table:table-cell>
          <table:table-cell office:value-type="float" office:value="1052.55" calcext:value-type="float">
            <text:p>1052,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6.373" calcext:value-type="float">
            <text:p>146,373</text:p>
          </table:table-cell>
          <table:table-cell office:value-type="float" office:value="366.782" calcext:value-type="float">
            <text:p>366,7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90.1192" calcext:value-type="float">
            <text:p>90,1192</text:p>
          </table:table-cell>
          <table:table-cell office:value-type="float" office:value="595.734" calcext:value-type="float">
            <text:p>595,7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4.3632" calcext:value-type="float">
            <text:p>34,3632</text:p>
          </table:table-cell>
          <table:table-cell office:value-type="float" office:value="1562.34" calcext:value-type="float">
            <text:p>1562,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3.0955" calcext:value-type="float">
            <text:p>33,0955</text:p>
          </table:table-cell>
          <table:table-cell office:value-type="float" office:value="1622.19" calcext:value-type="float">
            <text:p>1622,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7.8869" calcext:value-type="float">
            <text:p>37,8869</text:p>
          </table:table-cell>
          <table:table-cell office:value-type="float" office:value="1417.04" calcext:value-type="float">
            <text:p>1417,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9.5897" calcext:value-type="float">
            <text:p>49,5897</text:p>
          </table:table-cell>
          <table:table-cell office:value-type="float" office:value="1082.63" calcext:value-type="float">
            <text:p>1082,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74.566" calcext:value-type="float">
            <text:p>474,566</text:p>
          </table:table-cell>
          <table:table-cell office:value-type="float" office:value="452.515" calcext:value-type="float">
            <text:p>452,5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61.688" calcext:value-type="float">
            <text:p>261,688</text:p>
          </table:table-cell>
          <table:table-cell office:value-type="float" office:value="820.627" calcext:value-type="float">
            <text:p>820,6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63.35" calcext:value-type="float">
            <text:p>163,35</text:p>
          </table:table-cell>
          <table:table-cell office:value-type="float" office:value="1314.66" calcext:value-type="float">
            <text:p>1314,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70.81" calcext:value-type="float">
            <text:p>170,81</text:p>
          </table:table-cell>
          <table:table-cell office:value-type="float" office:value="1257.24" calcext:value-type="float">
            <text:p>1257,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53.847" calcext:value-type="float">
            <text:p>153,847</text:p>
          </table:table-cell>
          <table:table-cell office:value-type="float" office:value="1395.86" calcext:value-type="float">
            <text:p>1395,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68.43" calcext:value-type="float">
            <text:p>168,43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57.24" calcext:value-type="float">
            <text:p>1857,24</text:p>
          </table:table-cell>
          <table:table-cell office:value-type="float" office:value="462.51" calcext:value-type="float">
            <text:p>462,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78.804" calcext:value-type="float">
            <text:p>878,804</text:p>
          </table:table-cell>
          <table:table-cell office:value-type="float" office:value="977.458" calcext:value-type="float">
            <text:p>977,4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02.259" calcext:value-type="float">
            <text:p>602,259</text:p>
          </table:table-cell>
          <table:table-cell office:value-type="float" office:value="1426.29" calcext:value-type="float">
            <text:p>1426,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58.403" calcext:value-type="float">
            <text:p>558,403</text:p>
          </table:table-cell>
          <table:table-cell office:value-type="float" office:value="1538.3" calcext:value-type="float">
            <text:p>1538,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42.414" calcext:value-type="float">
            <text:p>542,414</text:p>
          </table:table-cell>
          <table:table-cell office:value-type="float" office:value="1583.65" calcext:value-type="float">
            <text:p>1583,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81.544" calcext:value-type="float">
            <text:p>581,544</text:p>
          </table:table-cell>
          <table:table-cell office:value-type="float" office:value="1477.09" calcext:value-type="float">
            <text:p>1477,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93.97" calcext:value-type="float">
            <text:p>6993,97</text:p>
          </table:table-cell>
          <table:table-cell office:value-type="float" office:value="491.277" calcext:value-type="float">
            <text:p>491,2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40.45" calcext:value-type="float">
            <text:p>3540,45</text:p>
          </table:table-cell>
          <table:table-cell office:value-type="float" office:value="970.491" calcext:value-type="float">
            <text:p>970,4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70.75" calcext:value-type="float">
            <text:p>2070,75</text:p>
          </table:table-cell>
          <table:table-cell office:value-type="float" office:value="1659.29" calcext:value-type="float">
            <text:p>1659,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99.61" calcext:value-type="float">
            <text:p>1999,61</text:p>
          </table:table-cell>
          <table:table-cell office:value-type="float" office:value="1718.33" calcext:value-type="float">
            <text:p>1718,3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3.55" calcext:value-type="float">
            <text:p>1983,55</text:p>
          </table:table-cell>
          <table:table-cell office:value-type="float" office:value="1732.24" calcext:value-type="float">
            <text:p>1732,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70.68" calcext:value-type="float">
            <text:p>1970,68</text:p>
          </table:table-cell>
          <table:table-cell office:value-type="float" office:value="1743.55" calcext:value-type="float">
            <text:p>1743,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394.3" calcext:value-type="float">
            <text:p>27394,3</text:p>
          </table:table-cell>
          <table:table-cell office:value-type="float" office:value="501.707" calcext:value-type="float">
            <text:p>501,7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263.7" calcext:value-type="float">
            <text:p>13263,7</text:p>
          </table:table-cell>
          <table:table-cell office:value-type="float" office:value="1036.2" calcext:value-type="float">
            <text:p>1036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54.19" calcext:value-type="float">
            <text:p>7954,19</text:p>
          </table:table-cell>
          <table:table-cell office:value-type="float" office:value="1727.88" calcext:value-type="float">
            <text:p>1727,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66.96" calcext:value-type="float">
            <text:p>7666,96</text:p>
          </table:table-cell>
          <table:table-cell office:value-type="float" office:value="1792.61" calcext:value-type="float">
            <text:p>1792,6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74.38" calcext:value-type="float">
            <text:p>7574,38</text:p>
          </table:table-cell>
          <table:table-cell office:value-type="float" office:value="1814.52" calcext:value-type="float">
            <text:p>1814,5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77.78" calcext:value-type="float">
            <text:p>7877,78</text:p>
          </table:table-cell>
          <table:table-cell office:value-type="float" office:value="1744.64" calcext:value-type="float">
            <text:p>1744,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9757" calcext:value-type="float">
            <text:p>109757</text:p>
          </table:table-cell>
          <table:table-cell office:value-type="float" office:value="500.884" calcext:value-type="float">
            <text:p>500,8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52527" calcext:value-type="float">
            <text:p>52527</text:p>
          </table:table-cell>
          <table:table-cell office:value-type="float" office:value="1046.62" calcext:value-type="float">
            <text:p>1046,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397.5" calcext:value-type="float">
            <text:p>31397,5</text:p>
          </table:table-cell>
          <table:table-cell office:value-type="float" office:value="1750.95" calcext:value-type="float">
            <text:p>1750,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328.7" calcext:value-type="float">
            <text:p>30328,7</text:p>
          </table:table-cell>
          <table:table-cell office:value-type="float" office:value="1812.66" calcext:value-type="float">
            <text:p>1812,6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124.2" calcext:value-type="float">
            <text:p>30124,2</text:p>
          </table:table-cell>
          <table:table-cell office:value-type="float" office:value="1824.96" calcext:value-type="float">
            <text:p>1824,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961.8" calcext:value-type="float">
            <text:p>29961,8</text:p>
          </table:table-cell>
          <table:table-cell office:value-type="float" office:value="1834.85" calcext:value-type="float">
            <text:p>1834,85</text:p>
          </table:table-cell>
        </table:table-row>
      </table:table>
      <table:table table:name="CUDA unroll 3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2.70355" calcext:value-type="float">
            <text:p>2,70355</text:p>
          </table:table-cell>
          <table:table-cell office:value-type="float" office:value="310.281" calcext:value-type="float">
            <text:p>310,2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41347" calcext:value-type="float">
            <text:p>2,41347</text:p>
          </table:table-cell>
          <table:table-cell office:value-type="float" office:value="347.574" calcext:value-type="float">
            <text:p>347,5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36493" calcext:value-type="float">
            <text:p>2,36493</text:p>
          </table:table-cell>
          <table:table-cell office:value-type="float" office:value="354.709" calcext:value-type="float">
            <text:p>354,7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26259" calcext:value-type="float">
            <text:p>2,26259</text:p>
          </table:table-cell>
          <table:table-cell office:value-type="float" office:value="370.752" calcext:value-type="float">
            <text:p>370,75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21523" calcext:value-type="float">
            <text:p>2,21523</text:p>
          </table:table-cell>
          <table:table-cell office:value-type="float" office:value="378.679" calcext:value-type="float">
            <text:p>378,6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28243" calcext:value-type="float">
            <text:p>3,28243</text:p>
          </table:table-cell>
          <table:table-cell office:value-type="float" office:value="255.561" calcext:value-type="float">
            <text:p>255,5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5.12342" calcext:value-type="float">
            <text:p>5,12342</text:p>
          </table:table-cell>
          <table:table-cell office:value-type="float" office:value="654.922" calcext:value-type="float">
            <text:p>654,9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76067" calcext:value-type="float">
            <text:p>4,76067</text:p>
          </table:table-cell>
          <table:table-cell office:value-type="float" office:value="704.826" calcext:value-type="float">
            <text:p>704,8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70374" calcext:value-type="float">
            <text:p>4,70374</text:p>
          </table:table-cell>
          <table:table-cell office:value-type="float" office:value="713.356" calcext:value-type="float">
            <text:p>713,3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6457" calcext:value-type="float">
            <text:p>4,6457</text:p>
          </table:table-cell>
          <table:table-cell office:value-type="float" office:value="722.269" calcext:value-type="float">
            <text:p>722,2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.37443" calcext:value-type="float">
            <text:p>4,37443</text:p>
          </table:table-cell>
          <table:table-cell office:value-type="float" office:value="767.058" calcext:value-type="float">
            <text:p>767,05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49917" calcext:value-type="float">
            <text:p>6,49917</text:p>
          </table:table-cell>
          <table:table-cell office:value-type="float" office:value="516.288" calcext:value-type="float">
            <text:p>516,2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0.1837" calcext:value-type="float">
            <text:p>20,1837</text:p>
          </table:table-cell>
          <table:table-cell office:value-type="float" office:value="664.979" calcext:value-type="float">
            <text:p>664,9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0.2228" calcext:value-type="float">
            <text:p>10,2228</text:p>
          </table:table-cell>
          <table:table-cell office:value-type="float" office:value="1312.93" calcext:value-type="float">
            <text:p>1312,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.0683" calcext:value-type="float">
            <text:p>10,0683</text:p>
          </table:table-cell>
          <table:table-cell office:value-type="float" office:value="1333.08" calcext:value-type="float">
            <text:p>1333,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1.1572" calcext:value-type="float">
            <text:p>11,1572</text:p>
          </table:table-cell>
          <table:table-cell office:value-type="float" office:value="1202.96" calcext:value-type="float">
            <text:p>1202,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1348" calcext:value-type="float">
            <text:p>13,1348</text:p>
          </table:table-cell>
          <table:table-cell office:value-type="float" office:value="1021.85" calcext:value-type="float">
            <text:p>1021,8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8892" calcext:value-type="float">
            <text:p>12,8892</text:p>
          </table:table-cell>
          <table:table-cell office:value-type="float" office:value="1041.32" calcext:value-type="float">
            <text:p>1041,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59.8604" calcext:value-type="float">
            <text:p>59,8604</text:p>
          </table:table-cell>
          <table:table-cell office:value-type="float" office:value="896.872" calcext:value-type="float">
            <text:p>896,8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45.245" calcext:value-type="float">
            <text:p>45,245</text:p>
          </table:table-cell>
          <table:table-cell office:value-type="float" office:value="1186.59" calcext:value-type="float">
            <text:p>1186,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2.8093" calcext:value-type="float">
            <text:p>32,8093</text:p>
          </table:table-cell>
          <table:table-cell office:value-type="float" office:value="1636.34" calcext:value-type="float">
            <text:p>1636,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2.7959" calcext:value-type="float">
            <text:p>32,7959</text:p>
          </table:table-cell>
          <table:table-cell office:value-type="float" office:value="1637.01" calcext:value-type="float">
            <text:p>1637,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8.1751" calcext:value-type="float">
            <text:p>38,1751</text:p>
          </table:table-cell>
          <table:table-cell office:value-type="float" office:value="1406.34" calcext:value-type="float">
            <text:p>1406,3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50.0926" calcext:value-type="float">
            <text:p>50,0926</text:p>
          </table:table-cell>
          <table:table-cell office:value-type="float" office:value="1071.76" calcext:value-type="float">
            <text:p>1071,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197.736" calcext:value-type="float">
            <text:p>197,736</text:p>
          </table:table-cell>
          <table:table-cell office:value-type="float" office:value="1086.04" calcext:value-type="float">
            <text:p>1086,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50.279" calcext:value-type="float">
            <text:p>150,279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53.206" calcext:value-type="float">
            <text:p>153,206</text:p>
          </table:table-cell>
          <table:table-cell office:value-type="float" office:value="1401.7" calcext:value-type="float">
            <text:p>1401,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54.275" calcext:value-type="float">
            <text:p>154,275</text:p>
          </table:table-cell>
          <table:table-cell office:value-type="float" office:value="1391.98" calcext:value-type="float">
            <text:p>1391,9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52.705" calcext:value-type="float">
            <text:p>152,705</text:p>
          </table:table-cell>
          <table:table-cell office:value-type="float" office:value="1406.3" calcext:value-type="float">
            <text:p>1406,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51.118" calcext:value-type="float">
            <text:p>151,118</text:p>
          </table:table-cell>
          <table:table-cell office:value-type="float" office:value="1421.07" calcext:value-type="float">
            <text:p>1421,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784.619" calcext:value-type="float">
            <text:p>784,619</text:p>
          </table:table-cell>
          <table:table-cell office:value-type="float" office:value="1094.79" calcext:value-type="float">
            <text:p>1094,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529.956" calcext:value-type="float">
            <text:p>529,956</text:p>
          </table:table-cell>
          <table:table-cell office:value-type="float" office:value="1620.88" calcext:value-type="float">
            <text:p>1620,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558.224" calcext:value-type="float">
            <text:p>558,224</text:p>
          </table:table-cell>
          <table:table-cell office:value-type="float" office:value="1538.8" calcext:value-type="float">
            <text:p>1538,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59.941" calcext:value-type="float">
            <text:p>559,941</text:p>
          </table:table-cell>
          <table:table-cell office:value-type="float" office:value="1534.08" calcext:value-type="float">
            <text:p>1534,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56.982" calcext:value-type="float">
            <text:p>556,982</text:p>
          </table:table-cell>
          <table:table-cell office:value-type="float" office:value="1542.23" calcext:value-type="float">
            <text:p>1542,2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96.917" calcext:value-type="float">
            <text:p>596,917</text:p>
          </table:table-cell>
          <table:table-cell office:value-type="float" office:value="1439.05" calcext:value-type="float">
            <text:p>1439,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79.51" calcext:value-type="float">
            <text:p>2979,51</text:p>
          </table:table-cell>
          <table:table-cell office:value-type="float" office:value="1153.2" calcext:value-type="float">
            <text:p>1153,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63.9" calcext:value-type="float">
            <text:p>2063,9</text:p>
          </table:table-cell>
          <table:table-cell office:value-type="float" office:value="1664.8" calcext:value-type="float">
            <text:p>1664,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54.37" calcext:value-type="float">
            <text:p>1954,37</text:p>
          </table:table-cell>
          <table:table-cell office:value-type="float" office:value="1758.1" calcext:value-type="float">
            <text:p>1758,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94.62" calcext:value-type="float">
            <text:p>1994,62</text:p>
          </table:table-cell>
          <table:table-cell office:value-type="float" office:value="1722.62" calcext:value-type="float">
            <text:p>1722,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9.42" calcext:value-type="float">
            <text:p>1989,42</text:p>
          </table:table-cell>
          <table:table-cell office:value-type="float" office:value="1727.12" calcext:value-type="float">
            <text:p>1727,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8.87" calcext:value-type="float">
            <text:p>1988,87</text:p>
          </table:table-cell>
          <table:table-cell office:value-type="float" office:value="1727.6" calcext:value-type="float">
            <text:p>1727,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585.9" calcext:value-type="float">
            <text:p>11585,9</text:p>
          </table:table-cell>
          <table:table-cell office:value-type="float" office:value="1186.26" calcext:value-type="float">
            <text:p>1186,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69.06" calcext:value-type="float">
            <text:p>7969,06</text:p>
          </table:table-cell>
          <table:table-cell office:value-type="float" office:value="1724.66" calcext:value-type="float">
            <text:p>1724,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20.74" calcext:value-type="float">
            <text:p>7620,74</text:p>
          </table:table-cell>
          <table:table-cell office:value-type="float" office:value="1803.49" calcext:value-type="float">
            <text:p>1803,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80.89" calcext:value-type="float">
            <text:p>7580,89</text:p>
          </table:table-cell>
          <table:table-cell office:value-type="float" office:value="1812.97" calcext:value-type="float">
            <text:p>1812,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93.62" calcext:value-type="float">
            <text:p>7593,62</text:p>
          </table:table-cell>
          <table:table-cell office:value-type="float" office:value="1809.93" calcext:value-type="float">
            <text:p>1809,9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77.26" calcext:value-type="float">
            <text:p>7877,26</text:p>
          </table:table-cell>
          <table:table-cell office:value-type="float" office:value="1744.75" calcext:value-type="float">
            <text:p>1744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47039.1" calcext:value-type="float">
            <text:p>47039,1</text:p>
          </table:table-cell>
          <table:table-cell office:value-type="float" office:value="1168.72" calcext:value-type="float">
            <text:p>1168,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616.1" calcext:value-type="float">
            <text:p>31616,1</text:p>
          </table:table-cell>
          <table:table-cell office:value-type="float" office:value="1738.85" calcext:value-type="float">
            <text:p>1738,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860" calcext:value-type="float">
            <text:p>30860</text:p>
          </table:table-cell>
          <table:table-cell office:value-type="float" office:value="1781.45" calcext:value-type="float">
            <text:p>1781,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632.7" calcext:value-type="float">
            <text:p>30632,7</text:p>
          </table:table-cell>
          <table:table-cell office:value-type="float" office:value="1794.67" calcext:value-type="float">
            <text:p>1794,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203.4" calcext:value-type="float">
            <text:p>30203,4</text:p>
          </table:table-cell>
          <table:table-cell office:value-type="float" office:value="1820.18" calcext:value-type="float">
            <text:p>1820,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229.8" calcext:value-type="float">
            <text:p>30229,8</text:p>
          </table:table-cell>
          <table:table-cell office:value-type="float" office:value="1818.59" calcext:value-type="float">
            <text:p>1818,59</text:p>
          </table:table-cell>
        </table:table-row>
      </table:table>
      <table:table table:name="CUDA unroll 6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0792" calcext:value-type="float">
            <text:p>7,0792</text:p>
          </table:table-cell>
          <table:table-cell office:value-type="float" office:value="118.497" calcext:value-type="float">
            <text:p>118,497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40531" calcext:value-type="float">
            <text:p>2,40531</text:p>
          </table:table-cell>
          <table:table-cell office:value-type="float" office:value="348.753" calcext:value-type="float">
            <text:p>348,753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35587" calcext:value-type="float">
            <text:p>2,35587</text:p>
          </table:table-cell>
          <table:table-cell office:value-type="float" office:value="356.072" calcext:value-type="float">
            <text:p>356,072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23766" calcext:value-type="float">
            <text:p>2,23766</text:p>
          </table:table-cell>
          <table:table-cell office:value-type="float" office:value="374.882" calcext:value-type="float">
            <text:p>374,88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1913" calcext:value-type="float">
            <text:p>2,1913</text:p>
          </table:table-cell>
          <table:table-cell office:value-type="float" office:value="382.815" calcext:value-type="float">
            <text:p>382,815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24947" calcext:value-type="float">
            <text:p>3,24947</text:p>
          </table:table-cell>
          <table:table-cell office:value-type="float" office:value="258.153" calcext:value-type="float">
            <text:p>258,15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.4879" calcext:value-type="float">
            <text:p>11,4879</text:p>
          </table:table-cell>
          <table:table-cell office:value-type="float" office:value="292.085" calcext:value-type="float">
            <text:p>292,085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76864" calcext:value-type="float">
            <text:p>4,76864</text:p>
          </table:table-cell>
          <table:table-cell office:value-type="float" office:value="703.648" calcext:value-type="float">
            <text:p>703,648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65235" calcext:value-type="float">
            <text:p>4,65235</text:p>
          </table:table-cell>
          <table:table-cell office:value-type="float" office:value="721.236" calcext:value-type="float">
            <text:p>721,236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60128" calcext:value-type="float">
            <text:p>4,60128</text:p>
          </table:table-cell>
          <table:table-cell office:value-type="float" office:value="729.241" calcext:value-type="float">
            <text:p>729,24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.33155" calcext:value-type="float">
            <text:p>4,33155</text:p>
          </table:table-cell>
          <table:table-cell office:value-type="float" office:value="774.651" calcext:value-type="float">
            <text:p>774,651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42426" calcext:value-type="float">
            <text:p>6,42426</text:p>
          </table:table-cell>
          <table:table-cell office:value-type="float" office:value="522.308" calcext:value-type="float">
            <text:p>522,30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0.7769" calcext:value-type="float">
            <text:p>50,7769</text:p>
          </table:table-cell>
          <table:table-cell office:value-type="float" office:value="264.329" calcext:value-type="float">
            <text:p>264,329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0.2855" calcext:value-type="float">
            <text:p>10,2855</text:p>
          </table:table-cell>
          <table:table-cell office:value-type="float" office:value="1304.92" calcext:value-type="float">
            <text:p>1304,9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9.97075" calcext:value-type="float">
            <text:p>9,97075</text:p>
          </table:table-cell>
          <table:table-cell office:value-type="float" office:value="1346.11" calcext:value-type="float">
            <text:p>1346,11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1.059" calcext:value-type="float">
            <text:p>11,059</text:p>
          </table:table-cell>
          <table:table-cell office:value-type="float" office:value="1213.65" calcext:value-type="float">
            <text:p>1213,6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0882" calcext:value-type="float">
            <text:p>13,0882</text:p>
          </table:table-cell>
          <table:table-cell office:value-type="float" office:value="1025.49" calcext:value-type="float">
            <text:p>1025,49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7909" calcext:value-type="float">
            <text:p>12,7909</text:p>
          </table:table-cell>
          <table:table-cell office:value-type="float" office:value="1049.32" calcext:value-type="float">
            <text:p>1049,3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7.296" calcext:value-type="float">
            <text:p>147,296</text:p>
          </table:table-cell>
          <table:table-cell office:value-type="float" office:value="364.483" calcext:value-type="float">
            <text:p>364,483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45.746" calcext:value-type="float">
            <text:p>45,746</text:p>
          </table:table-cell>
          <table:table-cell office:value-type="float" office:value="1173.59" calcext:value-type="float">
            <text:p>1173,59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2.0268" calcext:value-type="float">
            <text:p>32,0268</text:p>
          </table:table-cell>
          <table:table-cell office:value-type="float" office:value="1676.32" calcext:value-type="float">
            <text:p>1676,32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2.106" calcext:value-type="float">
            <text:p>32,106</text:p>
          </table:table-cell>
          <table:table-cell office:value-type="float" office:value="1672.18" calcext:value-type="float">
            <text:p>1672,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7.6804" calcext:value-type="float">
            <text:p>37,6804</text:p>
          </table:table-cell>
          <table:table-cell office:value-type="float" office:value="1424.8" calcext:value-type="float">
            <text:p>1424,8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9.3823" calcext:value-type="float">
            <text:p>49,3823</text:p>
          </table:table-cell>
          <table:table-cell office:value-type="float" office:value="1087.17" calcext:value-type="float">
            <text:p>1087,17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77.83" calcext:value-type="float">
            <text:p>477,83</text:p>
          </table:table-cell>
          <table:table-cell office:value-type="float" office:value="449.424" calcext:value-type="float">
            <text:p>449,424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50.74" calcext:value-type="float">
            <text:p>150,74</text:p>
          </table:table-cell>
          <table:table-cell office:value-type="float" office:value="1424.63" calcext:value-type="float">
            <text:p>1424,63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63.937" calcext:value-type="float">
            <text:p>163,937</text:p>
          </table:table-cell>
          <table:table-cell office:value-type="float" office:value="1309.94" calcext:value-type="float">
            <text:p>1309,94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44.778" calcext:value-type="float">
            <text:p>144,778</text:p>
          </table:table-cell>
          <table:table-cell office:value-type="float" office:value="1483.29" calcext:value-type="float">
            <text:p>1483,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55.939" calcext:value-type="float">
            <text:p>155,939</text:p>
          </table:table-cell>
          <table:table-cell office:value-type="float" office:value="1377.13" calcext:value-type="float">
            <text:p>1377,13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64.041" calcext:value-type="float">
            <text:p>164,041</text:p>
          </table:table-cell>
          <table:table-cell office:value-type="float" office:value="1309.12" calcext:value-type="float">
            <text:p>1309,1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63.66" calcext:value-type="float">
            <text:p>1863,66</text:p>
          </table:table-cell>
          <table:table-cell office:value-type="float" office:value="460.918" calcext:value-type="float">
            <text:p>460,918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530.244" calcext:value-type="float">
            <text:p>530,244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559.804" calcext:value-type="float">
            <text:p>559,804</text:p>
          </table:table-cell>
          <table:table-cell office:value-type="float" office:value="1534.45" calcext:value-type="float">
            <text:p>1534,45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38.584" calcext:value-type="float">
            <text:p>538,584</text:p>
          </table:table-cell>
          <table:table-cell office:value-type="float" office:value="1594.91" calcext:value-type="float">
            <text:p>1594,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25.374" calcext:value-type="float">
            <text:p>525,374</text:p>
          </table:table-cell>
          <table:table-cell office:value-type="float" office:value="1635.01" calcext:value-type="float">
            <text:p>1635,01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91.833" calcext:value-type="float">
            <text:p>591,833</text:p>
          </table:table-cell>
          <table:table-cell office:value-type="float" office:value="1451.41" calcext:value-type="float">
            <text:p>1451,41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69" calcext:value-type="float">
            <text:p>6969</text:p>
          </table:table-cell>
          <table:table-cell office:value-type="float" office:value="493.037" calcext:value-type="float">
            <text:p>493,037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97.72" calcext:value-type="float">
            <text:p>2097,72</text:p>
          </table:table-cell>
          <table:table-cell office:value-type="float" office:value="1637.96" calcext:value-type="float">
            <text:p>1637,96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54.77" calcext:value-type="float">
            <text:p>1954,77</text:p>
          </table:table-cell>
          <table:table-cell office:value-type="float" office:value="1757.74" calcext:value-type="float">
            <text:p>1757,74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46.28" calcext:value-type="float">
            <text:p>1946,28</text:p>
          </table:table-cell>
          <table:table-cell office:value-type="float" office:value="1765.41" calcext:value-type="float">
            <text:p>1765,4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2.04" calcext:value-type="float">
            <text:p>1982,04</text:p>
          </table:table-cell>
          <table:table-cell office:value-type="float" office:value="1733.56" calcext:value-type="float">
            <text:p>1733,56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72.8" calcext:value-type="float">
            <text:p>1972,8</text:p>
          </table:table-cell>
          <table:table-cell office:value-type="float" office:value="1741.67" calcext:value-type="float">
            <text:p>1741,67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585.7" calcext:value-type="float">
            <text:p>27585,7</text:p>
          </table:table-cell>
          <table:table-cell office:value-type="float" office:value="498.225" calcext:value-type="float">
            <text:p>498,225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022.47" calcext:value-type="float">
            <text:p>8022,47</text:p>
          </table:table-cell>
          <table:table-cell office:value-type="float" office:value="1713.17" calcext:value-type="float">
            <text:p>1713,17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07.36" calcext:value-type="float">
            <text:p>7607,36</text:p>
          </table:table-cell>
          <table:table-cell office:value-type="float" office:value="1806.66" calcext:value-type="float">
            <text:p>1806,66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34.84" calcext:value-type="float">
            <text:p>7534,84</text:p>
          </table:table-cell>
          <table:table-cell office:value-type="float" office:value="1824.05" calcext:value-type="float">
            <text:p>1824,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56.23" calcext:value-type="float">
            <text:p>7556,23</text:p>
          </table:table-cell>
          <table:table-cell office:value-type="float" office:value="1818.88" calcext:value-type="float">
            <text:p>1818,88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52.82" calcext:value-type="float">
            <text:p>7852,82</text:p>
          </table:table-cell>
          <table:table-cell office:value-type="float" office:value="1750.19" calcext:value-type="float">
            <text:p>1750,1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0359" calcext:value-type="float">
            <text:p>110359</text:p>
          </table:table-cell>
          <table:table-cell office:value-type="float" office:value="498.15" calcext:value-type="float">
            <text:p>498,15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105.6" calcext:value-type="float">
            <text:p>32105,6</text:p>
          </table:table-cell>
          <table:table-cell office:value-type="float" office:value="1712.34" calcext:value-type="float">
            <text:p>1712,34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957.2" calcext:value-type="float">
            <text:p>30957,2</text:p>
          </table:table-cell>
          <table:table-cell office:value-type="float" office:value="1775.86" calcext:value-type="float">
            <text:p>1775,86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499.9" calcext:value-type="float">
            <text:p>30499,9</text:p>
          </table:table-cell>
          <table:table-cell office:value-type="float" office:value="1802.49" calcext:value-type="float">
            <text:p>1802,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010.4" calcext:value-type="float">
            <text:p>30010,4</text:p>
          </table:table-cell>
          <table:table-cell office:value-type="float" office:value="1831.89" calcext:value-type="float">
            <text:p>1831,89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023.6" calcext:value-type="float">
            <text:p>30023,6</text:p>
          </table:table-cell>
          <table:table-cell office:value-type="float" office:value="1831.08" calcext:value-type="float">
            <text:p>1831,08</text:p>
          </table:table-cell>
        </table:table-row>
      </table:table>
      <table:table table:name="CUDA unroll 12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.6113" calcext:value-type="float">
            <text:p>3,6113</text:p>
          </table:table-cell>
          <table:table-cell office:value-type="float" office:value="58.072" calcext:value-type="float">
            <text:p>58,0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.55197" calcext:value-type="float">
            <text:p>3,55197</text:p>
          </table:table-cell>
          <table:table-cell office:value-type="float" office:value="59.042" calcext:value-type="float">
            <text:p>59,0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2134" calcext:value-type="float">
            <text:p>1,12134</text:p>
          </table:table-cell>
          <table:table-cell office:value-type="float" office:value="187.021" calcext:value-type="float">
            <text:p>187,0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087" calcext:value-type="float">
            <text:p>1,1087</text:p>
          </table:table-cell>
          <table:table-cell office:value-type="float" office:value="189.153" calcext:value-type="float">
            <text:p>189,1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10992" calcext:value-type="float">
            <text:p>1,10992</text:p>
          </table:table-cell>
          <table:table-cell office:value-type="float" office:value="188.946" calcext:value-type="float">
            <text:p>188,946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.66474" calcext:value-type="float">
            <text:p>1,66474</text:p>
          </table:table-cell>
          <table:table-cell office:value-type="float" office:value="125.975" calcext:value-type="float">
            <text:p>125,9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03635" calcext:value-type="float">
            <text:p>7,03635</text:p>
          </table:table-cell>
          <table:table-cell office:value-type="float" office:value="119.218" calcext:value-type="float">
            <text:p>119,2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7.00515" calcext:value-type="float">
            <text:p>7,00515</text:p>
          </table:table-cell>
          <table:table-cell office:value-type="float" office:value="119.749" calcext:value-type="float">
            <text:p>119,7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26605" calcext:value-type="float">
            <text:p>2,26605</text:p>
          </table:table-cell>
          <table:table-cell office:value-type="float" office:value="370.187" calcext:value-type="float">
            <text:p>370,1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15168" calcext:value-type="float">
            <text:p>2,15168</text:p>
          </table:table-cell>
          <table:table-cell office:value-type="float" office:value="389.863" calcext:value-type="float">
            <text:p>389,8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14998" calcext:value-type="float">
            <text:p>2,14998</text:p>
          </table:table-cell>
          <table:table-cell office:value-type="float" office:value="390.171" calcext:value-type="float">
            <text:p>390,1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25638" calcext:value-type="float">
            <text:p>3,25638</text:p>
          </table:table-cell>
          <table:table-cell office:value-type="float" office:value="257.605" calcext:value-type="float">
            <text:p>257,6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.4444" calcext:value-type="float">
            <text:p>11,4444</text:p>
          </table:table-cell>
          <table:table-cell office:value-type="float" office:value="293.195" calcext:value-type="float">
            <text:p>293,1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1.2437" calcext:value-type="float">
            <text:p>11,2437</text:p>
          </table:table-cell>
          <table:table-cell office:value-type="float" office:value="298.429" calcext:value-type="float">
            <text:p>298,4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5343" calcext:value-type="float">
            <text:p>4,5343</text:p>
          </table:table-cell>
          <table:table-cell office:value-type="float" office:value="740.013" calcext:value-type="float">
            <text:p>740,0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58042" calcext:value-type="float">
            <text:p>4,58042</text:p>
          </table:table-cell>
          <table:table-cell office:value-type="float" office:value="732.563" calcext:value-type="float">
            <text:p>732,5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.23498" calcext:value-type="float">
            <text:p>4,23498</text:p>
          </table:table-cell>
          <table:table-cell office:value-type="float" office:value="792.317" calcext:value-type="float">
            <text:p>792,3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4567" calcext:value-type="float">
            <text:p>6,4567</text:p>
          </table:table-cell>
          <table:table-cell office:value-type="float" office:value="519.684" calcext:value-type="float">
            <text:p>519,6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0.3807" calcext:value-type="float">
            <text:p>50,3807</text:p>
          </table:table-cell>
          <table:table-cell office:value-type="float" office:value="266.407" calcext:value-type="float">
            <text:p>266,4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2.6248" calcext:value-type="float">
            <text:p>22,6248</text:p>
          </table:table-cell>
          <table:table-cell office:value-type="float" office:value="593.232" calcext:value-type="float">
            <text:p>593,2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.2471" calcext:value-type="float">
            <text:p>10,2471</text:p>
          </table:table-cell>
          <table:table-cell office:value-type="float" office:value="1309.81" calcext:value-type="float">
            <text:p>1309,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1.0661" calcext:value-type="float">
            <text:p>11,0661</text:p>
          </table:table-cell>
          <table:table-cell office:value-type="float" office:value="1212.88" calcext:value-type="float">
            <text:p>1212,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1323" calcext:value-type="float">
            <text:p>13,1323</text:p>
          </table:table-cell>
          <table:table-cell office:value-type="float" office:value="1022.04" calcext:value-type="float">
            <text:p>1022,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7671" calcext:value-type="float">
            <text:p>12,7671</text:p>
          </table:table-cell>
          <table:table-cell office:value-type="float" office:value="1051.28" calcext:value-type="float">
            <text:p>1051,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6.328" calcext:value-type="float">
            <text:p>146,328</text:p>
          </table:table-cell>
          <table:table-cell office:value-type="float" office:value="366.896" calcext:value-type="float">
            <text:p>366,8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90.1597" calcext:value-type="float">
            <text:p>90,1597</text:p>
          </table:table-cell>
          <table:table-cell office:value-type="float" office:value="595.467" calcext:value-type="float">
            <text:p>595,4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4.2268" calcext:value-type="float">
            <text:p>34,2268</text:p>
          </table:table-cell>
          <table:table-cell office:value-type="float" office:value="1568.57" calcext:value-type="float">
            <text:p>1568,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2.7253" calcext:value-type="float">
            <text:p>32,7253</text:p>
          </table:table-cell>
          <table:table-cell office:value-type="float" office:value="1640.54" calcext:value-type="float">
            <text:p>1640,5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7.8794" calcext:value-type="float">
            <text:p>37,8794</text:p>
          </table:table-cell>
          <table:table-cell office:value-type="float" office:value="1417.32" calcext:value-type="float">
            <text:p>1417,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9.5881" calcext:value-type="float">
            <text:p>49,5881</text:p>
          </table:table-cell>
          <table:table-cell office:value-type="float" office:value="1082.66" calcext:value-type="float">
            <text:p>1082,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74.571" calcext:value-type="float">
            <text:p>474,571</text:p>
          </table:table-cell>
          <table:table-cell office:value-type="float" office:value="452.51" calcext:value-type="float">
            <text:p>452,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63.418" calcext:value-type="float">
            <text:p>263,418</text:p>
          </table:table-cell>
          <table:table-cell office:value-type="float" office:value="815.237" calcext:value-type="float">
            <text:p>815,2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65.82" calcext:value-type="float">
            <text:p>165,82</text:p>
          </table:table-cell>
          <table:table-cell office:value-type="float" office:value="1295.07" calcext:value-type="float">
            <text:p>1295,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74.377" calcext:value-type="float">
            <text:p>174,377</text:p>
          </table:table-cell>
          <table:table-cell office:value-type="float" office:value="1231.52" calcext:value-type="float">
            <text:p>1231,5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49.254" calcext:value-type="float">
            <text:p>149,254</text:p>
          </table:table-cell>
          <table:table-cell office:value-type="float" office:value="1438.81" calcext:value-type="float">
            <text:p>1438,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49.275" calcext:value-type="float">
            <text:p>149,275</text:p>
          </table:table-cell>
          <table:table-cell office:value-type="float" office:value="1438.61" calcext:value-type="float">
            <text:p>1438,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53.24" calcext:value-type="float">
            <text:p>1853,24</text:p>
          </table:table-cell>
          <table:table-cell office:value-type="float" office:value="463.509" calcext:value-type="float">
            <text:p>463,5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77.537" calcext:value-type="float">
            <text:p>877,537</text:p>
          </table:table-cell>
          <table:table-cell office:value-type="float" office:value="978.869" calcext:value-type="float">
            <text:p>978,8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15.782" calcext:value-type="float">
            <text:p>615,782</text:p>
          </table:table-cell>
          <table:table-cell office:value-type="float" office:value="1394.96" calcext:value-type="float">
            <text:p>1394,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63.912" calcext:value-type="float">
            <text:p>563,912</text:p>
          </table:table-cell>
          <table:table-cell office:value-type="float" office:value="1523.28" calcext:value-type="float">
            <text:p>1523,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20.367" calcext:value-type="float">
            <text:p>520,367</text:p>
          </table:table-cell>
          <table:table-cell office:value-type="float" office:value="1650.74" calcext:value-type="float">
            <text:p>1650,7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52.649" calcext:value-type="float">
            <text:p>552,649</text:p>
          </table:table-cell>
          <table:table-cell office:value-type="float" office:value="1554.32" calcext:value-type="float">
            <text:p>1554,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94.03" calcext:value-type="float">
            <text:p>6994,03</text:p>
          </table:table-cell>
          <table:table-cell office:value-type="float" office:value="491.273" calcext:value-type="float">
            <text:p>491,2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26.42" calcext:value-type="float">
            <text:p>3526,42</text:p>
          </table:table-cell>
          <table:table-cell office:value-type="float" office:value="974.352" calcext:value-type="float">
            <text:p>974,3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58.82" calcext:value-type="float">
            <text:p>2058,82</text:p>
          </table:table-cell>
          <table:table-cell office:value-type="float" office:value="1668.9" calcext:value-type="float">
            <text:p>1668,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94.05" calcext:value-type="float">
            <text:p>1994,05</text:p>
          </table:table-cell>
          <table:table-cell office:value-type="float" office:value="1723.11" calcext:value-type="float">
            <text:p>1723,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4.68" calcext:value-type="float">
            <text:p>1984,68</text:p>
          </table:table-cell>
          <table:table-cell office:value-type="float" office:value="1731.25" calcext:value-type="float">
            <text:p>1731,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69.58" calcext:value-type="float">
            <text:p>1969,58</text:p>
          </table:table-cell>
          <table:table-cell office:value-type="float" office:value="1744.52" calcext:value-type="float">
            <text:p>1744,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450.4" calcext:value-type="float">
            <text:p>27450,4</text:p>
          </table:table-cell>
          <table:table-cell office:value-type="float" office:value="500.681" calcext:value-type="float">
            <text:p>500,6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279.4" calcext:value-type="float">
            <text:p>13279,4</text:p>
          </table:table-cell>
          <table:table-cell office:value-type="float" office:value="1034.98" calcext:value-type="float">
            <text:p>1034,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65.78" calcext:value-type="float">
            <text:p>7965,78</text:p>
          </table:table-cell>
          <table:table-cell office:value-type="float" office:value="1725.37" calcext:value-type="float">
            <text:p>1725,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55" calcext:value-type="float">
            <text:p>7655</text:p>
          </table:table-cell>
          <table:table-cell office:value-type="float" office:value="1795.41" calcext:value-type="float">
            <text:p>1795,4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85.03" calcext:value-type="float">
            <text:p>7685,03</text:p>
          </table:table-cell>
          <table:table-cell office:value-type="float" office:value="1788.4" calcext:value-type="float">
            <text:p>1788,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87.23" calcext:value-type="float">
            <text:p>7887,23</text:p>
          </table:table-cell>
          <table:table-cell office:value-type="float" office:value="1742.55" calcext:value-type="float">
            <text:p>1742,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9685" calcext:value-type="float">
            <text:p>109685</text:p>
          </table:table-cell>
          <table:table-cell office:value-type="float" office:value="501.214" calcext:value-type="float">
            <text:p>501,2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51750.1" calcext:value-type="float">
            <text:p>51750,1</text:p>
          </table:table-cell>
          <table:table-cell office:value-type="float" office:value="1062.33" calcext:value-type="float">
            <text:p>1062,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336.6" calcext:value-type="float">
            <text:p>31336,6</text:p>
          </table:table-cell>
          <table:table-cell office:value-type="float" office:value="1754.36" calcext:value-type="float">
            <text:p>1754,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242.7" calcext:value-type="float">
            <text:p>30242,7</text:p>
          </table:table-cell>
          <table:table-cell office:value-type="float" office:value="1817.81" calcext:value-type="float">
            <text:p>1817,8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000.8" calcext:value-type="float">
            <text:p>30000,8</text:p>
          </table:table-cell>
          <table:table-cell office:value-type="float" office:value="1832.47" calcext:value-type="float">
            <text:p>1832,4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973.5" calcext:value-type="float">
            <text:p>29973,5</text:p>
          </table:table-cell>
          <table:table-cell office:value-type="float" office:value="1834.14" calcext:value-type="float">
            <text:p>1834,14</text:p>
          </table:table-cell>
        </table:table-row>
      </table:table>
      <table:table table:name="CUDA unroll 256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.59373" calcext:value-type="float">
            <text:p>3,59373</text:p>
          </table:table-cell>
          <table:table-cell office:value-type="float" office:value="58.3559" calcext:value-type="float">
            <text:p>58,35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.54109" calcext:value-type="float">
            <text:p>3,54109</text:p>
          </table:table-cell>
          <table:table-cell office:value-type="float" office:value="59.2234" calcext:value-type="float">
            <text:p>59,22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1862" calcext:value-type="float">
            <text:p>1,11862</text:p>
          </table:table-cell>
          <table:table-cell office:value-type="float" office:value="187.476" calcext:value-type="float">
            <text:p>187,47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1069" calcext:value-type="float">
            <text:p>1,11069</text:p>
          </table:table-cell>
          <table:table-cell office:value-type="float" office:value="188.816" calcext:value-type="float">
            <text:p>188,8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11395" calcext:value-type="float">
            <text:p>1,11395</text:p>
          </table:table-cell>
          <table:table-cell office:value-type="float" office:value="188.262" calcext:value-type="float">
            <text:p>188,262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.67264" calcext:value-type="float">
            <text:p>1,67264</text:p>
          </table:table-cell>
          <table:table-cell office:value-type="float" office:value="125.38" calcext:value-type="float">
            <text:p>125,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02778" calcext:value-type="float">
            <text:p>7,02778</text:p>
          </table:table-cell>
          <table:table-cell office:value-type="float" office:value="119.364" calcext:value-type="float">
            <text:p>119,3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6.99664" calcext:value-type="float">
            <text:p>6,99664</text:p>
          </table:table-cell>
          <table:table-cell office:value-type="float" office:value="119.895" calcext:value-type="float">
            <text:p>119,8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26726" calcext:value-type="float">
            <text:p>2,26726</text:p>
          </table:table-cell>
          <table:table-cell office:value-type="float" office:value="369.988" calcext:value-type="float">
            <text:p>369,9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15392" calcext:value-type="float">
            <text:p>2,15392</text:p>
          </table:table-cell>
          <table:table-cell office:value-type="float" office:value="389.458" calcext:value-type="float">
            <text:p>389,4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14928" calcext:value-type="float">
            <text:p>2,14928</text:p>
          </table:table-cell>
          <table:table-cell office:value-type="float" office:value="390.299" calcext:value-type="float">
            <text:p>390,2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25133" calcext:value-type="float">
            <text:p>3,25133</text:p>
          </table:table-cell>
          <table:table-cell office:value-type="float" office:value="258.006" calcext:value-type="float">
            <text:p>258,0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.4376" calcext:value-type="float">
            <text:p>11,4376</text:p>
          </table:table-cell>
          <table:table-cell office:value-type="float" office:value="293.37" calcext:value-type="float">
            <text:p>293,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1.2392" calcext:value-type="float">
            <text:p>11,2392</text:p>
          </table:table-cell>
          <table:table-cell office:value-type="float" office:value="298.548" calcext:value-type="float">
            <text:p>298,5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53277" calcext:value-type="float">
            <text:p>4,53277</text:p>
          </table:table-cell>
          <table:table-cell office:value-type="float" office:value="740.264" calcext:value-type="float">
            <text:p>740,2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58483" calcext:value-type="float">
            <text:p>4,58483</text:p>
          </table:table-cell>
          <table:table-cell office:value-type="float" office:value="731.857" calcext:value-type="float">
            <text:p>731,8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.26634" calcext:value-type="float">
            <text:p>4,26634</text:p>
          </table:table-cell>
          <table:table-cell office:value-type="float" office:value="786.493" calcext:value-type="float">
            <text:p>786,49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46211" calcext:value-type="float">
            <text:p>6,46211</text:p>
          </table:table-cell>
          <table:table-cell office:value-type="float" office:value="519.249" calcext:value-type="float">
            <text:p>519,2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0.4223" calcext:value-type="float">
            <text:p>50,4223</text:p>
          </table:table-cell>
          <table:table-cell office:value-type="float" office:value="266.187" calcext:value-type="float">
            <text:p>266,1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2.6488" calcext:value-type="float">
            <text:p>22,6488</text:p>
          </table:table-cell>
          <table:table-cell office:value-type="float" office:value="592.605" calcext:value-type="float">
            <text:p>592,6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.2223" calcext:value-type="float">
            <text:p>10,2223</text:p>
          </table:table-cell>
          <table:table-cell office:value-type="float" office:value="1312.98" calcext:value-type="float">
            <text:p>1312,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1.0281" calcext:value-type="float">
            <text:p>11,0281</text:p>
          </table:table-cell>
          <table:table-cell office:value-type="float" office:value="1217.06" calcext:value-type="float">
            <text:p>1217,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1452" calcext:value-type="float">
            <text:p>13,1452</text:p>
          </table:table-cell>
          <table:table-cell office:value-type="float" office:value="1021.04" calcext:value-type="float">
            <text:p>1021,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764" calcext:value-type="float">
            <text:p>12,764</text:p>
          </table:table-cell>
          <table:table-cell office:value-type="float" office:value="1051.53" calcext:value-type="float">
            <text:p>1051,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6.265" calcext:value-type="float">
            <text:p>146,265</text:p>
          </table:table-cell>
          <table:table-cell office:value-type="float" office:value="367.054" calcext:value-type="float">
            <text:p>367,0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92.3525" calcext:value-type="float">
            <text:p>92,3525</text:p>
          </table:table-cell>
          <table:table-cell office:value-type="float" office:value="581.328" calcext:value-type="float">
            <text:p>581,3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4.312" calcext:value-type="float">
            <text:p>34,312</text:p>
          </table:table-cell>
          <table:table-cell office:value-type="float" office:value="1564.67" calcext:value-type="float">
            <text:p>1564,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3.0804" calcext:value-type="float">
            <text:p>33,0804</text:p>
          </table:table-cell>
          <table:table-cell office:value-type="float" office:value="1622.93" calcext:value-type="float">
            <text:p>1622,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7.9012" calcext:value-type="float">
            <text:p>37,9012</text:p>
          </table:table-cell>
          <table:table-cell office:value-type="float" office:value="1416.5" calcext:value-type="float">
            <text:p>1416,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9.6308" calcext:value-type="float">
            <text:p>49,6308</text:p>
          </table:table-cell>
          <table:table-cell office:value-type="float" office:value="1081.73" calcext:value-type="float">
            <text:p>1081,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74.452" calcext:value-type="float">
            <text:p>474,452</text:p>
          </table:table-cell>
          <table:table-cell office:value-type="float" office:value="452.624" calcext:value-type="float">
            <text:p>452,6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67.559" calcext:value-type="float">
            <text:p>267,559</text:p>
          </table:table-cell>
          <table:table-cell office:value-type="float" office:value="802.621" calcext:value-type="float">
            <text:p>802,6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59.969" calcext:value-type="float">
            <text:p>159,969</text:p>
          </table:table-cell>
          <table:table-cell office:value-type="float" office:value="1342.44" calcext:value-type="float">
            <text:p>1342,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67.578" calcext:value-type="float">
            <text:p>167,578</text:p>
          </table:table-cell>
          <table:table-cell office:value-type="float" office:value="1281.49" calcext:value-type="float">
            <text:p>1281,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46.025" calcext:value-type="float">
            <text:p>146,025</text:p>
          </table:table-cell>
          <table:table-cell office:value-type="float" office:value="1470.63" calcext:value-type="float">
            <text:p>1470,6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49.323" calcext:value-type="float">
            <text:p>149,323</text:p>
          </table:table-cell>
          <table:table-cell office:value-type="float" office:value="1438.15" calcext:value-type="float">
            <text:p>1438,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57.95" calcext:value-type="float">
            <text:p>1857,95</text:p>
          </table:table-cell>
          <table:table-cell office:value-type="float" office:value="462.333" calcext:value-type="float">
            <text:p>462,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82.169" calcext:value-type="float">
            <text:p>882,169</text:p>
          </table:table-cell>
          <table:table-cell office:value-type="float" office:value="973.729" calcext:value-type="float">
            <text:p>973,7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09.046" calcext:value-type="float">
            <text:p>609,046</text:p>
          </table:table-cell>
          <table:table-cell office:value-type="float" office:value="1410.39" calcext:value-type="float">
            <text:p>1410,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54.746" calcext:value-type="float">
            <text:p>554,746</text:p>
          </table:table-cell>
          <table:table-cell office:value-type="float" office:value="1548.45" calcext:value-type="float">
            <text:p>1548,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20.297" calcext:value-type="float">
            <text:p>520,297</text:p>
          </table:table-cell>
          <table:table-cell office:value-type="float" office:value="1650.97" calcext:value-type="float">
            <text:p>1650,9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90.976" calcext:value-type="float">
            <text:p>590,976</text:p>
          </table:table-cell>
          <table:table-cell office:value-type="float" office:value="1453.52" calcext:value-type="float">
            <text:p>1453,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93.95" calcext:value-type="float">
            <text:p>6993,95</text:p>
          </table:table-cell>
          <table:table-cell office:value-type="float" office:value="491.278" calcext:value-type="float">
            <text:p>491,2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10.6" calcext:value-type="float">
            <text:p>3510,6</text:p>
          </table:table-cell>
          <table:table-cell office:value-type="float" office:value="978.742" calcext:value-type="float">
            <text:p>978,7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62.63" calcext:value-type="float">
            <text:p>2062,63</text:p>
          </table:table-cell>
          <table:table-cell office:value-type="float" office:value="1665.82" calcext:value-type="float">
            <text:p>1665,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14.81" calcext:value-type="float">
            <text:p>2014,81</text:p>
          </table:table-cell>
          <table:table-cell office:value-type="float" office:value="1705.36" calcext:value-type="float">
            <text:p>1705,3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3.83" calcext:value-type="float">
            <text:p>1983,83</text:p>
          </table:table-cell>
          <table:table-cell office:value-type="float" office:value="1731.99" calcext:value-type="float">
            <text:p>1731,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71.08" calcext:value-type="float">
            <text:p>1971,08</text:p>
          </table:table-cell>
          <table:table-cell office:value-type="float" office:value="1743.2" calcext:value-type="float">
            <text:p>1743,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450.5" calcext:value-type="float">
            <text:p>27450,5</text:p>
          </table:table-cell>
          <table:table-cell office:value-type="float" office:value="500.678" calcext:value-type="float">
            <text:p>500,6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278.8" calcext:value-type="float">
            <text:p>13278,8</text:p>
          </table:table-cell>
          <table:table-cell office:value-type="float" office:value="1035.03" calcext:value-type="float">
            <text:p>1035,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95.91" calcext:value-type="float">
            <text:p>7995,91</text:p>
          </table:table-cell>
          <table:table-cell office:value-type="float" office:value="1718.87" calcext:value-type="float">
            <text:p>1718,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83.96" calcext:value-type="float">
            <text:p>7683,96</text:p>
          </table:table-cell>
          <table:table-cell office:value-type="float" office:value="1788.65" calcext:value-type="float">
            <text:p>1788,6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25.15" calcext:value-type="float">
            <text:p>7625,15</text:p>
          </table:table-cell>
          <table:table-cell office:value-type="float" office:value="1802.44" calcext:value-type="float">
            <text:p>1802,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80.51" calcext:value-type="float">
            <text:p>7880,51</text:p>
          </table:table-cell>
          <table:table-cell office:value-type="float" office:value="1744.04" calcext:value-type="float">
            <text:p>1744,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9695" calcext:value-type="float">
            <text:p>109695</text:p>
          </table:table-cell>
          <table:table-cell office:value-type="float" office:value="501.165" calcext:value-type="float">
            <text:p>501,1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51852.7" calcext:value-type="float">
            <text:p>51852,7</text:p>
          </table:table-cell>
          <table:table-cell office:value-type="float" office:value="1060.23" calcext:value-type="float">
            <text:p>1060,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341.3" calcext:value-type="float">
            <text:p>31341,3</text:p>
          </table:table-cell>
          <table:table-cell office:value-type="float" office:value="1754.1" calcext:value-type="float">
            <text:p>1754,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258.2" calcext:value-type="float">
            <text:p>30258,2</text:p>
          </table:table-cell>
          <table:table-cell office:value-type="float" office:value="1816.88" calcext:value-type="float">
            <text:p>1816,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126.6" calcext:value-type="float">
            <text:p>30126,6</text:p>
          </table:table-cell>
          <table:table-cell office:value-type="float" office:value="1824.82" calcext:value-type="float">
            <text:p>1824,8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981.2" calcext:value-type="float">
            <text:p>29981,2</text:p>
          </table:table-cell>
          <table:table-cell office:value-type="float" office:value="1833.67" calcext:value-type="float">
            <text:p>1833,67</text:p>
          </table:table-cell>
        </table:table-row>
      </table:table>
      <table:table table:name="CUDA unroll 51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.6056" calcext:value-type="float">
            <text:p>3,6056</text:p>
          </table:table-cell>
          <table:table-cell office:value-type="float" office:value="58.1637" calcext:value-type="float">
            <text:p>58,16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.55485" calcext:value-type="float">
            <text:p>3,55485</text:p>
          </table:table-cell>
          <table:table-cell office:value-type="float" office:value="58.9941" calcext:value-type="float">
            <text:p>58,99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1846" calcext:value-type="float">
            <text:p>1,11846</text:p>
          </table:table-cell>
          <table:table-cell office:value-type="float" office:value="187.503" calcext:value-type="float">
            <text:p>187,5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1318" calcext:value-type="float">
            <text:p>1,11318</text:p>
          </table:table-cell>
          <table:table-cell office:value-type="float" office:value="188.392" calcext:value-type="float">
            <text:p>188,3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11494" calcext:value-type="float">
            <text:p>1,11494</text:p>
          </table:table-cell>
          <table:table-cell office:value-type="float" office:value="188.095" calcext:value-type="float">
            <text:p>188,095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.66874" calcext:value-type="float">
            <text:p>1,66874</text:p>
          </table:table-cell>
          <table:table-cell office:value-type="float" office:value="125.673" calcext:value-type="float">
            <text:p>125,6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03834" calcext:value-type="float">
            <text:p>7,03834</text:p>
          </table:table-cell>
          <table:table-cell office:value-type="float" office:value="119.185" calcext:value-type="float">
            <text:p>119,1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7.0024" calcext:value-type="float">
            <text:p>7,0024</text:p>
          </table:table-cell>
          <table:table-cell office:value-type="float" office:value="119.796" calcext:value-type="float">
            <text:p>119,7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28544" calcext:value-type="float">
            <text:p>2,28544</text:p>
          </table:table-cell>
          <table:table-cell office:value-type="float" office:value="367.046" calcext:value-type="float">
            <text:p>367,0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14746" calcext:value-type="float">
            <text:p>2,14746</text:p>
          </table:table-cell>
          <table:table-cell office:value-type="float" office:value="390.63" calcext:value-type="float">
            <text:p>390,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14086" calcext:value-type="float">
            <text:p>2,14086</text:p>
          </table:table-cell>
          <table:table-cell office:value-type="float" office:value="391.833" calcext:value-type="float">
            <text:p>391,8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26022" calcext:value-type="float">
            <text:p>3,26022</text:p>
          </table:table-cell>
          <table:table-cell office:value-type="float" office:value="257.302" calcext:value-type="float">
            <text:p>257,3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.4426" calcext:value-type="float">
            <text:p>11,4426</text:p>
          </table:table-cell>
          <table:table-cell office:value-type="float" office:value="293.242" calcext:value-type="float">
            <text:p>293,2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1.2375" calcext:value-type="float">
            <text:p>11,2375</text:p>
          </table:table-cell>
          <table:table-cell office:value-type="float" office:value="298.594" calcext:value-type="float">
            <text:p>298,5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53482" calcext:value-type="float">
            <text:p>4,53482</text:p>
          </table:table-cell>
          <table:table-cell office:value-type="float" office:value="739.929" calcext:value-type="float">
            <text:p>739,9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38134" calcext:value-type="float">
            <text:p>4,38134</text:p>
          </table:table-cell>
          <table:table-cell office:value-type="float" office:value="765.848" calcext:value-type="float">
            <text:p>765,84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.24272" calcext:value-type="float">
            <text:p>4,24272</text:p>
          </table:table-cell>
          <table:table-cell office:value-type="float" office:value="790.871" calcext:value-type="float">
            <text:p>790,8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44634" calcext:value-type="float">
            <text:p>6,44634</text:p>
          </table:table-cell>
          <table:table-cell office:value-type="float" office:value="520.519" calcext:value-type="float">
            <text:p>520,5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0.3991" calcext:value-type="float">
            <text:p>50,3991</text:p>
          </table:table-cell>
          <table:table-cell office:value-type="float" office:value="266.31" calcext:value-type="float">
            <text:p>266,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2.5215" calcext:value-type="float">
            <text:p>22,5215</text:p>
          </table:table-cell>
          <table:table-cell office:value-type="float" office:value="595.954" calcext:value-type="float">
            <text:p>595,9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.2688" calcext:value-type="float">
            <text:p>10,2688</text:p>
          </table:table-cell>
          <table:table-cell office:value-type="float" office:value="1307.04" calcext:value-type="float">
            <text:p>1307,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1.0821" calcext:value-type="float">
            <text:p>11,0821</text:p>
          </table:table-cell>
          <table:table-cell office:value-type="float" office:value="1211.12" calcext:value-type="float">
            <text:p>1211,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1407" calcext:value-type="float">
            <text:p>13,1407</text:p>
          </table:table-cell>
          <table:table-cell office:value-type="float" office:value="1021.39" calcext:value-type="float">
            <text:p>1021,3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7738" calcext:value-type="float">
            <text:p>12,7738</text:p>
          </table:table-cell>
          <table:table-cell office:value-type="float" office:value="1050.73" calcext:value-type="float">
            <text:p>1050,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6.371" calcext:value-type="float">
            <text:p>146,371</text:p>
          </table:table-cell>
          <table:table-cell office:value-type="float" office:value="366.788" calcext:value-type="float">
            <text:p>366,7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98.5977" calcext:value-type="float">
            <text:p>98,5977</text:p>
          </table:table-cell>
          <table:table-cell office:value-type="float" office:value="544.506" calcext:value-type="float">
            <text:p>544,5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4.6623" calcext:value-type="float">
            <text:p>34,6623</text:p>
          </table:table-cell>
          <table:table-cell office:value-type="float" office:value="1548.86" calcext:value-type="float">
            <text:p>1548,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2.783" calcext:value-type="float">
            <text:p>32,783</text:p>
          </table:table-cell>
          <table:table-cell office:value-type="float" office:value="1637.65" calcext:value-type="float">
            <text:p>1637,6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7.8794" calcext:value-type="float">
            <text:p>37,8794</text:p>
          </table:table-cell>
          <table:table-cell office:value-type="float" office:value="1417.32" calcext:value-type="float">
            <text:p>1417,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9.6068" calcext:value-type="float">
            <text:p>49,6068</text:p>
          </table:table-cell>
          <table:table-cell office:value-type="float" office:value="1082.25" calcext:value-type="float">
            <text:p>1082,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74.594" calcext:value-type="float">
            <text:p>474,594</text:p>
          </table:table-cell>
          <table:table-cell office:value-type="float" office:value="452.488" calcext:value-type="float">
            <text:p>452,4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63.431" calcext:value-type="float">
            <text:p>263,431</text:p>
          </table:table-cell>
          <table:table-cell office:value-type="float" office:value="815.198" calcext:value-type="float">
            <text:p>815,1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59.275" calcext:value-type="float">
            <text:p>159,275</text:p>
          </table:table-cell>
          <table:table-cell office:value-type="float" office:value="1348.28" calcext:value-type="float">
            <text:p>1348,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88.393" calcext:value-type="float">
            <text:p>188,393</text:p>
          </table:table-cell>
          <table:table-cell office:value-type="float" office:value="1139.9" calcext:value-type="float">
            <text:p>1139,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47.847" calcext:value-type="float">
            <text:p>147,847</text:p>
          </table:table-cell>
          <table:table-cell office:value-type="float" office:value="1452.51" calcext:value-type="float">
            <text:p>1452,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49.326" calcext:value-type="float">
            <text:p>149,326</text:p>
          </table:table-cell>
          <table:table-cell office:value-type="float" office:value="1438.12" calcext:value-type="float">
            <text:p>1438,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49.16" calcext:value-type="float">
            <text:p>1849,16</text:p>
          </table:table-cell>
          <table:table-cell office:value-type="float" office:value="464.532" calcext:value-type="float">
            <text:p>464,5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72.733" calcext:value-type="float">
            <text:p>872,733</text:p>
          </table:table-cell>
          <table:table-cell office:value-type="float" office:value="984.257" calcext:value-type="float">
            <text:p>984,2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01.513" calcext:value-type="float">
            <text:p>601,513</text:p>
          </table:table-cell>
          <table:table-cell office:value-type="float" office:value="1428.05" calcext:value-type="float">
            <text:p>1428,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49.572" calcext:value-type="float">
            <text:p>549,572</text:p>
          </table:table-cell>
          <table:table-cell office:value-type="float" office:value="1563.02" calcext:value-type="float">
            <text:p>1563,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38.513" calcext:value-type="float">
            <text:p>538,513</text:p>
          </table:table-cell>
          <table:table-cell office:value-type="float" office:value="1595.12" calcext:value-type="float">
            <text:p>1595,1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90.965" calcext:value-type="float">
            <text:p>590,965</text:p>
          </table:table-cell>
          <table:table-cell office:value-type="float" office:value="1453.54" calcext:value-type="float">
            <text:p>1453,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94.07" calcext:value-type="float">
            <text:p>6994,07</text:p>
          </table:table-cell>
          <table:table-cell office:value-type="float" office:value="491.27" calcext:value-type="float">
            <text:p>491,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17.31" calcext:value-type="float">
            <text:p>3517,31</text:p>
          </table:table-cell>
          <table:table-cell office:value-type="float" office:value="976.876" calcext:value-type="float">
            <text:p>976,8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69.53" calcext:value-type="float">
            <text:p>2069,53</text:p>
          </table:table-cell>
          <table:table-cell office:value-type="float" office:value="1660.27" calcext:value-type="float">
            <text:p>1660,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00.08" calcext:value-type="float">
            <text:p>2000,08</text:p>
          </table:table-cell>
          <table:table-cell office:value-type="float" office:value="1717.92" calcext:value-type="float">
            <text:p>1717,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4.41" calcext:value-type="float">
            <text:p>1984,41</text:p>
          </table:table-cell>
          <table:table-cell office:value-type="float" office:value="1731.48" calcext:value-type="float">
            <text:p>1731,4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71.26" calcext:value-type="float">
            <text:p>1971,26</text:p>
          </table:table-cell>
          <table:table-cell office:value-type="float" office:value="1743.04" calcext:value-type="float">
            <text:p>1743,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462.6" calcext:value-type="float">
            <text:p>27462,6</text:p>
          </table:table-cell>
          <table:table-cell office:value-type="float" office:value="500.459" calcext:value-type="float">
            <text:p>500,4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281.5" calcext:value-type="float">
            <text:p>13281,5</text:p>
          </table:table-cell>
          <table:table-cell office:value-type="float" office:value="1034.81" calcext:value-type="float">
            <text:p>1034,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48.91" calcext:value-type="float">
            <text:p>7948,91</text:p>
          </table:table-cell>
          <table:table-cell office:value-type="float" office:value="1729.03" calcext:value-type="float">
            <text:p>1729,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33.15" calcext:value-type="float">
            <text:p>7633,15</text:p>
          </table:table-cell>
          <table:table-cell office:value-type="float" office:value="1800.55" calcext:value-type="float">
            <text:p>1800,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32.7" calcext:value-type="float">
            <text:p>7632,7</text:p>
          </table:table-cell>
          <table:table-cell office:value-type="float" office:value="1800.66" calcext:value-type="float">
            <text:p>1800,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81.2" calcext:value-type="float">
            <text:p>7881,2</text:p>
          </table:table-cell>
          <table:table-cell office:value-type="float" office:value="1743.88" calcext:value-type="float">
            <text:p>1743,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9686" calcext:value-type="float">
            <text:p>109686</text:p>
          </table:table-cell>
          <table:table-cell office:value-type="float" office:value="501.21" calcext:value-type="float">
            <text:p>501,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51738.8" calcext:value-type="float">
            <text:p>51738,8</text:p>
          </table:table-cell>
          <table:table-cell office:value-type="float" office:value="1062.56" calcext:value-type="float">
            <text:p>1062,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302.7" calcext:value-type="float">
            <text:p>31302,7</text:p>
          </table:table-cell>
          <table:table-cell office:value-type="float" office:value="1756.26" calcext:value-type="float">
            <text:p>1756,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268.6" calcext:value-type="float">
            <text:p>30268,6</text:p>
          </table:table-cell>
          <table:table-cell office:value-type="float" office:value="1816.26" calcext:value-type="float">
            <text:p>1816,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126.9" calcext:value-type="float">
            <text:p>30126,9</text:p>
          </table:table-cell>
          <table:table-cell office:value-type="float" office:value="1824.8" calcext:value-type="float">
            <text:p>1824,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989.9" calcext:value-type="float">
            <text:p>29989,9</text:p>
          </table:table-cell>
          <table:table-cell office:value-type="float" office:value="1833.14" calcext:value-type="float">
            <text:p>1833,14</text:p>
          </table:table-cell>
        </table:table-row>
      </table:table>
      <table:table table:name="CUDA unroll 102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3.63107" calcext:value-type="float">
            <text:p>3,63107</text:p>
          </table:table-cell>
          <table:table-cell office:value-type="float" office:value="57.7557" calcext:value-type="float">
            <text:p>57,75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3.56781" calcext:value-type="float">
            <text:p>3,56781</text:p>
          </table:table-cell>
          <table:table-cell office:value-type="float" office:value="58.7798" calcext:value-type="float">
            <text:p>58,77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1.11632" calcext:value-type="float">
            <text:p>1,11632</text:p>
          </table:table-cell>
          <table:table-cell office:value-type="float" office:value="187.863" calcext:value-type="float">
            <text:p>187,8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1.10928" calcext:value-type="float">
            <text:p>1,10928</text:p>
          </table:table-cell>
          <table:table-cell office:value-type="float" office:value="189.055" calcext:value-type="float">
            <text:p>189,0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.10797" calcext:value-type="float">
            <text:p>1,10797</text:p>
          </table:table-cell>
          <table:table-cell office:value-type="float" office:value="189.279" calcext:value-type="float">
            <text:p>189,279</text:p>
          </table:table-cell>
        </table:table-row>
        <table:table-row table:style-name="ro1">
          <table:table-cell table:number-columns-repeated="2" office:value-type="float" office:value="1024" calcext:value-type="float">
            <text:p>1024</text:p>
          </table:table-cell>
          <table:table-cell office:value-type="float" office:value="1.6615" calcext:value-type="float">
            <text:p>1,6615</text:p>
          </table:table-cell>
          <table:table-cell office:value-type="float" office:value="126.22" calcext:value-type="float">
            <text:p>126,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04762" calcext:value-type="float">
            <text:p>7,04762</text:p>
          </table:table-cell>
          <table:table-cell office:value-type="float" office:value="119.028" calcext:value-type="float">
            <text:p>119,0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7.02294" calcext:value-type="float">
            <text:p>7,02294</text:p>
          </table:table-cell>
          <table:table-cell office:value-type="float" office:value="119.446" calcext:value-type="float">
            <text:p>119,4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27683" calcext:value-type="float">
            <text:p>2,27683</text:p>
          </table:table-cell>
          <table:table-cell office:value-type="float" office:value="368.433" calcext:value-type="float">
            <text:p>368,4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15389" calcext:value-type="float">
            <text:p>2,15389</text:p>
          </table:table-cell>
          <table:table-cell office:value-type="float" office:value="389.464" calcext:value-type="float">
            <text:p>389,4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14618" calcext:value-type="float">
            <text:p>2,14618</text:p>
          </table:table-cell>
          <table:table-cell office:value-type="float" office:value="390.863" calcext:value-type="float">
            <text:p>390,86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29904" calcext:value-type="float">
            <text:p>3,29904</text:p>
          </table:table-cell>
          <table:table-cell office:value-type="float" office:value="254.274" calcext:value-type="float">
            <text:p>254,2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.4424" calcext:value-type="float">
            <text:p>11,4424</text:p>
          </table:table-cell>
          <table:table-cell office:value-type="float" office:value="293.246" calcext:value-type="float">
            <text:p>293,2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1.2252" calcext:value-type="float">
            <text:p>11,2252</text:p>
          </table:table-cell>
          <table:table-cell office:value-type="float" office:value="298.919" calcext:value-type="float">
            <text:p>298,9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50989" calcext:value-type="float">
            <text:p>4,50989</text:p>
          </table:table-cell>
          <table:table-cell office:value-type="float" office:value="744.019" calcext:value-type="float">
            <text:p>744,0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56736" calcext:value-type="float">
            <text:p>4,56736</text:p>
          </table:table-cell>
          <table:table-cell office:value-type="float" office:value="734.657" calcext:value-type="float">
            <text:p>734,6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.26419" calcext:value-type="float">
            <text:p>4,26419</text:p>
          </table:table-cell>
          <table:table-cell office:value-type="float" office:value="786.888" calcext:value-type="float">
            <text:p>786,8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44874" calcext:value-type="float">
            <text:p>6,44874</text:p>
          </table:table-cell>
          <table:table-cell office:value-type="float" office:value="520.326" calcext:value-type="float">
            <text:p>520,3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0.4075" calcext:value-type="float">
            <text:p>50,4075</text:p>
          </table:table-cell>
          <table:table-cell office:value-type="float" office:value="266.266" calcext:value-type="float">
            <text:p>266,2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2.5017" calcext:value-type="float">
            <text:p>22,5017</text:p>
          </table:table-cell>
          <table:table-cell office:value-type="float" office:value="596.478" calcext:value-type="float">
            <text:p>596,4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.2089" calcext:value-type="float">
            <text:p>10,2089</text:p>
          </table:table-cell>
          <table:table-cell office:value-type="float" office:value="1314.71" calcext:value-type="float">
            <text:p>1314,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1.0442" calcext:value-type="float">
            <text:p>11,0442</text:p>
          </table:table-cell>
          <table:table-cell office:value-type="float" office:value="1215.28" calcext:value-type="float">
            <text:p>1215,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0975" calcext:value-type="float">
            <text:p>13,0975</text:p>
          </table:table-cell>
          <table:table-cell office:value-type="float" office:value="1024.76" calcext:value-type="float">
            <text:p>1024,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7222" calcext:value-type="float">
            <text:p>12,7222</text:p>
          </table:table-cell>
          <table:table-cell office:value-type="float" office:value="1054.99" calcext:value-type="float">
            <text:p>1054,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6.361" calcext:value-type="float">
            <text:p>146,361</text:p>
          </table:table-cell>
          <table:table-cell office:value-type="float" office:value="366.813" calcext:value-type="float">
            <text:p>366,8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98.6211" calcext:value-type="float">
            <text:p>98,6211</text:p>
          </table:table-cell>
          <table:table-cell office:value-type="float" office:value="544.377" calcext:value-type="float">
            <text:p>544,3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4.0893" calcext:value-type="float">
            <text:p>34,0893</text:p>
          </table:table-cell>
          <table:table-cell office:value-type="float" office:value="1574.89" calcext:value-type="float">
            <text:p>1574,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2.7743" calcext:value-type="float">
            <text:p>32,7743</text:p>
          </table:table-cell>
          <table:table-cell office:value-type="float" office:value="1638.09" calcext:value-type="float">
            <text:p>1638,0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7.829" calcext:value-type="float">
            <text:p>37,829</text:p>
          </table:table-cell>
          <table:table-cell office:value-type="float" office:value="1419.21" calcext:value-type="float">
            <text:p>1419,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9.574" calcext:value-type="float">
            <text:p>49,574</text:p>
          </table:table-cell>
          <table:table-cell office:value-type="float" office:value="1082.97" calcext:value-type="float">
            <text:p>1082,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74.707" calcext:value-type="float">
            <text:p>474,707</text:p>
          </table:table-cell>
          <table:table-cell office:value-type="float" office:value="452.381" calcext:value-type="float">
            <text:p>452,3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65.419" calcext:value-type="float">
            <text:p>265,419</text:p>
          </table:table-cell>
          <table:table-cell office:value-type="float" office:value="809.092" calcext:value-type="float">
            <text:p>809,0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49.876" calcext:value-type="float">
            <text:p>149,876</text:p>
          </table:table-cell>
          <table:table-cell office:value-type="float" office:value="1432.84" calcext:value-type="float">
            <text:p>1432,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65.6" calcext:value-type="float">
            <text:p>165,6</text:p>
          </table:table-cell>
          <table:table-cell office:value-type="float" office:value="1296.79" calcext:value-type="float">
            <text:p>1296,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47.35" calcext:value-type="float">
            <text:p>147,35</text:p>
          </table:table-cell>
          <table:table-cell office:value-type="float" office:value="1457.4" calcext:value-type="float">
            <text:p>1457,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49.225" calcext:value-type="float">
            <text:p>149,225</text:p>
          </table:table-cell>
          <table:table-cell office:value-type="float" office:value="1439.09" calcext:value-type="float">
            <text:p>1439,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57.64" calcext:value-type="float">
            <text:p>1857,64</text:p>
          </table:table-cell>
          <table:table-cell office:value-type="float" office:value="462.411" calcext:value-type="float">
            <text:p>462,4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79.077" calcext:value-type="float">
            <text:p>879,077</text:p>
          </table:table-cell>
          <table:table-cell office:value-type="float" office:value="977.154" calcext:value-type="float">
            <text:p>977,1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08.84" calcext:value-type="float">
            <text:p>608,84</text:p>
          </table:table-cell>
          <table:table-cell office:value-type="float" office:value="1410.87" calcext:value-type="float">
            <text:p>1410,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54.775" calcext:value-type="float">
            <text:p>554,775</text:p>
          </table:table-cell>
          <table:table-cell office:value-type="float" office:value="1548.36" calcext:value-type="float">
            <text:p>1548,3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28.843" calcext:value-type="float">
            <text:p>528,843</text:p>
          </table:table-cell>
          <table:table-cell office:value-type="float" office:value="1624.29" calcext:value-type="float">
            <text:p>1624,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62.205" calcext:value-type="float">
            <text:p>562,205</text:p>
          </table:table-cell>
          <table:table-cell office:value-type="float" office:value="1527.9" calcext:value-type="float">
            <text:p>1527,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93.82" calcext:value-type="float">
            <text:p>6993,82</text:p>
          </table:table-cell>
          <table:table-cell office:value-type="float" office:value="491.287" calcext:value-type="float">
            <text:p>491,2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60.64" calcext:value-type="float">
            <text:p>3560,64</text:p>
          </table:table-cell>
          <table:table-cell office:value-type="float" office:value="964.987" calcext:value-type="float">
            <text:p>964,9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55.44" calcext:value-type="float">
            <text:p>2055,44</text:p>
          </table:table-cell>
          <table:table-cell office:value-type="float" office:value="1671.65" calcext:value-type="float">
            <text:p>1671,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13.21" calcext:value-type="float">
            <text:p>2013,21</text:p>
          </table:table-cell>
          <table:table-cell office:value-type="float" office:value="1706.71" calcext:value-type="float">
            <text:p>1706,7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3.77" calcext:value-type="float">
            <text:p>1983,77</text:p>
          </table:table-cell>
          <table:table-cell office:value-type="float" office:value="1732.04" calcext:value-type="float">
            <text:p>1732,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70.32" calcext:value-type="float">
            <text:p>1970,32</text:p>
          </table:table-cell>
          <table:table-cell office:value-type="float" office:value="1743.86" calcext:value-type="float">
            <text:p>1743,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443.1" calcext:value-type="float">
            <text:p>27443,1</text:p>
          </table:table-cell>
          <table:table-cell office:value-type="float" office:value="500.815" calcext:value-type="float">
            <text:p>500,8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257.3" calcext:value-type="float">
            <text:p>13257,3</text:p>
          </table:table-cell>
          <table:table-cell office:value-type="float" office:value="1036.7" calcext:value-type="float">
            <text:p>1036,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82.12" calcext:value-type="float">
            <text:p>7982,12</text:p>
          </table:table-cell>
          <table:table-cell office:value-type="float" office:value="1721.83" calcext:value-type="float">
            <text:p>1721,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71.13" calcext:value-type="float">
            <text:p>7671,13</text:p>
          </table:table-cell>
          <table:table-cell office:value-type="float" office:value="1791.64" calcext:value-type="float">
            <text:p>1791,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37.65" calcext:value-type="float">
            <text:p>7637,65</text:p>
          </table:table-cell>
          <table:table-cell office:value-type="float" office:value="1799.49" calcext:value-type="float">
            <text:p>1799,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86.85" calcext:value-type="float">
            <text:p>7886,85</text:p>
          </table:table-cell>
          <table:table-cell office:value-type="float" office:value="1742.64" calcext:value-type="float">
            <text:p>1742,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9661" calcext:value-type="float">
            <text:p>109661</text:p>
          </table:table-cell>
          <table:table-cell office:value-type="float" office:value="501.324" calcext:value-type="float">
            <text:p>501,3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51794.5" calcext:value-type="float">
            <text:p>51794,5</text:p>
          </table:table-cell>
          <table:table-cell office:value-type="float" office:value="1061.42" calcext:value-type="float">
            <text:p>1061,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393.1" calcext:value-type="float">
            <text:p>31393,1</text:p>
          </table:table-cell>
          <table:table-cell office:value-type="float" office:value="1751.2" calcext:value-type="float">
            <text:p>1751,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244.4" calcext:value-type="float">
            <text:p>30244,4</text:p>
          </table:table-cell>
          <table:table-cell office:value-type="float" office:value="1817.71" calcext:value-type="float">
            <text:p>1817,7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117.6" calcext:value-type="float">
            <text:p>30117,6</text:p>
          </table:table-cell>
          <table:table-cell office:value-type="float" office:value="1825.36" calcext:value-type="float">
            <text:p>1825,3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982.1" calcext:value-type="float">
            <text:p>29982,1</text:p>
          </table:table-cell>
          <table:table-cell office:value-type="float" office:value="1833.62" calcext:value-type="float">
            <text:p>1833,62</text:p>
          </table:table-cell>
        </table:table-row>
      </table:table>
      <table:table table:name="HIP unroll 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58179" calcext:value-type="float">
            <text:p>6,58179</text:p>
          </table:table-cell>
          <table:table-cell office:value-type="float" office:value="127.452" calcext:value-type="float">
            <text:p>127,4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6.79382" calcext:value-type="float">
            <text:p>6,79382</text:p>
          </table:table-cell>
          <table:table-cell office:value-type="float" office:value="123.474" calcext:value-type="float">
            <text:p>123,4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6.97712" calcext:value-type="float">
            <text:p>6,97712</text:p>
          </table:table-cell>
          <table:table-cell office:value-type="float" office:value="120.23" calcext:value-type="float">
            <text:p>120,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6.52832" calcext:value-type="float">
            <text:p>6,52832</text:p>
          </table:table-cell>
          <table:table-cell office:value-type="float" office:value="128.496" calcext:value-type="float">
            <text:p>128,4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5.54784" calcext:value-type="float">
            <text:p>5,54784</text:p>
          </table:table-cell>
          <table:table-cell office:value-type="float" office:value="151.205" calcext:value-type="float">
            <text:p>151,2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.62365" calcext:value-type="float">
            <text:p>5,62365</text:p>
          </table:table-cell>
          <table:table-cell office:value-type="float" office:value="149.167" calcext:value-type="float">
            <text:p>149,1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2.9412" calcext:value-type="float">
            <text:p>12,9412</text:p>
          </table:table-cell>
          <table:table-cell office:value-type="float" office:value="259.283" calcext:value-type="float">
            <text:p>259,2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2.9622" calcext:value-type="float">
            <text:p>12,9622</text:p>
          </table:table-cell>
          <table:table-cell office:value-type="float" office:value="258.863" calcext:value-type="float">
            <text:p>258,8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13.2428" calcext:value-type="float">
            <text:p>13,2428</text:p>
          </table:table-cell>
          <table:table-cell office:value-type="float" office:value="253.378" calcext:value-type="float">
            <text:p>253,3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12.9264" calcext:value-type="float">
            <text:p>12,9264</text:p>
          </table:table-cell>
          <table:table-cell office:value-type="float" office:value="259.581" calcext:value-type="float">
            <text:p>259,58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0.9954" calcext:value-type="float">
            <text:p>10,9954</text:p>
          </table:table-cell>
          <table:table-cell office:value-type="float" office:value="305.167" calcext:value-type="float">
            <text:p>305,1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1.1652" calcext:value-type="float">
            <text:p>11,1652</text:p>
          </table:table-cell>
          <table:table-cell office:value-type="float" office:value="300.526" calcext:value-type="float">
            <text:p>300,5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48.3726" calcext:value-type="float">
            <text:p>48,3726</text:p>
          </table:table-cell>
          <table:table-cell office:value-type="float" office:value="277.466" calcext:value-type="float">
            <text:p>277,4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2.9105" calcext:value-type="float">
            <text:p>22,9105</text:p>
          </table:table-cell>
          <table:table-cell office:value-type="float" office:value="585.836" calcext:value-type="float">
            <text:p>585,8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22.7812" calcext:value-type="float">
            <text:p>22,7812</text:p>
          </table:table-cell>
          <table:table-cell office:value-type="float" office:value="589.161" calcext:value-type="float">
            <text:p>589,1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22.2736" calcext:value-type="float">
            <text:p>22,2736</text:p>
          </table:table-cell>
          <table:table-cell office:value-type="float" office:value="602.586" calcext:value-type="float">
            <text:p>602,5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22.1281" calcext:value-type="float">
            <text:p>22,1281</text:p>
          </table:table-cell>
          <table:table-cell office:value-type="float" office:value="606.549" calcext:value-type="float">
            <text:p>606,5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2.2334" calcext:value-type="float">
            <text:p>22,2334</text:p>
          </table:table-cell>
          <table:table-cell office:value-type="float" office:value="603.677" calcext:value-type="float">
            <text:p>603,6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2.417" calcext:value-type="float">
            <text:p>142,417</text:p>
          </table:table-cell>
          <table:table-cell office:value-type="float" office:value="376.972" calcext:value-type="float">
            <text:p>376,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96.4396" calcext:value-type="float">
            <text:p>96,4396</text:p>
          </table:table-cell>
          <table:table-cell office:value-type="float" office:value="556.691" calcext:value-type="float">
            <text:p>556,6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49.9256" calcext:value-type="float">
            <text:p>49,9256</text:p>
          </table:table-cell>
          <table:table-cell office:value-type="float" office:value="1075.34" calcext:value-type="float">
            <text:p>1075,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50.4312" calcext:value-type="float">
            <text:p>50,4312</text:p>
          </table:table-cell>
          <table:table-cell office:value-type="float" office:value="1064.56" calcext:value-type="float">
            <text:p>1064,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56.2699" calcext:value-type="float">
            <text:p>56,2699</text:p>
          </table:table-cell>
          <table:table-cell office:value-type="float" office:value="954.099" calcext:value-type="float">
            <text:p>954,0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72.9607" calcext:value-type="float">
            <text:p>72,9607</text:p>
          </table:table-cell>
          <table:table-cell office:value-type="float" office:value="735.836" calcext:value-type="float">
            <text:p>735,8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67.165" calcext:value-type="float">
            <text:p>467,165</text:p>
          </table:table-cell>
          <table:table-cell office:value-type="float" office:value="459.685" calcext:value-type="float">
            <text:p>459,6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78.998" calcext:value-type="float">
            <text:p>278,998</text:p>
          </table:table-cell>
          <table:table-cell office:value-type="float" office:value="769.714" calcext:value-type="float">
            <text:p>769,7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260.443" calcext:value-type="float">
            <text:p>260,443</text:p>
          </table:table-cell>
          <table:table-cell office:value-type="float" office:value="824.551" calcext:value-type="float">
            <text:p>824,5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245.891" calcext:value-type="float">
            <text:p>245,891</text:p>
          </table:table-cell>
          <table:table-cell office:value-type="float" office:value="873.346" calcext:value-type="float">
            <text:p>873,34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258.241" calcext:value-type="float">
            <text:p>258,241</text:p>
          </table:table-cell>
          <table:table-cell office:value-type="float" office:value="831.582" calcext:value-type="float">
            <text:p>831,58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245.93" calcext:value-type="float">
            <text:p>245,93</text:p>
          </table:table-cell>
          <table:table-cell office:value-type="float" office:value="873.21" calcext:value-type="float">
            <text:p>873,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45.31" calcext:value-type="float">
            <text:p>1845,31</text:p>
          </table:table-cell>
          <table:table-cell office:value-type="float" office:value="465.5" calcext:value-type="float">
            <text:p>465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900.733" calcext:value-type="float">
            <text:p>900,733</text:p>
          </table:table-cell>
          <table:table-cell office:value-type="float" office:value="953.661" calcext:value-type="float">
            <text:p>953,6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815.156" calcext:value-type="float">
            <text:p>815,156</text:p>
          </table:table-cell>
          <table:table-cell office:value-type="float" office:value="1053.78" calcext:value-type="float">
            <text:p>1053,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871.443" calcext:value-type="float">
            <text:p>871,443</text:p>
          </table:table-cell>
          <table:table-cell office:value-type="float" office:value="985.714" calcext:value-type="float">
            <text:p>985,7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871.901" calcext:value-type="float">
            <text:p>871,901</text:p>
          </table:table-cell>
          <table:table-cell office:value-type="float" office:value="985.196" calcext:value-type="float">
            <text:p>985,1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874.962" calcext:value-type="float">
            <text:p>874,962</text:p>
          </table:table-cell>
          <table:table-cell office:value-type="float" office:value="981.75" calcext:value-type="float">
            <text:p>981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78.8" calcext:value-type="float">
            <text:p>7078,8</text:p>
          </table:table-cell>
          <table:table-cell office:value-type="float" office:value="485.389" calcext:value-type="float">
            <text:p>485,3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604.42" calcext:value-type="float">
            <text:p>3604,42</text:p>
          </table:table-cell>
          <table:table-cell office:value-type="float" office:value="953.267" calcext:value-type="float">
            <text:p>953,2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3.44" calcext:value-type="float">
            <text:p>2913,44</text:p>
          </table:table-cell>
          <table:table-cell office:value-type="float" office:value="1179.35" calcext:value-type="float">
            <text:p>1179,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5.49" calcext:value-type="float">
            <text:p>2905,49</text:p>
          </table:table-cell>
          <table:table-cell office:value-type="float" office:value="1182.58" calcext:value-type="float">
            <text:p>1182,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07.14" calcext:value-type="float">
            <text:p>2907,14</text:p>
          </table:table-cell>
          <table:table-cell office:value-type="float" office:value="1181.91" calcext:value-type="float">
            <text:p>1181,9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5.99" calcext:value-type="float">
            <text:p>2915,99</text:p>
          </table:table-cell>
          <table:table-cell office:value-type="float" office:value="1178.32" calcext:value-type="float">
            <text:p>1178,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539.9" calcext:value-type="float">
            <text:p>27539,9</text:p>
          </table:table-cell>
          <table:table-cell office:value-type="float" office:value="499.054" calcext:value-type="float">
            <text:p>499,0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534.4" calcext:value-type="float">
            <text:p>13534,4</text:p>
          </table:table-cell>
          <table:table-cell office:value-type="float" office:value="1015.48" calcext:value-type="float">
            <text:p>1015,4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240.5" calcext:value-type="float">
            <text:p>11240,5</text:p>
          </table:table-cell>
          <table:table-cell office:value-type="float" office:value="1222.71" calcext:value-type="float">
            <text:p>1222,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246.9" calcext:value-type="float">
            <text:p>11246,9</text:p>
          </table:table-cell>
          <table:table-cell office:value-type="float" office:value="1222.02" calcext:value-type="float">
            <text:p>1222,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477.7" calcext:value-type="float">
            <text:p>11477,7</text:p>
          </table:table-cell>
          <table:table-cell office:value-type="float" office:value="1197.44" calcext:value-type="float">
            <text:p>1197,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665.5" calcext:value-type="float">
            <text:p>11665,5</text:p>
          </table:table-cell>
          <table:table-cell office:value-type="float" office:value="1178.17" calcext:value-type="float">
            <text:p>1178,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0023" calcext:value-type="float">
            <text:p>110023</text:p>
          </table:table-cell>
          <table:table-cell office:value-type="float" office:value="499.673" calcext:value-type="float">
            <text:p>499,6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53369.4" calcext:value-type="float">
            <text:p>53369,4</text:p>
          </table:table-cell>
          <table:table-cell office:value-type="float" office:value="1030.1" calcext:value-type="float">
            <text:p>1030,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3615.9" calcext:value-type="float">
            <text:p>43615,9</text:p>
          </table:table-cell>
          <table:table-cell office:value-type="float" office:value="1260.45" calcext:value-type="float">
            <text:p>1260,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062.6" calcext:value-type="float">
            <text:p>44062,6</text:p>
          </table:table-cell>
          <table:table-cell office:value-type="float" office:value="1247.67" calcext:value-type="float">
            <text:p>1247,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236" calcext:value-type="float">
            <text:p>44236</text:p>
          </table:table-cell>
          <table:table-cell office:value-type="float" office:value="1242.78" calcext:value-type="float">
            <text:p>1242,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376.5" calcext:value-type="float">
            <text:p>44376,5</text:p>
          </table:table-cell>
          <table:table-cell office:value-type="float" office:value="1238.85" calcext:value-type="float">
            <text:p>1238,85</text:p>
          </table:table-cell>
        </table:table-row>
      </table:table>
      <table:table table:name="HIP unroll 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4.25197" calcext:value-type="float">
            <text:p>4,25197</text:p>
          </table:table-cell>
          <table:table-cell office:value-type="float" office:value="197.288" calcext:value-type="float">
            <text:p>197,2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4.25926" calcext:value-type="float">
            <text:p>4,25926</text:p>
          </table:table-cell>
          <table:table-cell office:value-type="float" office:value="196.95" calcext:value-type="float">
            <text:p>196,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4.15283" calcext:value-type="float">
            <text:p>4,15283</text:p>
          </table:table-cell>
          <table:table-cell office:value-type="float" office:value="201.997" calcext:value-type="float">
            <text:p>201,99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3.87904" calcext:value-type="float">
            <text:p>3,87904</text:p>
          </table:table-cell>
          <table:table-cell office:value-type="float" office:value="216.255" calcext:value-type="float">
            <text:p>216,2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51581" calcext:value-type="float">
            <text:p>3,51581</text:p>
          </table:table-cell>
          <table:table-cell office:value-type="float" office:value="238.597" calcext:value-type="float">
            <text:p>238,59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.4217" calcext:value-type="float">
            <text:p>4,4217</text:p>
          </table:table-cell>
          <table:table-cell office:value-type="float" office:value="189.715" calcext:value-type="float">
            <text:p>189,7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7.91821" calcext:value-type="float">
            <text:p>7,91821</text:p>
          </table:table-cell>
          <table:table-cell office:value-type="float" office:value="423.763" calcext:value-type="float">
            <text:p>423,7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7.7409" calcext:value-type="float">
            <text:p>7,7409</text:p>
          </table:table-cell>
          <table:table-cell office:value-type="float" office:value="433.47" calcext:value-type="float">
            <text:p>433,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7.66762" calcext:value-type="float">
            <text:p>7,66762</text:p>
          </table:table-cell>
          <table:table-cell office:value-type="float" office:value="437.612" calcext:value-type="float">
            <text:p>437,6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7.68086" calcext:value-type="float">
            <text:p>7,68086</text:p>
          </table:table-cell>
          <table:table-cell office:value-type="float" office:value="436.858" calcext:value-type="float">
            <text:p>436,8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96538" calcext:value-type="float">
            <text:p>6,96538</text:p>
          </table:table-cell>
          <table:table-cell office:value-type="float" office:value="481.732" calcext:value-type="float">
            <text:p>481,7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.74051" calcext:value-type="float">
            <text:p>8,74051</text:p>
          </table:table-cell>
          <table:table-cell office:value-type="float" office:value="383.896" calcext:value-type="float">
            <text:p>383,8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.0019" calcext:value-type="float">
            <text:p>31,0019</text:p>
          </table:table-cell>
          <table:table-cell office:value-type="float" office:value="432.934" calcext:value-type="float">
            <text:p>432,9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4.4747" calcext:value-type="float">
            <text:p>14,4747</text:p>
          </table:table-cell>
          <table:table-cell office:value-type="float" office:value="927.256" calcext:value-type="float">
            <text:p>927,2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4.2693" calcext:value-type="float">
            <text:p>14,2693</text:p>
          </table:table-cell>
          <table:table-cell office:value-type="float" office:value="940.604" calcext:value-type="float">
            <text:p>940,6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5.0685" calcext:value-type="float">
            <text:p>15,0685</text:p>
          </table:table-cell>
          <table:table-cell office:value-type="float" office:value="890.715" calcext:value-type="float">
            <text:p>890,7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7.3923" calcext:value-type="float">
            <text:p>17,3923</text:p>
          </table:table-cell>
          <table:table-cell office:value-type="float" office:value="771.71" calcext:value-type="float">
            <text:p>771,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7.4211" calcext:value-type="float">
            <text:p>17,4211</text:p>
          </table:table-cell>
          <table:table-cell office:value-type="float" office:value="770.433" calcext:value-type="float">
            <text:p>770,4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90.7014" calcext:value-type="float">
            <text:p>90,7014</text:p>
          </table:table-cell>
          <table:table-cell office:value-type="float" office:value="591.91" calcext:value-type="float">
            <text:p>591,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65.5797" calcext:value-type="float">
            <text:p>65,5797</text:p>
          </table:table-cell>
          <table:table-cell office:value-type="float" office:value="818.655" calcext:value-type="float">
            <text:p>818,6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41.3422" calcext:value-type="float">
            <text:p>41,3422</text:p>
          </table:table-cell>
          <table:table-cell office:value-type="float" office:value="1298.6" calcext:value-type="float">
            <text:p>1298,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41.698" calcext:value-type="float">
            <text:p>41,698</text:p>
          </table:table-cell>
          <table:table-cell office:value-type="float" office:value="1287.52" calcext:value-type="float">
            <text:p>1287,5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49.4585" calcext:value-type="float">
            <text:p>49,4585</text:p>
          </table:table-cell>
          <table:table-cell office:value-type="float" office:value="1085.5" calcext:value-type="float">
            <text:p>1085,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64.8473" calcext:value-type="float">
            <text:p>64,8473</text:p>
          </table:table-cell>
          <table:table-cell office:value-type="float" office:value="827.9" calcext:value-type="float">
            <text:p>827,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95.219" calcext:value-type="float">
            <text:p>295,219</text:p>
          </table:table-cell>
          <table:table-cell office:value-type="float" office:value="727.42" calcext:value-type="float">
            <text:p>727,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98.08" calcext:value-type="float">
            <text:p>198,08</text:p>
          </table:table-cell>
          <table:table-cell office:value-type="float" office:value="1084.15" calcext:value-type="float">
            <text:p>1084,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210.881" calcext:value-type="float">
            <text:p>210,881</text:p>
          </table:table-cell>
          <table:table-cell office:value-type="float" office:value="1018.34" calcext:value-type="float">
            <text:p>1018,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202.464" calcext:value-type="float">
            <text:p>202,464</text:p>
          </table:table-cell>
          <table:table-cell office:value-type="float" office:value="1060.67" calcext:value-type="float">
            <text:p>1060,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218.445" calcext:value-type="float">
            <text:p>218,445</text:p>
          </table:table-cell>
          <table:table-cell office:value-type="float" office:value="983.076" calcext:value-type="float">
            <text:p>983,0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98.951" calcext:value-type="float">
            <text:p>198,951</text:p>
          </table:table-cell>
          <table:table-cell office:value-type="float" office:value="1079.4" calcext:value-type="float">
            <text:p>1079,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167.77" calcext:value-type="float">
            <text:p>1167,77</text:p>
          </table:table-cell>
          <table:table-cell office:value-type="float" office:value="735.587" calcext:value-type="float">
            <text:p>735,5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686.566" calcext:value-type="float">
            <text:p>686,566</text:p>
          </table:table-cell>
          <table:table-cell office:value-type="float" office:value="1251.14" calcext:value-type="float">
            <text:p>1251,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733.163" calcext:value-type="float">
            <text:p>733,163</text:p>
          </table:table-cell>
          <table:table-cell office:value-type="float" office:value="1171.63" calcext:value-type="float">
            <text:p>1171,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746.172" calcext:value-type="float">
            <text:p>746,172</text:p>
          </table:table-cell>
          <table:table-cell office:value-type="float" office:value="1151.2" calcext:value-type="float">
            <text:p>1151,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762" calcext:value-type="float">
            <text:p>762</text:p>
          </table:table-cell>
          <table:table-cell office:value-type="float" office:value="1127.29" calcext:value-type="float">
            <text:p>1127,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776.891" calcext:value-type="float">
            <text:p>776,891</text:p>
          </table:table-cell>
          <table:table-cell office:value-type="float" office:value="1105.68" calcext:value-type="float">
            <text:p>1105,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421.49" calcext:value-type="float">
            <text:p>4421,49</text:p>
          </table:table-cell>
          <table:table-cell office:value-type="float" office:value="777.107" calcext:value-type="float">
            <text:p>777,1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708.9" calcext:value-type="float">
            <text:p>2708,9</text:p>
          </table:table-cell>
          <table:table-cell office:value-type="float" office:value="1268.4" calcext:value-type="float">
            <text:p>1268,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91.36" calcext:value-type="float">
            <text:p>2491,36</text:p>
          </table:table-cell>
          <table:table-cell office:value-type="float" office:value="1379.16" calcext:value-type="float">
            <text:p>1379,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71.17" calcext:value-type="float">
            <text:p>2571,17</text:p>
          </table:table-cell>
          <table:table-cell office:value-type="float" office:value="1336.35" calcext:value-type="float">
            <text:p>1336,3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84.77" calcext:value-type="float">
            <text:p>2584,77</text:p>
          </table:table-cell>
          <table:table-cell office:value-type="float" office:value="1329.31" calcext:value-type="float">
            <text:p>1329,3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592.09" calcext:value-type="float">
            <text:p>2592,09</text:p>
          </table:table-cell>
          <table:table-cell office:value-type="float" office:value="1325.56" calcext:value-type="float">
            <text:p>1325,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118.6" calcext:value-type="float">
            <text:p>17118,6</text:p>
          </table:table-cell>
          <table:table-cell office:value-type="float" office:value="802.863" calcext:value-type="float">
            <text:p>802,8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91.1" calcext:value-type="float">
            <text:p>10391,1</text:p>
          </table:table-cell>
          <table:table-cell office:value-type="float" office:value="1322.66" calcext:value-type="float">
            <text:p>1322,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98.49" calcext:value-type="float">
            <text:p>9798,49</text:p>
          </table:table-cell>
          <table:table-cell office:value-type="float" office:value="1402.65" calcext:value-type="float">
            <text:p>1402,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9827.65" calcext:value-type="float">
            <text:p>9827,65</text:p>
          </table:table-cell>
          <table:table-cell office:value-type="float" office:value="1398.49" calcext:value-type="float">
            <text:p>1398,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220.8" calcext:value-type="float">
            <text:p>10220,8</text:p>
          </table:table-cell>
          <table:table-cell office:value-type="float" office:value="1344.69" calcext:value-type="float">
            <text:p>1344,6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47.2" calcext:value-type="float">
            <text:p>10347,2</text:p>
          </table:table-cell>
          <table:table-cell office:value-type="float" office:value="1328.28" calcext:value-type="float">
            <text:p>1328,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69382.2" calcext:value-type="float">
            <text:p>69382,2</text:p>
          </table:table-cell>
          <table:table-cell office:value-type="float" office:value="792.359" calcext:value-type="float">
            <text:p>792,3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40708.5" calcext:value-type="float">
            <text:p>40708,5</text:p>
          </table:table-cell>
          <table:table-cell office:value-type="float" office:value="1350.47" calcext:value-type="float">
            <text:p>1350,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569.7" calcext:value-type="float">
            <text:p>38569,7</text:p>
          </table:table-cell>
          <table:table-cell office:value-type="float" office:value="1425.36" calcext:value-type="float">
            <text:p>1425,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524.2" calcext:value-type="float">
            <text:p>38524,2</text:p>
          </table:table-cell>
          <table:table-cell office:value-type="float" office:value="1427.04" calcext:value-type="float">
            <text:p>1427,0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9286.1" calcext:value-type="float">
            <text:p>39286,1</text:p>
          </table:table-cell>
          <table:table-cell office:value-type="float" office:value="1399.37" calcext:value-type="float">
            <text:p>1399,3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9321.2" calcext:value-type="float">
            <text:p>39321,2</text:p>
          </table:table-cell>
          <table:table-cell office:value-type="float" office:value="1398.12" calcext:value-type="float">
            <text:p>1398,12</text:p>
          </table:table-cell>
        </table:table-row>
      </table:table>
      <table:table table:name="HIP unroll 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.85754" calcext:value-type="float">
            <text:p>3,85754</text:p>
          </table:table-cell>
          <table:table-cell office:value-type="float" office:value="217.46" calcext:value-type="float">
            <text:p>217,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.78653" calcext:value-type="float">
            <text:p>3,78653</text:p>
          </table:table-cell>
          <table:table-cell office:value-type="float" office:value="221.538" calcext:value-type="float">
            <text:p>221,5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.77824" calcext:value-type="float">
            <text:p>3,77824</text:p>
          </table:table-cell>
          <table:table-cell office:value-type="float" office:value="222.024" calcext:value-type="float">
            <text:p>222,0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3.06883" calcext:value-type="float">
            <text:p>3,06883</text:p>
          </table:table-cell>
          <table:table-cell office:value-type="float" office:value="273.349" calcext:value-type="float">
            <text:p>273,3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90918" calcext:value-type="float">
            <text:p>2,90918</text:p>
          </table:table-cell>
          <table:table-cell office:value-type="float" office:value="288.349" calcext:value-type="float">
            <text:p>288,3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67405" calcext:value-type="float">
            <text:p>3,67405</text:p>
          </table:table-cell>
          <table:table-cell office:value-type="float" office:value="228.321" calcext:value-type="float">
            <text:p>228,32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6.70026" calcext:value-type="float">
            <text:p>6,70026</text:p>
          </table:table-cell>
          <table:table-cell office:value-type="float" office:value="500.793" calcext:value-type="float">
            <text:p>500,7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6.40259" calcext:value-type="float">
            <text:p>6,40259</text:p>
          </table:table-cell>
          <table:table-cell office:value-type="float" office:value="524.076" calcext:value-type="float">
            <text:p>524,0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6.35437" calcext:value-type="float">
            <text:p>6,35437</text:p>
          </table:table-cell>
          <table:table-cell office:value-type="float" office:value="528.053" calcext:value-type="float">
            <text:p>528,0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6.08061" calcext:value-type="float">
            <text:p>6,08061</text:p>
          </table:table-cell>
          <table:table-cell office:value-type="float" office:value="551.827" calcext:value-type="float">
            <text:p>551,8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77546" calcext:value-type="float">
            <text:p>5,77546</text:p>
          </table:table-cell>
          <table:table-cell office:value-type="float" office:value="580.983" calcext:value-type="float">
            <text:p>580,98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7.64602" calcext:value-type="float">
            <text:p>7,64602</text:p>
          </table:table-cell>
          <table:table-cell office:value-type="float" office:value="438.849" calcext:value-type="float">
            <text:p>438,8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7.2556" calcext:value-type="float">
            <text:p>27,2556</text:p>
          </table:table-cell>
          <table:table-cell office:value-type="float" office:value="492.44" calcext:value-type="float">
            <text:p>492,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2.3396" calcext:value-type="float">
            <text:p>12,3396</text:p>
          </table:table-cell>
          <table:table-cell office:value-type="float" office:value="1087.7" calcext:value-type="float">
            <text:p>1087,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2.189" calcext:value-type="float">
            <text:p>12,189</text:p>
          </table:table-cell>
          <table:table-cell office:value-type="float" office:value="1101.14" calcext:value-type="float">
            <text:p>1101,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2.9098" calcext:value-type="float">
            <text:p>12,9098</text:p>
          </table:table-cell>
          <table:table-cell office:value-type="float" office:value="1039.66" calcext:value-type="float">
            <text:p>1039,6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4.3784" calcext:value-type="float">
            <text:p>14,3784</text:p>
          </table:table-cell>
          <table:table-cell office:value-type="float" office:value="933.466" calcext:value-type="float">
            <text:p>933,4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4.4321" calcext:value-type="float">
            <text:p>14,4321</text:p>
          </table:table-cell>
          <table:table-cell office:value-type="float" office:value="929.993" calcext:value-type="float">
            <text:p>929,9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79.1153" calcext:value-type="float">
            <text:p>79,1153</text:p>
          </table:table-cell>
          <table:table-cell office:value-type="float" office:value="678.593" calcext:value-type="float">
            <text:p>678,5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53.8858" calcext:value-type="float">
            <text:p>53,8858</text:p>
          </table:table-cell>
          <table:table-cell office:value-type="float" office:value="996.313" calcext:value-type="float">
            <text:p>996,3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4.9587" calcext:value-type="float">
            <text:p>34,9587</text:p>
          </table:table-cell>
          <table:table-cell office:value-type="float" office:value="1535.73" calcext:value-type="float">
            <text:p>1535,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5.235" calcext:value-type="float">
            <text:p>35,235</text:p>
          </table:table-cell>
          <table:table-cell office:value-type="float" office:value="1523.69" calcext:value-type="float">
            <text:p>1523,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40.6754" calcext:value-type="float">
            <text:p>40,6754</text:p>
          </table:table-cell>
          <table:table-cell office:value-type="float" office:value="1319.89" calcext:value-type="float">
            <text:p>1319,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53.1533" calcext:value-type="float">
            <text:p>53,1533</text:p>
          </table:table-cell>
          <table:table-cell office:value-type="float" office:value="1010.04" calcext:value-type="float">
            <text:p>1010,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56.929" calcext:value-type="float">
            <text:p>256,929</text:p>
          </table:table-cell>
          <table:table-cell office:value-type="float" office:value="835.827" calcext:value-type="float">
            <text:p>835,8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69.476" calcext:value-type="float">
            <text:p>169,476</text:p>
          </table:table-cell>
          <table:table-cell office:value-type="float" office:value="1267.13" calcext:value-type="float">
            <text:p>1267,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74.979" calcext:value-type="float">
            <text:p>174,979</text:p>
          </table:table-cell>
          <table:table-cell office:value-type="float" office:value="1227.28" calcext:value-type="float">
            <text:p>1227,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55.817" calcext:value-type="float">
            <text:p>155,817</text:p>
          </table:table-cell>
          <table:table-cell office:value-type="float" office:value="1378.21" calcext:value-type="float">
            <text:p>1378,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62.452" calcext:value-type="float">
            <text:p>162,452</text:p>
          </table:table-cell>
          <table:table-cell office:value-type="float" office:value="1321.92" calcext:value-type="float">
            <text:p>1321,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202.574" calcext:value-type="float">
            <text:p>202,574</text:p>
          </table:table-cell>
          <table:table-cell office:value-type="float" office:value="1060.1" calcext:value-type="float">
            <text:p>1060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003.17" calcext:value-type="float">
            <text:p>1003,17</text:p>
          </table:table-cell>
          <table:table-cell office:value-type="float" office:value="856.281" calcext:value-type="float">
            <text:p>856,2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580.359" calcext:value-type="float">
            <text:p>580,359</text:p>
          </table:table-cell>
          <table:table-cell office:value-type="float" office:value="1480.11" calcext:value-type="float">
            <text:p>1480,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06.897" calcext:value-type="float">
            <text:p>606,897</text:p>
          </table:table-cell>
          <table:table-cell office:value-type="float" office:value="1415.39" calcext:value-type="float">
            <text:p>1415,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619.219" calcext:value-type="float">
            <text:p>619,219</text:p>
          </table:table-cell>
          <table:table-cell office:value-type="float" office:value="1387.22" calcext:value-type="float">
            <text:p>1387,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93.057" calcext:value-type="float">
            <text:p>593,057</text:p>
          </table:table-cell>
          <table:table-cell office:value-type="float" office:value="1448.42" calcext:value-type="float">
            <text:p>1448,4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637.086" calcext:value-type="float">
            <text:p>637,086</text:p>
          </table:table-cell>
          <table:table-cell office:value-type="float" office:value="1348.32" calcext:value-type="float">
            <text:p>1348,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3794.51" calcext:value-type="float">
            <text:p>3794,51</text:p>
          </table:table-cell>
          <table:table-cell office:value-type="float" office:value="905.512" calcext:value-type="float">
            <text:p>905,5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25.59" calcext:value-type="float">
            <text:p>2325,59</text:p>
          </table:table-cell>
          <table:table-cell office:value-type="float" office:value="1477.47" calcext:value-type="float">
            <text:p>1477,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09.33" calcext:value-type="float">
            <text:p>2109,33</text:p>
          </table:table-cell>
          <table:table-cell office:value-type="float" office:value="1628.94" calcext:value-type="float">
            <text:p>1628,9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31.64" calcext:value-type="float">
            <text:p>2131,64</text:p>
          </table:table-cell>
          <table:table-cell office:value-type="float" office:value="1611.89" calcext:value-type="float">
            <text:p>1611,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30.23" calcext:value-type="float">
            <text:p>2130,23</text:p>
          </table:table-cell>
          <table:table-cell office:value-type="float" office:value="1612.96" calcext:value-type="float">
            <text:p>1612,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29.62" calcext:value-type="float">
            <text:p>2129,62</text:p>
          </table:table-cell>
          <table:table-cell office:value-type="float" office:value="1613.42" calcext:value-type="float">
            <text:p>1613,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44.6" calcext:value-type="float">
            <text:p>14844,6</text:p>
          </table:table-cell>
          <table:table-cell office:value-type="float" office:value="925.849" calcext:value-type="float">
            <text:p>925,8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76.94" calcext:value-type="float">
            <text:p>8776,94</text:p>
          </table:table-cell>
          <table:table-cell office:value-type="float" office:value="1565.91" calcext:value-type="float">
            <text:p>1565,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8144.67" calcext:value-type="float">
            <text:p>8144,67</text:p>
          </table:table-cell>
          <table:table-cell office:value-type="float" office:value="1687.47" calcext:value-type="float">
            <text:p>1687,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8106.95" calcext:value-type="float">
            <text:p>8106,95</text:p>
          </table:table-cell>
          <table:table-cell office:value-type="float" office:value="1695.32" calcext:value-type="float">
            <text:p>1695,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395.45" calcext:value-type="float">
            <text:p>8395,45</text:p>
          </table:table-cell>
          <table:table-cell office:value-type="float" office:value="1637.06" calcext:value-type="float">
            <text:p>1637,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330.27" calcext:value-type="float">
            <text:p>8330,27</text:p>
          </table:table-cell>
          <table:table-cell office:value-type="float" office:value="1649.87" calcext:value-type="float">
            <text:p>1649,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59796.1" calcext:value-type="float">
            <text:p>59796,1</text:p>
          </table:table-cell>
          <table:table-cell office:value-type="float" office:value="919.384" calcext:value-type="float">
            <text:p>919,3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4601.8" calcext:value-type="float">
            <text:p>34601,8</text:p>
          </table:table-cell>
          <table:table-cell office:value-type="float" office:value="1588.81" calcext:value-type="float">
            <text:p>1588,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558" calcext:value-type="float">
            <text:p>32558</text:p>
          </table:table-cell>
          <table:table-cell office:value-type="float" office:value="1688.54" calcext:value-type="float">
            <text:p>1688,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908.4" calcext:value-type="float">
            <text:p>31908,4</text:p>
          </table:table-cell>
          <table:table-cell office:value-type="float" office:value="1722.92" calcext:value-type="float">
            <text:p>1722,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11.3" calcext:value-type="float">
            <text:p>32311,3</text:p>
          </table:table-cell>
          <table:table-cell office:value-type="float" office:value="1701.43" calcext:value-type="float">
            <text:p>1701,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250.4" calcext:value-type="float">
            <text:p>32250,4</text:p>
          </table:table-cell>
          <table:table-cell office:value-type="float" office:value="1704.65" calcext:value-type="float">
            <text:p>1704,65</text:p>
          </table:table-cell>
        </table:table-row>
      </table:table>
      <table:table table:name="HIP unroll 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.41667" calcext:value-type="float">
            <text:p>3,41667</text:p>
          </table:table-cell>
          <table:table-cell office:value-type="float" office:value="245.52" calcext:value-type="float">
            <text:p>245,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.32483" calcext:value-type="float">
            <text:p>3,32483</text:p>
          </table:table-cell>
          <table:table-cell office:value-type="float" office:value="252.302" calcext:value-type="float">
            <text:p>252,3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.12538" calcext:value-type="float">
            <text:p>3,12538</text:p>
          </table:table-cell>
          <table:table-cell office:value-type="float" office:value="268.403" calcext:value-type="float">
            <text:p>268,4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81971" calcext:value-type="float">
            <text:p>2,81971</text:p>
          </table:table-cell>
          <table:table-cell office:value-type="float" office:value="297.499" calcext:value-type="float">
            <text:p>297,4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76077" calcext:value-type="float">
            <text:p>2,76077</text:p>
          </table:table-cell>
          <table:table-cell office:value-type="float" office:value="303.851" calcext:value-type="float">
            <text:p>303,8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46" calcext:value-type="float">
            <text:p>3,46</text:p>
          </table:table-cell>
          <table:table-cell office:value-type="float" office:value="242.445" calcext:value-type="float">
            <text:p>242,4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6.18774" calcext:value-type="float">
            <text:p>6,18774</text:p>
          </table:table-cell>
          <table:table-cell office:value-type="float" office:value="542.272" calcext:value-type="float">
            <text:p>542,2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5.85267" calcext:value-type="float">
            <text:p>5,85267</text:p>
          </table:table-cell>
          <table:table-cell office:value-type="float" office:value="573.318" calcext:value-type="float">
            <text:p>573,3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5.80211" calcext:value-type="float">
            <text:p>5,80211</text:p>
          </table:table-cell>
          <table:table-cell office:value-type="float" office:value="578.314" calcext:value-type="float">
            <text:p>578,3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5.62109" calcext:value-type="float">
            <text:p>5,62109</text:p>
          </table:table-cell>
          <table:table-cell office:value-type="float" office:value="596.938" calcext:value-type="float">
            <text:p>596,9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4711" calcext:value-type="float">
            <text:p>5,4711</text:p>
          </table:table-cell>
          <table:table-cell office:value-type="float" office:value="613.303" calcext:value-type="float">
            <text:p>613,30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8609" calcext:value-type="float">
            <text:p>6,8609</text:p>
          </table:table-cell>
          <table:table-cell office:value-type="float" office:value="489.068" calcext:value-type="float">
            <text:p>489,0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5.1226" calcext:value-type="float">
            <text:p>25,1226</text:p>
          </table:table-cell>
          <table:table-cell office:value-type="float" office:value="534.252" calcext:value-type="float">
            <text:p>534,2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1.895" calcext:value-type="float">
            <text:p>11,895</text:p>
          </table:table-cell>
          <table:table-cell office:value-type="float" office:value="1128.35" calcext:value-type="float">
            <text:p>1128,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1.3813" calcext:value-type="float">
            <text:p>11,3813</text:p>
          </table:table-cell>
          <table:table-cell office:value-type="float" office:value="1179.28" calcext:value-type="float">
            <text:p>1179,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1.7888" calcext:value-type="float">
            <text:p>11,7888</text:p>
          </table:table-cell>
          <table:table-cell office:value-type="float" office:value="1138.52" calcext:value-type="float">
            <text:p>1138,5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7132" calcext:value-type="float">
            <text:p>13,7132</text:p>
          </table:table-cell>
          <table:table-cell office:value-type="float" office:value="978.747" calcext:value-type="float">
            <text:p>978,74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3.6458" calcext:value-type="float">
            <text:p>13,6458</text:p>
          </table:table-cell>
          <table:table-cell office:value-type="float" office:value="983.586" calcext:value-type="float">
            <text:p>983,5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73.8742" calcext:value-type="float">
            <text:p>73,8742</text:p>
          </table:table-cell>
          <table:table-cell office:value-type="float" office:value="726.737" calcext:value-type="float">
            <text:p>726,7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52.3488" calcext:value-type="float">
            <text:p>52,3488</text:p>
          </table:table-cell>
          <table:table-cell office:value-type="float" office:value="1025.56" calcext:value-type="float">
            <text:p>1025,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3.7492" calcext:value-type="float">
            <text:p>33,7492</text:p>
          </table:table-cell>
          <table:table-cell office:value-type="float" office:value="1590.77" calcext:value-type="float">
            <text:p>1590,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3.9875" calcext:value-type="float">
            <text:p>33,9875</text:p>
          </table:table-cell>
          <table:table-cell office:value-type="float" office:value="1579.61" calcext:value-type="float">
            <text:p>1579,6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9.158" calcext:value-type="float">
            <text:p>39,158</text:p>
          </table:table-cell>
          <table:table-cell office:value-type="float" office:value="1371.04" calcext:value-type="float">
            <text:p>1371,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50.8603" calcext:value-type="float">
            <text:p>50,8603</text:p>
          </table:table-cell>
          <table:table-cell office:value-type="float" office:value="1055.58" calcext:value-type="float">
            <text:p>1055,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41.269" calcext:value-type="float">
            <text:p>241,269</text:p>
          </table:table-cell>
          <table:table-cell office:value-type="float" office:value="890.08" calcext:value-type="float">
            <text:p>890,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58.658" calcext:value-type="float">
            <text:p>158,658</text:p>
          </table:table-cell>
          <table:table-cell office:value-type="float" office:value="1353.53" calcext:value-type="float">
            <text:p>1353,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53.394" calcext:value-type="float">
            <text:p>153,394</text:p>
          </table:table-cell>
          <table:table-cell office:value-type="float" office:value="1399.98" calcext:value-type="float">
            <text:p>1399,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49.906" calcext:value-type="float">
            <text:p>149,906</text:p>
          </table:table-cell>
          <table:table-cell office:value-type="float" office:value="1432.55" calcext:value-type="float">
            <text:p>1432,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54.157" calcext:value-type="float">
            <text:p>154,157</text:p>
          </table:table-cell>
          <table:table-cell office:value-type="float" office:value="1393.05" calcext:value-type="float">
            <text:p>1393,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65.171" calcext:value-type="float">
            <text:p>165,171</text:p>
          </table:table-cell>
          <table:table-cell office:value-type="float" office:value="1300.15" calcext:value-type="float">
            <text:p>1300,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957.24" calcext:value-type="float">
            <text:p>957,24</text:p>
          </table:table-cell>
          <table:table-cell office:value-type="float" office:value="897.365" calcext:value-type="float">
            <text:p>897,3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562.029" calcext:value-type="float">
            <text:p>562,029</text:p>
          </table:table-cell>
          <table:table-cell office:value-type="float" office:value="1528.38" calcext:value-type="float">
            <text:p>1528,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567.679" calcext:value-type="float">
            <text:p>567,679</text:p>
          </table:table-cell>
          <table:table-cell office:value-type="float" office:value="1513.17" calcext:value-type="float">
            <text:p>1513,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72.876" calcext:value-type="float">
            <text:p>572,876</text:p>
          </table:table-cell>
          <table:table-cell office:value-type="float" office:value="1499.44" calcext:value-type="float">
            <text:p>1499,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86.535" calcext:value-type="float">
            <text:p>586,535</text:p>
          </table:table-cell>
          <table:table-cell office:value-type="float" office:value="1464.52" calcext:value-type="float">
            <text:p>1464,5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606.962" calcext:value-type="float">
            <text:p>606,962</text:p>
          </table:table-cell>
          <table:table-cell office:value-type="float" office:value="1415.23" calcext:value-type="float">
            <text:p>1415,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3630.45" calcext:value-type="float">
            <text:p>3630,45</text:p>
          </table:table-cell>
          <table:table-cell office:value-type="float" office:value="946.431" calcext:value-type="float">
            <text:p>946,4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05.68" calcext:value-type="float">
            <text:p>2205,68</text:p>
          </table:table-cell>
          <table:table-cell office:value-type="float" office:value="1557.79" calcext:value-type="float">
            <text:p>1557,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90.08" calcext:value-type="float">
            <text:p>1990,08</text:p>
          </table:table-cell>
          <table:table-cell office:value-type="float" office:value="1726.55" calcext:value-type="float">
            <text:p>1726,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04.9" calcext:value-type="float">
            <text:p>2004,9</text:p>
          </table:table-cell>
          <table:table-cell office:value-type="float" office:value="1713.79" calcext:value-type="float">
            <text:p>1713,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38.1" calcext:value-type="float">
            <text:p>2038,1</text:p>
          </table:table-cell>
          <table:table-cell office:value-type="float" office:value="1685.87" calcext:value-type="float">
            <text:p>1685,8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28.23" calcext:value-type="float">
            <text:p>2028,23</text:p>
          </table:table-cell>
          <table:table-cell office:value-type="float" office:value="1694.08" calcext:value-type="float">
            <text:p>1694,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217.2" calcext:value-type="float">
            <text:p>14217,2</text:p>
          </table:table-cell>
          <table:table-cell office:value-type="float" office:value="966.71" calcext:value-type="float">
            <text:p>966,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386.95" calcext:value-type="float">
            <text:p>8386,95</text:p>
          </table:table-cell>
          <table:table-cell office:value-type="float" office:value="1638.72" calcext:value-type="float">
            <text:p>1638,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67.88" calcext:value-type="float">
            <text:p>7867,88</text:p>
          </table:table-cell>
          <table:table-cell office:value-type="float" office:value="1746.84" calcext:value-type="float">
            <text:p>1746,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75.6" calcext:value-type="float">
            <text:p>7775,6</text:p>
          </table:table-cell>
          <table:table-cell office:value-type="float" office:value="1767.57" calcext:value-type="float">
            <text:p>1767,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98.92" calcext:value-type="float">
            <text:p>7898,92</text:p>
          </table:table-cell>
          <table:table-cell office:value-type="float" office:value="1739.97" calcext:value-type="float">
            <text:p>1739,9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088.5" calcext:value-type="float">
            <text:p>8088,5</text:p>
          </table:table-cell>
          <table:table-cell office:value-type="float" office:value="1699.19" calcext:value-type="float">
            <text:p>1699,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57310.7" calcext:value-type="float">
            <text:p>57310,7</text:p>
          </table:table-cell>
          <table:table-cell office:value-type="float" office:value="959.256" calcext:value-type="float">
            <text:p>959,2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363.4" calcext:value-type="float">
            <text:p>33363,4</text:p>
          </table:table-cell>
          <table:table-cell office:value-type="float" office:value="1647.78" calcext:value-type="float">
            <text:p>1647,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857.8" calcext:value-type="float">
            <text:p>31857,8</text:p>
          </table:table-cell>
          <table:table-cell office:value-type="float" office:value="1725.66" calcext:value-type="float">
            <text:p>1725,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391.7" calcext:value-type="float">
            <text:p>31391,7</text:p>
          </table:table-cell>
          <table:table-cell office:value-type="float" office:value="1751.28" calcext:value-type="float">
            <text:p>1751,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836.2" calcext:value-type="float">
            <text:p>30836,2</text:p>
          </table:table-cell>
          <table:table-cell office:value-type="float" office:value="1782.83" calcext:value-type="float">
            <text:p>1782,8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750.5" calcext:value-type="float">
            <text:p>30750,5</text:p>
          </table:table-cell>
          <table:table-cell office:value-type="float" office:value="1787.79" calcext:value-type="float">
            <text:p>1787,79</text:p>
          </table:table-cell>
        </table:table-row>
      </table:table>
      <table:table table:name="HIP unroll 16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3.21101" calcext:value-type="float">
            <text:p>3,21101</text:p>
          </table:table-cell>
          <table:table-cell office:value-type="float" office:value="261.245" calcext:value-type="float">
            <text:p>261,2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.37686" calcext:value-type="float">
            <text:p>3,37686</text:p>
          </table:table-cell>
          <table:table-cell office:value-type="float" office:value="248.414" calcext:value-type="float">
            <text:p>248,4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94998" calcext:value-type="float">
            <text:p>2,94998</text:p>
          </table:table-cell>
          <table:table-cell office:value-type="float" office:value="284.361" calcext:value-type="float">
            <text:p>284,3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86045" calcext:value-type="float">
            <text:p>2,86045</text:p>
          </table:table-cell>
          <table:table-cell office:value-type="float" office:value="293.262" calcext:value-type="float">
            <text:p>293,2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75933" calcext:value-type="float">
            <text:p>2,75933</text:p>
          </table:table-cell>
          <table:table-cell office:value-type="float" office:value="304.009" calcext:value-type="float">
            <text:p>304,00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38931" calcext:value-type="float">
            <text:p>3,38931</text:p>
          </table:table-cell>
          <table:table-cell office:value-type="float" office:value="247.502" calcext:value-type="float">
            <text:p>247,5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6.29037" calcext:value-type="float">
            <text:p>6,29037</text:p>
          </table:table-cell>
          <table:table-cell office:value-type="float" office:value="533.426" calcext:value-type="float">
            <text:p>533,4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5.9505" calcext:value-type="float">
            <text:p>5,9505</text:p>
          </table:table-cell>
          <table:table-cell office:value-type="float" office:value="563.893" calcext:value-type="float">
            <text:p>563,8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5.90586" calcext:value-type="float">
            <text:p>5,90586</text:p>
          </table:table-cell>
          <table:table-cell office:value-type="float" office:value="568.155" calcext:value-type="float">
            <text:p>568,1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5.67744" calcext:value-type="float">
            <text:p>5,67744</text:p>
          </table:table-cell>
          <table:table-cell office:value-type="float" office:value="591.013" calcext:value-type="float">
            <text:p>591,0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.46387" calcext:value-type="float">
            <text:p>5,46387</text:p>
          </table:table-cell>
          <table:table-cell office:value-type="float" office:value="614.115" calcext:value-type="float">
            <text:p>614,11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7023" calcext:value-type="float">
            <text:p>6,7023</text:p>
          </table:table-cell>
          <table:table-cell office:value-type="float" office:value="500.64" calcext:value-type="float">
            <text:p>500,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4.2726" calcext:value-type="float">
            <text:p>24,2726</text:p>
          </table:table-cell>
          <table:table-cell office:value-type="float" office:value="552.96" calcext:value-type="float">
            <text:p>552,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1.7748" calcext:value-type="float">
            <text:p>11,7748</text:p>
          </table:table-cell>
          <table:table-cell office:value-type="float" office:value="1139.87" calcext:value-type="float">
            <text:p>1139,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1.652" calcext:value-type="float">
            <text:p>11,652</text:p>
          </table:table-cell>
          <table:table-cell office:value-type="float" office:value="1151.89" calcext:value-type="float">
            <text:p>1151,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2.1279" calcext:value-type="float">
            <text:p>12,1279</text:p>
          </table:table-cell>
          <table:table-cell office:value-type="float" office:value="1106.68" calcext:value-type="float">
            <text:p>1106,6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5166" calcext:value-type="float">
            <text:p>13,5166</text:p>
          </table:table-cell>
          <table:table-cell office:value-type="float" office:value="992.984" calcext:value-type="float">
            <text:p>992,98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3.3353" calcext:value-type="float">
            <text:p>13,3353</text:p>
          </table:table-cell>
          <table:table-cell office:value-type="float" office:value="1006.49" calcext:value-type="float">
            <text:p>1006,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72.4909" calcext:value-type="float">
            <text:p>72,4909</text:p>
          </table:table-cell>
          <table:table-cell office:value-type="float" office:value="740.604" calcext:value-type="float">
            <text:p>740,6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51.1463" calcext:value-type="float">
            <text:p>51,1463</text:p>
          </table:table-cell>
          <table:table-cell office:value-type="float" office:value="1049.68" calcext:value-type="float">
            <text:p>1049,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2.8564" calcext:value-type="float">
            <text:p>32,8564</text:p>
          </table:table-cell>
          <table:table-cell office:value-type="float" office:value="1633.99" calcext:value-type="float">
            <text:p>1633,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2.8799" calcext:value-type="float">
            <text:p>32,8799</text:p>
          </table:table-cell>
          <table:table-cell office:value-type="float" office:value="1632.82" calcext:value-type="float">
            <text:p>1632,8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7.7257" calcext:value-type="float">
            <text:p>37,7257</text:p>
          </table:table-cell>
          <table:table-cell office:value-type="float" office:value="1423.09" calcext:value-type="float">
            <text:p>1423,0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9.4692" calcext:value-type="float">
            <text:p>49,4692</text:p>
          </table:table-cell>
          <table:table-cell office:value-type="float" office:value="1085.26" calcext:value-type="float">
            <text:p>1085,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239.92" calcext:value-type="float">
            <text:p>239,92</text:p>
          </table:table-cell>
          <table:table-cell office:value-type="float" office:value="895.084" calcext:value-type="float">
            <text:p>895,0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55.452" calcext:value-type="float">
            <text:p>155,452</text:p>
          </table:table-cell>
          <table:table-cell office:value-type="float" office:value="1381.44" calcext:value-type="float">
            <text:p>1381,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55.226" calcext:value-type="float">
            <text:p>155,226</text:p>
          </table:table-cell>
          <table:table-cell office:value-type="float" office:value="1383.46" calcext:value-type="float">
            <text:p>1383,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47.283" calcext:value-type="float">
            <text:p>147,283</text:p>
          </table:table-cell>
          <table:table-cell office:value-type="float" office:value="1458.06" calcext:value-type="float">
            <text:p>1458,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52.888" calcext:value-type="float">
            <text:p>152,888</text:p>
          </table:table-cell>
          <table:table-cell office:value-type="float" office:value="1404.62" calcext:value-type="float">
            <text:p>1404,6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56.462" calcext:value-type="float">
            <text:p>156,462</text:p>
          </table:table-cell>
          <table:table-cell office:value-type="float" office:value="1372.52" calcext:value-type="float">
            <text:p>1372,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956.022" calcext:value-type="float">
            <text:p>956,022</text:p>
          </table:table-cell>
          <table:table-cell office:value-type="float" office:value="898.508" calcext:value-type="float">
            <text:p>898,5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546.541" calcext:value-type="float">
            <text:p>546,541</text:p>
          </table:table-cell>
          <table:table-cell office:value-type="float" office:value="1571.69" calcext:value-type="float">
            <text:p>1571,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556.411" calcext:value-type="float">
            <text:p>556,411</text:p>
          </table:table-cell>
          <table:table-cell office:value-type="float" office:value="1543.81" calcext:value-type="float">
            <text:p>1543,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65.579" calcext:value-type="float">
            <text:p>565,579</text:p>
          </table:table-cell>
          <table:table-cell office:value-type="float" office:value="1518.79" calcext:value-type="float">
            <text:p>1518,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77.606" calcext:value-type="float">
            <text:p>577,606</text:p>
          </table:table-cell>
          <table:table-cell office:value-type="float" office:value="1487.16" calcext:value-type="float">
            <text:p>1487,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93.403" calcext:value-type="float">
            <text:p>593,403</text:p>
          </table:table-cell>
          <table:table-cell office:value-type="float" office:value="1447.57" calcext:value-type="float">
            <text:p>1447,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3629.42" calcext:value-type="float">
            <text:p>3629,42</text:p>
          </table:table-cell>
          <table:table-cell office:value-type="float" office:value="946.7" calcext:value-type="float">
            <text:p>946,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54.25" calcext:value-type="float">
            <text:p>2154,25</text:p>
          </table:table-cell>
          <table:table-cell office:value-type="float" office:value="1594.97" calcext:value-type="float">
            <text:p>1594,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67.7" calcext:value-type="float">
            <text:p>1967,7</text:p>
          </table:table-cell>
          <table:table-cell office:value-type="float" office:value="1746.19" calcext:value-type="float">
            <text:p>1746,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7.01" calcext:value-type="float">
            <text:p>1987,01</text:p>
          </table:table-cell>
          <table:table-cell office:value-type="float" office:value="1729.22" calcext:value-type="float">
            <text:p>1729,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93.44" calcext:value-type="float">
            <text:p>1993,44</text:p>
          </table:table-cell>
          <table:table-cell office:value-type="float" office:value="1723.64" calcext:value-type="float">
            <text:p>1723,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78.42" calcext:value-type="float">
            <text:p>1978,42</text:p>
          </table:table-cell>
          <table:table-cell office:value-type="float" office:value="1736.73" calcext:value-type="float">
            <text:p>1736,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184.7" calcext:value-type="float">
            <text:p>14184,7</text:p>
          </table:table-cell>
          <table:table-cell office:value-type="float" office:value="968.926" calcext:value-type="float">
            <text:p>968,9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248.77" calcext:value-type="float">
            <text:p>8248,77</text:p>
          </table:table-cell>
          <table:table-cell office:value-type="float" office:value="1666.18" calcext:value-type="float">
            <text:p>1666,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65.08" calcext:value-type="float">
            <text:p>7765,08</text:p>
          </table:table-cell>
          <table:table-cell office:value-type="float" office:value="1769.96" calcext:value-type="float">
            <text:p>1769,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23.35" calcext:value-type="float">
            <text:p>7723,35</text:p>
          </table:table-cell>
          <table:table-cell office:value-type="float" office:value="1779.53" calcext:value-type="float">
            <text:p>1779,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45.37" calcext:value-type="float">
            <text:p>7745,37</text:p>
          </table:table-cell>
          <table:table-cell office:value-type="float" office:value="1774.47" calcext:value-type="float">
            <text:p>1774,4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024.7" calcext:value-type="float">
            <text:p>8024,7</text:p>
          </table:table-cell>
          <table:table-cell office:value-type="float" office:value="1712.7" calcext:value-type="float">
            <text:p>1712,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57407.8" calcext:value-type="float">
            <text:p>57407,8</text:p>
          </table:table-cell>
          <table:table-cell office:value-type="float" office:value="957.633" calcext:value-type="float">
            <text:p>957,6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449.9" calcext:value-type="float">
            <text:p>32449,9</text:p>
          </table:table-cell>
          <table:table-cell office:value-type="float" office:value="1694.17" calcext:value-type="float">
            <text:p>1694,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202.4" calcext:value-type="float">
            <text:p>32202,4</text:p>
          </table:table-cell>
          <table:table-cell office:value-type="float" office:value="1707.19" calcext:value-type="float">
            <text:p>1707,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835.3" calcext:value-type="float">
            <text:p>30835,3</text:p>
          </table:table-cell>
          <table:table-cell office:value-type="float" office:value="1782.88" calcext:value-type="float">
            <text:p>1782,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165.7" calcext:value-type="float">
            <text:p>31165,7</text:p>
          </table:table-cell>
          <table:table-cell office:value-type="float" office:value="1763.97" calcext:value-type="float">
            <text:p>1763,9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994.5" calcext:value-type="float">
            <text:p>30994,5</text:p>
          </table:table-cell>
          <table:table-cell office:value-type="float" office:value="1773.72" calcext:value-type="float">
            <text:p>1773,72</text:p>
          </table:table-cell>
        </table:table-row>
      </table:table>
      <table:table table:name="HIP unroll 3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2.70211" calcext:value-type="float">
            <text:p>2,70211</text:p>
          </table:table-cell>
          <table:table-cell office:value-type="float" office:value="310.446" calcext:value-type="float">
            <text:p>310,4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4113" calcext:value-type="float">
            <text:p>2,4113</text:p>
          </table:table-cell>
          <table:table-cell office:value-type="float" office:value="347.888" calcext:value-type="float">
            <text:p>347,8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36931" calcext:value-type="float">
            <text:p>2,36931</text:p>
          </table:table-cell>
          <table:table-cell office:value-type="float" office:value="354.052" calcext:value-type="float">
            <text:p>354,0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2663" calcext:value-type="float">
            <text:p>2,2663</text:p>
          </table:table-cell>
          <table:table-cell office:value-type="float" office:value="370.145" calcext:value-type="float">
            <text:p>370,1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21578" calcext:value-type="float">
            <text:p>2,21578</text:p>
          </table:table-cell>
          <table:table-cell office:value-type="float" office:value="378.586" calcext:value-type="float">
            <text:p>378,5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2785" calcext:value-type="float">
            <text:p>3,2785</text:p>
          </table:table-cell>
          <table:table-cell office:value-type="float" office:value="255.868" calcext:value-type="float">
            <text:p>255,8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5.12794" calcext:value-type="float">
            <text:p>5,12794</text:p>
          </table:table-cell>
          <table:table-cell office:value-type="float" office:value="654.346" calcext:value-type="float">
            <text:p>654,3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76221" calcext:value-type="float">
            <text:p>4,76221</text:p>
          </table:table-cell>
          <table:table-cell office:value-type="float" office:value="704.598" calcext:value-type="float">
            <text:p>704,5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72339" calcext:value-type="float">
            <text:p>4,72339</text:p>
          </table:table-cell>
          <table:table-cell office:value-type="float" office:value="710.388" calcext:value-type="float">
            <text:p>710,38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57802" calcext:value-type="float">
            <text:p>4,57802</text:p>
          </table:table-cell>
          <table:table-cell office:value-type="float" office:value="732.947" calcext:value-type="float">
            <text:p>732,94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.38147" calcext:value-type="float">
            <text:p>4,38147</text:p>
          </table:table-cell>
          <table:table-cell office:value-type="float" office:value="765.826" calcext:value-type="float">
            <text:p>765,82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48547" calcext:value-type="float">
            <text:p>6,48547</text:p>
          </table:table-cell>
          <table:table-cell office:value-type="float" office:value="517.378" calcext:value-type="float">
            <text:p>517,3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20.2598" calcext:value-type="float">
            <text:p>20,2598</text:p>
          </table:table-cell>
          <table:table-cell office:value-type="float" office:value="662.483" calcext:value-type="float">
            <text:p>662,4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0.2467" calcext:value-type="float">
            <text:p>10,2467</text:p>
          </table:table-cell>
          <table:table-cell office:value-type="float" office:value="1309.86" calcext:value-type="float">
            <text:p>1309,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.007" calcext:value-type="float">
            <text:p>10,007</text:p>
          </table:table-cell>
          <table:table-cell office:value-type="float" office:value="1341.24" calcext:value-type="float">
            <text:p>1341,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1.0907" calcext:value-type="float">
            <text:p>11,0907</text:p>
          </table:table-cell>
          <table:table-cell office:value-type="float" office:value="1210.18" calcext:value-type="float">
            <text:p>1210,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0859" calcext:value-type="float">
            <text:p>13,0859</text:p>
          </table:table-cell>
          <table:table-cell office:value-type="float" office:value="1025.67" calcext:value-type="float">
            <text:p>1025,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9004" calcext:value-type="float">
            <text:p>12,9004</text:p>
          </table:table-cell>
          <table:table-cell office:value-type="float" office:value="1040.42" calcext:value-type="float">
            <text:p>1040,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59.946" calcext:value-type="float">
            <text:p>59,946</text:p>
          </table:table-cell>
          <table:table-cell office:value-type="float" office:value="895.591" calcext:value-type="float">
            <text:p>895,5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45.2744" calcext:value-type="float">
            <text:p>45,2744</text:p>
          </table:table-cell>
          <table:table-cell office:value-type="float" office:value="1185.82" calcext:value-type="float">
            <text:p>1185,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3.292" calcext:value-type="float">
            <text:p>33,292</text:p>
          </table:table-cell>
          <table:table-cell office:value-type="float" office:value="1612.61" calcext:value-type="float">
            <text:p>1612,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2.5735" calcext:value-type="float">
            <text:p>32,5735</text:p>
          </table:table-cell>
          <table:table-cell office:value-type="float" office:value="1648.18" calcext:value-type="float">
            <text:p>1648,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8.2522" calcext:value-type="float">
            <text:p>38,2522</text:p>
          </table:table-cell>
          <table:table-cell office:value-type="float" office:value="1403.5" calcext:value-type="float">
            <text:p>1403,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50.1106" calcext:value-type="float">
            <text:p>50,1106</text:p>
          </table:table-cell>
          <table:table-cell office:value-type="float" office:value="1071.37" calcext:value-type="float">
            <text:p>1071,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197.662" calcext:value-type="float">
            <text:p>197,662</text:p>
          </table:table-cell>
          <table:table-cell office:value-type="float" office:value="1086.44" calcext:value-type="float">
            <text:p>1086,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44.859" calcext:value-type="float">
            <text:p>144,859</text:p>
          </table:table-cell>
          <table:table-cell office:value-type="float" office:value="1482.46" calcext:value-type="float">
            <text:p>1482,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73.772" calcext:value-type="float">
            <text:p>173,772</text:p>
          </table:table-cell>
          <table:table-cell office:value-type="float" office:value="1235.81" calcext:value-type="float">
            <text:p>1235,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44.963" calcext:value-type="float">
            <text:p>144,963</text:p>
          </table:table-cell>
          <table:table-cell office:value-type="float" office:value="1481.4" calcext:value-type="float">
            <text:p>1481,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54.979" calcext:value-type="float">
            <text:p>154,979</text:p>
          </table:table-cell>
          <table:table-cell office:value-type="float" office:value="1385.66" calcext:value-type="float">
            <text:p>1385,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51.113" calcext:value-type="float">
            <text:p>151,113</text:p>
          </table:table-cell>
          <table:table-cell office:value-type="float" office:value="1421.11" calcext:value-type="float">
            <text:p>1421,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784.983" calcext:value-type="float">
            <text:p>784,983</text:p>
          </table:table-cell>
          <table:table-cell office:value-type="float" office:value="1094.28" calcext:value-type="float">
            <text:p>1094,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531.457" calcext:value-type="float">
            <text:p>531,457</text:p>
          </table:table-cell>
          <table:table-cell office:value-type="float" office:value="1616.3" calcext:value-type="float">
            <text:p>1616,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558.159" calcext:value-type="float">
            <text:p>558,159</text:p>
          </table:table-cell>
          <table:table-cell office:value-type="float" office:value="1538.98" calcext:value-type="float">
            <text:p>1538,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51.178" calcext:value-type="float">
            <text:p>551,178</text:p>
          </table:table-cell>
          <table:table-cell office:value-type="float" office:value="1558.47" calcext:value-type="float">
            <text:p>1558,4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53.079" calcext:value-type="float">
            <text:p>553,079</text:p>
          </table:table-cell>
          <table:table-cell office:value-type="float" office:value="1553.11" calcext:value-type="float">
            <text:p>1553,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97.255" calcext:value-type="float">
            <text:p>597,255</text:p>
          </table:table-cell>
          <table:table-cell office:value-type="float" office:value="1438.23" calcext:value-type="float">
            <text:p>1438,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79.82" calcext:value-type="float">
            <text:p>2979,82</text:p>
          </table:table-cell>
          <table:table-cell office:value-type="float" office:value="1153.08" calcext:value-type="float">
            <text:p>1153,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63.63" calcext:value-type="float">
            <text:p>2063,63</text:p>
          </table:table-cell>
          <table:table-cell office:value-type="float" office:value="1665.01" calcext:value-type="float">
            <text:p>1665,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43.85" calcext:value-type="float">
            <text:p>1943,85</text:p>
          </table:table-cell>
          <table:table-cell office:value-type="float" office:value="1767.61" calcext:value-type="float">
            <text:p>1767,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69.01" calcext:value-type="float">
            <text:p>1969,01</text:p>
          </table:table-cell>
          <table:table-cell office:value-type="float" office:value="1745.03" calcext:value-type="float">
            <text:p>1745,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99.73" calcext:value-type="float">
            <text:p>1999,73</text:p>
          </table:table-cell>
          <table:table-cell office:value-type="float" office:value="1718.21" calcext:value-type="float">
            <text:p>1718,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90.65" calcext:value-type="float">
            <text:p>1990,65</text:p>
          </table:table-cell>
          <table:table-cell office:value-type="float" office:value="1726.06" calcext:value-type="float">
            <text:p>1726,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588.2" calcext:value-type="float">
            <text:p>11588,2</text:p>
          </table:table-cell>
          <table:table-cell office:value-type="float" office:value="1186.02" calcext:value-type="float">
            <text:p>1186,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008.93" calcext:value-type="float">
            <text:p>8008,93</text:p>
          </table:table-cell>
          <table:table-cell office:value-type="float" office:value="1716.07" calcext:value-type="float">
            <text:p>1716,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31.53" calcext:value-type="float">
            <text:p>7731,53</text:p>
          </table:table-cell>
          <table:table-cell office:value-type="float" office:value="1777.64" calcext:value-type="float">
            <text:p>1777,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06.4" calcext:value-type="float">
            <text:p>7606,4</text:p>
          </table:table-cell>
          <table:table-cell office:value-type="float" office:value="1806.89" calcext:value-type="float">
            <text:p>1806,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85.01" calcext:value-type="float">
            <text:p>7585,01</text:p>
          </table:table-cell>
          <table:table-cell office:value-type="float" office:value="1811.98" calcext:value-type="float">
            <text:p>1811,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54.71" calcext:value-type="float">
            <text:p>7954,71</text:p>
          </table:table-cell>
          <table:table-cell office:value-type="float" office:value="1727.77" calcext:value-type="float">
            <text:p>1727,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47082.9" calcext:value-type="float">
            <text:p>47082,9</text:p>
          </table:table-cell>
          <table:table-cell office:value-type="float" office:value="1167.63" calcext:value-type="float">
            <text:p>1167,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371.8" calcext:value-type="float">
            <text:p>31371,8</text:p>
          </table:table-cell>
          <table:table-cell office:value-type="float" office:value="1752.39" calcext:value-type="float">
            <text:p>1752,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910" calcext:value-type="float">
            <text:p>30910</text:p>
          </table:table-cell>
          <table:table-cell office:value-type="float" office:value="1778.57" calcext:value-type="float">
            <text:p>1778,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422.5" calcext:value-type="float">
            <text:p>30422,5</text:p>
          </table:table-cell>
          <table:table-cell office:value-type="float" office:value="1807.07" calcext:value-type="float">
            <text:p>1807,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270.7" calcext:value-type="float">
            <text:p>30270,7</text:p>
          </table:table-cell>
          <table:table-cell office:value-type="float" office:value="1816.13" calcext:value-type="float">
            <text:p>1816,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225.9" calcext:value-type="float">
            <text:p>30225,9</text:p>
          </table:table-cell>
          <table:table-cell office:value-type="float" office:value="1818.83" calcext:value-type="float">
            <text:p>1818,83</text:p>
          </table:table-cell>
        </table:table-row>
      </table:table>
      <table:table table:name="HIP unroll 6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07203" calcext:value-type="float">
            <text:p>7,07203</text:p>
          </table:table-cell>
          <table:table-cell office:value-type="float" office:value="118.617" calcext:value-type="float">
            <text:p>118,617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2.41219" calcext:value-type="float">
            <text:p>2,41219</text:p>
          </table:table-cell>
          <table:table-cell office:value-type="float" office:value="347.759" calcext:value-type="float">
            <text:p>347,759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33424" calcext:value-type="float">
            <text:p>2,33424</text:p>
          </table:table-cell>
          <table:table-cell office:value-type="float" office:value="359.372" calcext:value-type="float">
            <text:p>359,372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23686" calcext:value-type="float">
            <text:p>2,23686</text:p>
          </table:table-cell>
          <table:table-cell office:value-type="float" office:value="375.016" calcext:value-type="float">
            <text:p>375,0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19338" calcext:value-type="float">
            <text:p>2,19338</text:p>
          </table:table-cell>
          <table:table-cell office:value-type="float" office:value="382.452" calcext:value-type="float">
            <text:p>382,452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24659" calcext:value-type="float">
            <text:p>3,24659</text:p>
          </table:table-cell>
          <table:table-cell office:value-type="float" office:value="258.382" calcext:value-type="float">
            <text:p>258,38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.493" calcext:value-type="float">
            <text:p>11,493</text:p>
          </table:table-cell>
          <table:table-cell office:value-type="float" office:value="291.955" calcext:value-type="float">
            <text:p>291,955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4.75216" calcext:value-type="float">
            <text:p>4,75216</text:p>
          </table:table-cell>
          <table:table-cell office:value-type="float" office:value="706.088" calcext:value-type="float">
            <text:p>706,088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66237" calcext:value-type="float">
            <text:p>4,66237</text:p>
          </table:table-cell>
          <table:table-cell office:value-type="float" office:value="719.687" calcext:value-type="float">
            <text:p>719,687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59088" calcext:value-type="float">
            <text:p>4,59088</text:p>
          </table:table-cell>
          <table:table-cell office:value-type="float" office:value="730.893" calcext:value-type="float">
            <text:p>730,8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.32275" calcext:value-type="float">
            <text:p>4,32275</text:p>
          </table:table-cell>
          <table:table-cell office:value-type="float" office:value="776.228" calcext:value-type="float">
            <text:p>776,228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42525" calcext:value-type="float">
            <text:p>6,42525</text:p>
          </table:table-cell>
          <table:table-cell office:value-type="float" office:value="522.228" calcext:value-type="float">
            <text:p>522,22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0.763" calcext:value-type="float">
            <text:p>50,763</text:p>
          </table:table-cell>
          <table:table-cell office:value-type="float" office:value="264.401" calcext:value-type="float">
            <text:p>264,401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0.2284" calcext:value-type="float">
            <text:p>10,2284</text:p>
          </table:table-cell>
          <table:table-cell office:value-type="float" office:value="1312.2" calcext:value-type="float">
            <text:p>1312,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9.94077" calcext:value-type="float">
            <text:p>9,94077</text:p>
          </table:table-cell>
          <table:table-cell office:value-type="float" office:value="1350.17" calcext:value-type="float">
            <text:p>1350,17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0.9681" calcext:value-type="float">
            <text:p>10,9681</text:p>
          </table:table-cell>
          <table:table-cell office:value-type="float" office:value="1223.71" calcext:value-type="float">
            <text:p>1223,7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0669" calcext:value-type="float">
            <text:p>13,0669</text:p>
          </table:table-cell>
          <table:table-cell office:value-type="float" office:value="1027.15" calcext:value-type="float">
            <text:p>1027,15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7797" calcext:value-type="float">
            <text:p>12,7797</text:p>
          </table:table-cell>
          <table:table-cell office:value-type="float" office:value="1050.24" calcext:value-type="float">
            <text:p>1050,2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7.359" calcext:value-type="float">
            <text:p>147,359</text:p>
          </table:table-cell>
          <table:table-cell office:value-type="float" office:value="364.328" calcext:value-type="float">
            <text:p>364,328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45.6959" calcext:value-type="float">
            <text:p>45,6959</text:p>
          </table:table-cell>
          <table:table-cell office:value-type="float" office:value="1174.88" calcext:value-type="float">
            <text:p>1174,88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3.4977" calcext:value-type="float">
            <text:p>33,4977</text:p>
          </table:table-cell>
          <table:table-cell office:value-type="float" office:value="1602.71" calcext:value-type="float">
            <text:p>1602,71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2.6134" calcext:value-type="float">
            <text:p>32,6134</text:p>
          </table:table-cell>
          <table:table-cell office:value-type="float" office:value="1646.17" calcext:value-type="float">
            <text:p>1646,1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7.8062" calcext:value-type="float">
            <text:p>37,8062</text:p>
          </table:table-cell>
          <table:table-cell office:value-type="float" office:value="1420.06" calcext:value-type="float">
            <text:p>1420,06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9.6429" calcext:value-type="float">
            <text:p>49,6429</text:p>
          </table:table-cell>
          <table:table-cell office:value-type="float" office:value="1081.47" calcext:value-type="float">
            <text:p>1081,47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77.843" calcext:value-type="float">
            <text:p>477,843</text:p>
          </table:table-cell>
          <table:table-cell office:value-type="float" office:value="449.412" calcext:value-type="float">
            <text:p>449,412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53.632" calcext:value-type="float">
            <text:p>153,632</text:p>
          </table:table-cell>
          <table:table-cell office:value-type="float" office:value="1397.81" calcext:value-type="float">
            <text:p>1397,81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50.991" calcext:value-type="float">
            <text:p>150,991</text:p>
          </table:table-cell>
          <table:table-cell office:value-type="float" office:value="1422.26" calcext:value-type="float">
            <text:p>1422,26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43.169" calcext:value-type="float">
            <text:p>143,169</text:p>
          </table:table-cell>
          <table:table-cell office:value-type="float" office:value="1499.96" calcext:value-type="float">
            <text:p>1499,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51.122" calcext:value-type="float">
            <text:p>151,122</text:p>
          </table:table-cell>
          <table:table-cell office:value-type="float" office:value="1421.03" calcext:value-type="float">
            <text:p>1421,03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54.504" calcext:value-type="float">
            <text:p>154,504</text:p>
          </table:table-cell>
          <table:table-cell office:value-type="float" office:value="1389.93" calcext:value-type="float">
            <text:p>1389,9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68.67" calcext:value-type="float">
            <text:p>1868,67</text:p>
          </table:table-cell>
          <table:table-cell office:value-type="float" office:value="459.682" calcext:value-type="float">
            <text:p>459,682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529.89" calcext:value-type="float">
            <text:p>529,89</text:p>
          </table:table-cell>
          <table:table-cell office:value-type="float" office:value="1621.08" calcext:value-type="float">
            <text:p>1621,08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558.865" calcext:value-type="float">
            <text:p>558,865</text:p>
          </table:table-cell>
          <table:table-cell office:value-type="float" office:value="1537.03" calcext:value-type="float">
            <text:p>1537,03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53.109" calcext:value-type="float">
            <text:p>553,109</text:p>
          </table:table-cell>
          <table:table-cell office:value-type="float" office:value="1553.03" calcext:value-type="float">
            <text:p>1553,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38.171" calcext:value-type="float">
            <text:p>538,171</text:p>
          </table:table-cell>
          <table:table-cell office:value-type="float" office:value="1596.14" calcext:value-type="float">
            <text:p>1596,14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92.485" calcext:value-type="float">
            <text:p>592,485</text:p>
          </table:table-cell>
          <table:table-cell office:value-type="float" office:value="1449.82" calcext:value-type="float">
            <text:p>1449,8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6969.06" calcext:value-type="float">
            <text:p>6969,06</text:p>
          </table:table-cell>
          <table:table-cell office:value-type="float" office:value="493.032" calcext:value-type="float">
            <text:p>493,032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09.52" calcext:value-type="float">
            <text:p>2109,52</text:p>
          </table:table-cell>
          <table:table-cell office:value-type="float" office:value="1628.79" calcext:value-type="float">
            <text:p>1628,79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57.62" calcext:value-type="float">
            <text:p>1957,62</text:p>
          </table:table-cell>
          <table:table-cell office:value-type="float" office:value="1755.18" calcext:value-type="float">
            <text:p>1755,18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61.99" calcext:value-type="float">
            <text:p>1961,99</text:p>
          </table:table-cell>
          <table:table-cell office:value-type="float" office:value="1751.27" calcext:value-type="float">
            <text:p>1751,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82.83" calcext:value-type="float">
            <text:p>1982,83</text:p>
          </table:table-cell>
          <table:table-cell office:value-type="float" office:value="1732.86" calcext:value-type="float">
            <text:p>1732,86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73.27" calcext:value-type="float">
            <text:p>1973,27</text:p>
          </table:table-cell>
          <table:table-cell office:value-type="float" office:value="1741.26" calcext:value-type="float">
            <text:p>1741,26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594.3" calcext:value-type="float">
            <text:p>27594,3</text:p>
          </table:table-cell>
          <table:table-cell office:value-type="float" office:value="498.069" calcext:value-type="float">
            <text:p>498,069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033.03" calcext:value-type="float">
            <text:p>8033,03</text:p>
          </table:table-cell>
          <table:table-cell office:value-type="float" office:value="1710.92" calcext:value-type="float">
            <text:p>1710,9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21.04" calcext:value-type="float">
            <text:p>7621,04</text:p>
          </table:table-cell>
          <table:table-cell office:value-type="float" office:value="1803.41" calcext:value-type="float">
            <text:p>1803,41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56.46" calcext:value-type="float">
            <text:p>7556,46</text:p>
          </table:table-cell>
          <table:table-cell office:value-type="float" office:value="1818.83" calcext:value-type="float">
            <text:p>1818,8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511.69" calcext:value-type="float">
            <text:p>7511,69</text:p>
          </table:table-cell>
          <table:table-cell office:value-type="float" office:value="1829.67" calcext:value-type="float">
            <text:p>1829,67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97.99" calcext:value-type="float">
            <text:p>7897,99</text:p>
          </table:table-cell>
          <table:table-cell office:value-type="float" office:value="1740.18" calcext:value-type="float">
            <text:p>1740,18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0371" calcext:value-type="float">
            <text:p>110371</text:p>
          </table:table-cell>
          <table:table-cell office:value-type="float" office:value="498.097" calcext:value-type="float">
            <text:p>498,097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753.7" calcext:value-type="float">
            <text:p>31753,7</text:p>
          </table:table-cell>
          <table:table-cell office:value-type="float" office:value="1731.31" calcext:value-type="float">
            <text:p>1731,31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015.8" calcext:value-type="float">
            <text:p>31015,8</text:p>
          </table:table-cell>
          <table:table-cell office:value-type="float" office:value="1772.5" calcext:value-type="float">
            <text:p>1772,5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464.7" calcext:value-type="float">
            <text:p>30464,7</text:p>
          </table:table-cell>
          <table:table-cell office:value-type="float" office:value="1804.57" calcext:value-type="float">
            <text:p>1804,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047" calcext:value-type="float">
            <text:p>30047</text:p>
          </table:table-cell>
          <table:table-cell office:value-type="float" office:value="1829.65" calcext:value-type="float">
            <text:p>1829,65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021.3" calcext:value-type="float">
            <text:p>30021,3</text:p>
          </table:table-cell>
          <table:table-cell office:value-type="float" office:value="1831.22" calcext:value-type="float">
            <text:p>1831,22</text:p>
          </table:table-cell>
        </table:table-row>
      </table:table>
      <table:table table:name="HIP unroll 12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22637" calcext:value-type="float">
            <text:p>7,22637</text:p>
          </table:table-cell>
          <table:table-cell office:value-type="float" office:value="116.083" calcext:value-type="float">
            <text:p>116,0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7.36464" calcext:value-type="float">
            <text:p>7,36464</text:p>
          </table:table-cell>
          <table:table-cell office:value-type="float" office:value="113.904" calcext:value-type="float">
            <text:p>113,9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2.33846" calcext:value-type="float">
            <text:p>2,33846</text:p>
          </table:table-cell>
          <table:table-cell office:value-type="float" office:value="358.723" calcext:value-type="float">
            <text:p>358,7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2.2129" calcext:value-type="float">
            <text:p>2,2129</text:p>
          </table:table-cell>
          <table:table-cell office:value-type="float" office:value="379.078" calcext:value-type="float">
            <text:p>379,0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16518" calcext:value-type="float">
            <text:p>2,16518</text:p>
          </table:table-cell>
          <table:table-cell office:value-type="float" office:value="387.432" calcext:value-type="float">
            <text:p>387,4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22682" calcext:value-type="float">
            <text:p>3,22682</text:p>
          </table:table-cell>
          <table:table-cell office:value-type="float" office:value="259.965" calcext:value-type="float">
            <text:p>259,9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.7989" calcext:value-type="float">
            <text:p>11,7989</text:p>
          </table:table-cell>
          <table:table-cell office:value-type="float" office:value="284.385" calcext:value-type="float">
            <text:p>284,3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1.5538" calcext:value-type="float">
            <text:p>11,5538</text:p>
          </table:table-cell>
          <table:table-cell office:value-type="float" office:value="290.418" calcext:value-type="float">
            <text:p>290,4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4.64035" calcext:value-type="float">
            <text:p>4,64035</text:p>
          </table:table-cell>
          <table:table-cell office:value-type="float" office:value="723.101" calcext:value-type="float">
            <text:p>723,1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59814" calcext:value-type="float">
            <text:p>4,59814</text:p>
          </table:table-cell>
          <table:table-cell office:value-type="float" office:value="729.739" calcext:value-type="float">
            <text:p>729,7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4.27229" calcext:value-type="float">
            <text:p>4,27229</text:p>
          </table:table-cell>
          <table:table-cell office:value-type="float" office:value="785.397" calcext:value-type="float">
            <text:p>785,39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39581" calcext:value-type="float">
            <text:p>6,39581</text:p>
          </table:table-cell>
          <table:table-cell office:value-type="float" office:value="524.632" calcext:value-type="float">
            <text:p>524,6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1.3206" calcext:value-type="float">
            <text:p>51,3206</text:p>
          </table:table-cell>
          <table:table-cell office:value-type="float" office:value="261.528" calcext:value-type="float">
            <text:p>261,5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2.9715" calcext:value-type="float">
            <text:p>22,9715</text:p>
          </table:table-cell>
          <table:table-cell office:value-type="float" office:value="584.279" calcext:value-type="float">
            <text:p>584,2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0.3336" calcext:value-type="float">
            <text:p>10,3336</text:p>
          </table:table-cell>
          <table:table-cell office:value-type="float" office:value="1298.84" calcext:value-type="float">
            <text:p>1298,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1.1352" calcext:value-type="float">
            <text:p>11,1352</text:p>
          </table:table-cell>
          <table:table-cell office:value-type="float" office:value="1205.34" calcext:value-type="float">
            <text:p>1205,3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0871" calcext:value-type="float">
            <text:p>13,0871</text:p>
          </table:table-cell>
          <table:table-cell office:value-type="float" office:value="1025.57" calcext:value-type="float">
            <text:p>1025,5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6993" calcext:value-type="float">
            <text:p>12,6993</text:p>
          </table:table-cell>
          <table:table-cell office:value-type="float" office:value="1056.89" calcext:value-type="float">
            <text:p>1056,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9.086" calcext:value-type="float">
            <text:p>149,086</text:p>
          </table:table-cell>
          <table:table-cell office:value-type="float" office:value="360.107" calcext:value-type="float">
            <text:p>360,10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90.1945" calcext:value-type="float">
            <text:p>90,1945</text:p>
          </table:table-cell>
          <table:table-cell office:value-type="float" office:value="595.237" calcext:value-type="float">
            <text:p>595,2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4.3308" calcext:value-type="float">
            <text:p>34,3308</text:p>
          </table:table-cell>
          <table:table-cell office:value-type="float" office:value="1563.82" calcext:value-type="float">
            <text:p>1563,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2.7832" calcext:value-type="float">
            <text:p>32,7832</text:p>
          </table:table-cell>
          <table:table-cell office:value-type="float" office:value="1637.64" calcext:value-type="float">
            <text:p>1637,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7.6905" calcext:value-type="float">
            <text:p>37,6905</text:p>
          </table:table-cell>
          <table:table-cell office:value-type="float" office:value="1424.42" calcext:value-type="float">
            <text:p>1424,4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9.3376" calcext:value-type="float">
            <text:p>49,3376</text:p>
          </table:table-cell>
          <table:table-cell office:value-type="float" office:value="1088.16" calcext:value-type="float">
            <text:p>1088,1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76.416" calcext:value-type="float">
            <text:p>476,416</text:p>
          </table:table-cell>
          <table:table-cell office:value-type="float" office:value="450.758" calcext:value-type="float">
            <text:p>450,7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70.765" calcext:value-type="float">
            <text:p>270,765</text:p>
          </table:table-cell>
          <table:table-cell office:value-type="float" office:value="793.116" calcext:value-type="float">
            <text:p>793,1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70.73" calcext:value-type="float">
            <text:p>170,73</text:p>
          </table:table-cell>
          <table:table-cell office:value-type="float" office:value="1257.82" calcext:value-type="float">
            <text:p>1257,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82.751" calcext:value-type="float">
            <text:p>182,751</text:p>
          </table:table-cell>
          <table:table-cell office:value-type="float" office:value="1175.08" calcext:value-type="float">
            <text:p>1175,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44.72" calcext:value-type="float">
            <text:p>144,72</text:p>
          </table:table-cell>
          <table:table-cell office:value-type="float" office:value="1483.89" calcext:value-type="float">
            <text:p>1483,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48.566" calcext:value-type="float">
            <text:p>148,566</text:p>
          </table:table-cell>
          <table:table-cell office:value-type="float" office:value="1445.47" calcext:value-type="float">
            <text:p>1445,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88.91" calcext:value-type="float">
            <text:p>1888,91</text:p>
          </table:table-cell>
          <table:table-cell office:value-type="float" office:value="454.756" calcext:value-type="float">
            <text:p>454,7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93.146" calcext:value-type="float">
            <text:p>893,146</text:p>
          </table:table-cell>
          <table:table-cell office:value-type="float" office:value="961.761" calcext:value-type="float">
            <text:p>961,7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13.357" calcext:value-type="float">
            <text:p>613,357</text:p>
          </table:table-cell>
          <table:table-cell office:value-type="float" office:value="1400.48" calcext:value-type="float">
            <text:p>1400,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557.104" calcext:value-type="float">
            <text:p>557,104</text:p>
          </table:table-cell>
          <table:table-cell office:value-type="float" office:value="1541.89" calcext:value-type="float">
            <text:p>1541,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39.242" calcext:value-type="float">
            <text:p>539,242</text:p>
          </table:table-cell>
          <table:table-cell office:value-type="float" office:value="1592.96" calcext:value-type="float">
            <text:p>1592,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87.869" calcext:value-type="float">
            <text:p>587,869</text:p>
          </table:table-cell>
          <table:table-cell office:value-type="float" office:value="1461.2" calcext:value-type="float">
            <text:p>1461,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21.21" calcext:value-type="float">
            <text:p>7221,21</text:p>
          </table:table-cell>
          <table:table-cell office:value-type="float" office:value="475.817" calcext:value-type="float">
            <text:p>475,8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81.16" calcext:value-type="float">
            <text:p>3581,16</text:p>
          </table:table-cell>
          <table:table-cell office:value-type="float" office:value="959.458" calcext:value-type="float">
            <text:p>959,4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59.13" calcext:value-type="float">
            <text:p>2059,13</text:p>
          </table:table-cell>
          <table:table-cell office:value-type="float" office:value="1668.65" calcext:value-type="float">
            <text:p>1668,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06.11" calcext:value-type="float">
            <text:p>2006,11</text:p>
          </table:table-cell>
          <table:table-cell office:value-type="float" office:value="1712.75" calcext:value-type="float">
            <text:p>1712,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71.5" calcext:value-type="float">
            <text:p>1971,5</text:p>
          </table:table-cell>
          <table:table-cell office:value-type="float" office:value="1742.83" calcext:value-type="float">
            <text:p>1742,8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62.59" calcext:value-type="float">
            <text:p>1962,59</text:p>
          </table:table-cell>
          <table:table-cell office:value-type="float" office:value="1750.73" calcext:value-type="float">
            <text:p>1750,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928.5" calcext:value-type="float">
            <text:p>27928,5</text:p>
          </table:table-cell>
          <table:table-cell office:value-type="float" office:value="492.11" calcext:value-type="float">
            <text:p>492,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489.3" calcext:value-type="float">
            <text:p>13489,3</text:p>
          </table:table-cell>
          <table:table-cell office:value-type="float" office:value="1018.87" calcext:value-type="float">
            <text:p>1018,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7915.82" calcext:value-type="float">
            <text:p>7915,82</text:p>
          </table:table-cell>
          <table:table-cell office:value-type="float" office:value="1736.26" calcext:value-type="float">
            <text:p>1736,2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31.15" calcext:value-type="float">
            <text:p>7631,15</text:p>
          </table:table-cell>
          <table:table-cell office:value-type="float" office:value="1801.03" calcext:value-type="float">
            <text:p>1801,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7657.72" calcext:value-type="float">
            <text:p>7657,72</text:p>
          </table:table-cell>
          <table:table-cell office:value-type="float" office:value="1794.78" calcext:value-type="float">
            <text:p>1794,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49.1" calcext:value-type="float">
            <text:p>7849,1</text:p>
          </table:table-cell>
          <table:table-cell office:value-type="float" office:value="1751.02" calcext:value-type="float">
            <text:p>1751,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1842" calcext:value-type="float">
            <text:p>111842</text:p>
          </table:table-cell>
          <table:table-cell office:value-type="float" office:value="491.548" calcext:value-type="float">
            <text:p>491,5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52627.2" calcext:value-type="float">
            <text:p>52627,2</text:p>
          </table:table-cell>
          <table:table-cell office:value-type="float" office:value="1044.62" calcext:value-type="float">
            <text:p>1044,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319.8" calcext:value-type="float">
            <text:p>31319,8</text:p>
          </table:table-cell>
          <table:table-cell office:value-type="float" office:value="1755.3" calcext:value-type="float">
            <text:p>1755,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086.2" calcext:value-type="float">
            <text:p>30086,2</text:p>
          </table:table-cell>
          <table:table-cell office:value-type="float" office:value="1827.27" calcext:value-type="float">
            <text:p>1827,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945.2" calcext:value-type="float">
            <text:p>29945,2</text:p>
          </table:table-cell>
          <table:table-cell office:value-type="float" office:value="1835.87" calcext:value-type="float">
            <text:p>1835,8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848.1" calcext:value-type="float">
            <text:p>29848,1</text:p>
          </table:table-cell>
          <table:table-cell office:value-type="float" office:value="1841.85" calcext:value-type="float">
            <text:p>1841,85</text:p>
          </table:table-cell>
        </table:table-row>
      </table:table>
      <table:table table:name="HIP unroll 256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04266" calcext:value-type="float">
            <text:p>7,04266</text:p>
          </table:table-cell>
          <table:table-cell office:value-type="float" office:value="119.111" calcext:value-type="float">
            <text:p>119,1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6.96362" calcext:value-type="float">
            <text:p>6,96362</text:p>
          </table:table-cell>
          <table:table-cell office:value-type="float" office:value="120.463" calcext:value-type="float">
            <text:p>120,4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6.8871" calcext:value-type="float">
            <text:p>6,8871</text:p>
          </table:table-cell>
          <table:table-cell office:value-type="float" office:value="121.802" calcext:value-type="float">
            <text:p>121,80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3.10339" calcext:value-type="float">
            <text:p>3,10339</text:p>
          </table:table-cell>
          <table:table-cell office:value-type="float" office:value="270.305" calcext:value-type="float">
            <text:p>270,30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07818" calcext:value-type="float">
            <text:p>3,07818</text:p>
          </table:table-cell>
          <table:table-cell office:value-type="float" office:value="272.519" calcext:value-type="float">
            <text:p>272,51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18586" calcext:value-type="float">
            <text:p>3,18586</text:p>
          </table:table-cell>
          <table:table-cell office:value-type="float" office:value="263.308" calcext:value-type="float">
            <text:p>263,3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.7253" calcext:value-type="float">
            <text:p>11,7253</text:p>
          </table:table-cell>
          <table:table-cell office:value-type="float" office:value="286.171" calcext:value-type="float">
            <text:p>286,1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1.4647" calcext:value-type="float">
            <text:p>11,4647</text:p>
          </table:table-cell>
          <table:table-cell office:value-type="float" office:value="292.676" calcext:value-type="float">
            <text:p>292,6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11.4389" calcext:value-type="float">
            <text:p>11,4389</text:p>
          </table:table-cell>
          <table:table-cell office:value-type="float" office:value="293.337" calcext:value-type="float">
            <text:p>293,3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6.16474" calcext:value-type="float">
            <text:p>6,16474</text:p>
          </table:table-cell>
          <table:table-cell office:value-type="float" office:value="544.296" calcext:value-type="float">
            <text:p>544,2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10717" calcext:value-type="float">
            <text:p>6,10717</text:p>
          </table:table-cell>
          <table:table-cell office:value-type="float" office:value="549.427" calcext:value-type="float">
            <text:p>549,42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30723" calcext:value-type="float">
            <text:p>6,30723</text:p>
          </table:table-cell>
          <table:table-cell office:value-type="float" office:value="531.999" calcext:value-type="float">
            <text:p>531,9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0.6628" calcext:value-type="float">
            <text:p>50,6628</text:p>
          </table:table-cell>
          <table:table-cell office:value-type="float" office:value="264.924" calcext:value-type="float">
            <text:p>264,9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2.935" calcext:value-type="float">
            <text:p>22,935</text:p>
          </table:table-cell>
          <table:table-cell office:value-type="float" office:value="585.209" calcext:value-type="float">
            <text:p>585,2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22.7154" calcext:value-type="float">
            <text:p>22,7154</text:p>
          </table:table-cell>
          <table:table-cell office:value-type="float" office:value="590.867" calcext:value-type="float">
            <text:p>590,8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2.3083" calcext:value-type="float">
            <text:p>12,3083</text:p>
          </table:table-cell>
          <table:table-cell office:value-type="float" office:value="1090.47" calcext:value-type="float">
            <text:p>1090,4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3167" calcext:value-type="float">
            <text:p>13,3167</text:p>
          </table:table-cell>
          <table:table-cell office:value-type="float" office:value="1007.89" calcext:value-type="float">
            <text:p>1007,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5382" calcext:value-type="float">
            <text:p>12,5382</text:p>
          </table:table-cell>
          <table:table-cell office:value-type="float" office:value="1070.47" calcext:value-type="float">
            <text:p>1070,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7.324" calcext:value-type="float">
            <text:p>147,324</text:p>
          </table:table-cell>
          <table:table-cell office:value-type="float" office:value="364.415" calcext:value-type="float">
            <text:p>364,4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93.3657" calcext:value-type="float">
            <text:p>93,3657</text:p>
          </table:table-cell>
          <table:table-cell office:value-type="float" office:value="575.019" calcext:value-type="float">
            <text:p>575,0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48.5673" calcext:value-type="float">
            <text:p>48,5673</text:p>
          </table:table-cell>
          <table:table-cell office:value-type="float" office:value="1105.42" calcext:value-type="float">
            <text:p>1105,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34.8327" calcext:value-type="float">
            <text:p>34,8327</text:p>
          </table:table-cell>
          <table:table-cell office:value-type="float" office:value="1541.28" calcext:value-type="float">
            <text:p>1541,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38.2495" calcext:value-type="float">
            <text:p>38,2495</text:p>
          </table:table-cell>
          <table:table-cell office:value-type="float" office:value="1403.6" calcext:value-type="float">
            <text:p>1403,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8.7584" calcext:value-type="float">
            <text:p>48,7584</text:p>
          </table:table-cell>
          <table:table-cell office:value-type="float" office:value="1101.08" calcext:value-type="float">
            <text:p>1101,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78.697" calcext:value-type="float">
            <text:p>478,697</text:p>
          </table:table-cell>
          <table:table-cell office:value-type="float" office:value="448.61" calcext:value-type="float">
            <text:p>448,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64.32" calcext:value-type="float">
            <text:p>264,32</text:p>
          </table:table-cell>
          <table:table-cell office:value-type="float" office:value="812.457" calcext:value-type="float">
            <text:p>812,4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250.905" calcext:value-type="float">
            <text:p>250,905</text:p>
          </table:table-cell>
          <table:table-cell office:value-type="float" office:value="855.894" calcext:value-type="float">
            <text:p>855,89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98.06" calcext:value-type="float">
            <text:p>198,06</text:p>
          </table:table-cell>
          <table:table-cell office:value-type="float" office:value="1084.26" calcext:value-type="float">
            <text:p>1084,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70.605" calcext:value-type="float">
            <text:p>170,605</text:p>
          </table:table-cell>
          <table:table-cell office:value-type="float" office:value="1258.75" calcext:value-type="float">
            <text:p>1258,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46.982" calcext:value-type="float">
            <text:p>146,982</text:p>
          </table:table-cell>
          <table:table-cell office:value-type="float" office:value="1461.06" calcext:value-type="float">
            <text:p>1461,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76.95" calcext:value-type="float">
            <text:p>1876,95</text:p>
          </table:table-cell>
          <table:table-cell office:value-type="float" office:value="457.655" calcext:value-type="float">
            <text:p>457,6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90.065" calcext:value-type="float">
            <text:p>890,065</text:p>
          </table:table-cell>
          <table:table-cell office:value-type="float" office:value="965.09" calcext:value-type="float">
            <text:p>965,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816.247" calcext:value-type="float">
            <text:p>816,247</text:p>
          </table:table-cell>
          <table:table-cell office:value-type="float" office:value="1052.37" calcext:value-type="float">
            <text:p>1052,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635.056" calcext:value-type="float">
            <text:p>635,056</text:p>
          </table:table-cell>
          <table:table-cell office:value-type="float" office:value="1352.63" calcext:value-type="float">
            <text:p>1352,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593.366" calcext:value-type="float">
            <text:p>593,366</text:p>
          </table:table-cell>
          <table:table-cell office:value-type="float" office:value="1447.66" calcext:value-type="float">
            <text:p>1447,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81.9" calcext:value-type="float">
            <text:p>581,9</text:p>
          </table:table-cell>
          <table:table-cell office:value-type="float" office:value="1476.19" calcext:value-type="float">
            <text:p>1476,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38.25" calcext:value-type="float">
            <text:p>7138,25</text:p>
          </table:table-cell>
          <table:table-cell office:value-type="float" office:value="481.347" calcext:value-type="float">
            <text:p>481,3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33.98" calcext:value-type="float">
            <text:p>3533,98</text:p>
          </table:table-cell>
          <table:table-cell office:value-type="float" office:value="972.267" calcext:value-type="float">
            <text:p>972,2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754.53" calcext:value-type="float">
            <text:p>2754,53</text:p>
          </table:table-cell>
          <table:table-cell office:value-type="float" office:value="1247.39" calcext:value-type="float">
            <text:p>1247,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8.43" calcext:value-type="float">
            <text:p>2168,43</text:p>
          </table:table-cell>
          <table:table-cell office:value-type="float" office:value="1584.55" calcext:value-type="float">
            <text:p>1584,5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35.47" calcext:value-type="float">
            <text:p>2035,47</text:p>
          </table:table-cell>
          <table:table-cell office:value-type="float" office:value="1688.05" calcext:value-type="float">
            <text:p>1688,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44.07" calcext:value-type="float">
            <text:p>1944,07</text:p>
          </table:table-cell>
          <table:table-cell office:value-type="float" office:value="1767.42" calcext:value-type="float">
            <text:p>1767,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692" calcext:value-type="float">
            <text:p>27692</text:p>
          </table:table-cell>
          <table:table-cell office:value-type="float" office:value="496.312" calcext:value-type="float">
            <text:p>496,3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406" calcext:value-type="float">
            <text:p>13406</text:p>
          </table:table-cell>
          <table:table-cell office:value-type="float" office:value="1025.2" calcext:value-type="float">
            <text:p>1025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663.5" calcext:value-type="float">
            <text:p>10663,5</text:p>
          </table:table-cell>
          <table:table-cell office:value-type="float" office:value="1288.87" calcext:value-type="float">
            <text:p>1288,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8314.21" calcext:value-type="float">
            <text:p>8314,21</text:p>
          </table:table-cell>
          <table:table-cell office:value-type="float" office:value="1653.06" calcext:value-type="float">
            <text:p>1653,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013.89" calcext:value-type="float">
            <text:p>8013,89</text:p>
          </table:table-cell>
          <table:table-cell office:value-type="float" office:value="1715.01" calcext:value-type="float">
            <text:p>1715,0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66.76" calcext:value-type="float">
            <text:p>7766,76</text:p>
          </table:table-cell>
          <table:table-cell office:value-type="float" office:value="1769.58" calcext:value-type="float">
            <text:p>1769,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0867" calcext:value-type="float">
            <text:p>110867</text:p>
          </table:table-cell>
          <table:table-cell office:value-type="float" office:value="495.868" calcext:value-type="float">
            <text:p>495,8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52982.3" calcext:value-type="float">
            <text:p>52982,3</text:p>
          </table:table-cell>
          <table:table-cell office:value-type="float" office:value="1037.62" calcext:value-type="float">
            <text:p>1037,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1534.7" calcext:value-type="float">
            <text:p>41534,7</text:p>
          </table:table-cell>
          <table:table-cell office:value-type="float" office:value="1323.61" calcext:value-type="float">
            <text:p>1323,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478.8" calcext:value-type="float">
            <text:p>32478,8</text:p>
          </table:table-cell>
          <table:table-cell office:value-type="float" office:value="1692.66" calcext:value-type="float">
            <text:p>1692,6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734.5" calcext:value-type="float">
            <text:p>30734,5</text:p>
          </table:table-cell>
          <table:table-cell office:value-type="float" office:value="1788.72" calcext:value-type="float">
            <text:p>1788,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532.6" calcext:value-type="float">
            <text:p>30532,6</text:p>
          </table:table-cell>
          <table:table-cell office:value-type="float" office:value="1800.55" calcext:value-type="float">
            <text:p>1800,55</text:p>
          </table:table-cell>
        </table:table-row>
      </table:table>
      <table:table table:name="HIP unroll 51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41968" calcext:value-type="float">
            <text:p>7,41968</text:p>
          </table:table-cell>
          <table:table-cell office:value-type="float" office:value="113.059" calcext:value-type="float">
            <text:p>113,0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7.40099" calcext:value-type="float">
            <text:p>7,40099</text:p>
          </table:table-cell>
          <table:table-cell office:value-type="float" office:value="113.344" calcext:value-type="float">
            <text:p>113,3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7.32474" calcext:value-type="float">
            <text:p>7,32474</text:p>
          </table:table-cell>
          <table:table-cell office:value-type="float" office:value="114.524" calcext:value-type="float">
            <text:p>114,5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5.28957" calcext:value-type="float">
            <text:p>5,28957</text:p>
          </table:table-cell>
          <table:table-cell office:value-type="float" office:value="158.588" calcext:value-type="float">
            <text:p>158,58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07683" calcext:value-type="float">
            <text:p>3,07683</text:p>
          </table:table-cell>
          <table:table-cell office:value-type="float" office:value="272.638" calcext:value-type="float">
            <text:p>272,63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19994" calcext:value-type="float">
            <text:p>3,19994</text:p>
          </table:table-cell>
          <table:table-cell office:value-type="float" office:value="262.149" calcext:value-type="float">
            <text:p>262,1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.7369" calcext:value-type="float">
            <text:p>11,7369</text:p>
          </table:table-cell>
          <table:table-cell office:value-type="float" office:value="285.888" calcext:value-type="float">
            <text:p>285,8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1.514" calcext:value-type="float">
            <text:p>11,514</text:p>
          </table:table-cell>
          <table:table-cell office:value-type="float" office:value="291.422" calcext:value-type="float">
            <text:p>291,4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11.437" calcext:value-type="float">
            <text:p>11,437</text:p>
          </table:table-cell>
          <table:table-cell office:value-type="float" office:value="293.384" calcext:value-type="float">
            <text:p>293,3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11.2222" calcext:value-type="float">
            <text:p>11,2222</text:p>
          </table:table-cell>
          <table:table-cell office:value-type="float" office:value="298.999" calcext:value-type="float">
            <text:p>298,9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06874" calcext:value-type="float">
            <text:p>6,06874</text:p>
          </table:table-cell>
          <table:table-cell office:value-type="float" office:value="552.906" calcext:value-type="float">
            <text:p>552,9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34179" calcext:value-type="float">
            <text:p>6,34179</text:p>
          </table:table-cell>
          <table:table-cell office:value-type="float" office:value="529.1" calcext:value-type="float">
            <text:p>529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2.4539" calcext:value-type="float">
            <text:p>52,4539</text:p>
          </table:table-cell>
          <table:table-cell office:value-type="float" office:value="255.878" calcext:value-type="float">
            <text:p>255,8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3.0448" calcext:value-type="float">
            <text:p>23,0448</text:p>
          </table:table-cell>
          <table:table-cell office:value-type="float" office:value="582.42" calcext:value-type="float">
            <text:p>582,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22.8604" calcext:value-type="float">
            <text:p>22,8604</text:p>
          </table:table-cell>
          <table:table-cell office:value-type="float" office:value="587.119" calcext:value-type="float">
            <text:p>587,1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22.403" calcext:value-type="float">
            <text:p>22,403</text:p>
          </table:table-cell>
          <table:table-cell office:value-type="float" office:value="599.107" calcext:value-type="float">
            <text:p>599,10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.5058" calcext:value-type="float">
            <text:p>13,5058</text:p>
          </table:table-cell>
          <table:table-cell office:value-type="float" office:value="993.777" calcext:value-type="float">
            <text:p>993,77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5985" calcext:value-type="float">
            <text:p>12,5985</text:p>
          </table:table-cell>
          <table:table-cell office:value-type="float" office:value="1065.35" calcext:value-type="float">
            <text:p>1065,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51.294" calcext:value-type="float">
            <text:p>151,294</text:p>
          </table:table-cell>
          <table:table-cell office:value-type="float" office:value="354.852" calcext:value-type="float">
            <text:p>354,8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02.523" calcext:value-type="float">
            <text:p>102,523</text:p>
          </table:table-cell>
          <table:table-cell office:value-type="float" office:value="523.658" calcext:value-type="float">
            <text:p>523,6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48.4824" calcext:value-type="float">
            <text:p>48,4824</text:p>
          </table:table-cell>
          <table:table-cell office:value-type="float" office:value="1107.35" calcext:value-type="float">
            <text:p>1107,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48.8879" calcext:value-type="float">
            <text:p>48,8879</text:p>
          </table:table-cell>
          <table:table-cell office:value-type="float" office:value="1098.17" calcext:value-type="float">
            <text:p>1098,1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41.0072" calcext:value-type="float">
            <text:p>41,0072</text:p>
          </table:table-cell>
          <table:table-cell office:value-type="float" office:value="1309.21" calcext:value-type="float">
            <text:p>1309,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8.867" calcext:value-type="float">
            <text:p>48,867</text:p>
          </table:table-cell>
          <table:table-cell office:value-type="float" office:value="1098.64" calcext:value-type="float">
            <text:p>1098,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83.235" calcext:value-type="float">
            <text:p>483,235</text:p>
          </table:table-cell>
          <table:table-cell office:value-type="float" office:value="444.398" calcext:value-type="float">
            <text:p>444,3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68.889" calcext:value-type="float">
            <text:p>268,889</text:p>
          </table:table-cell>
          <table:table-cell office:value-type="float" office:value="798.65" calcext:value-type="float">
            <text:p>798,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237.091" calcext:value-type="float">
            <text:p>237,091</text:p>
          </table:table-cell>
          <table:table-cell office:value-type="float" office:value="905.764" calcext:value-type="float">
            <text:p>905,7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233.116" calcext:value-type="float">
            <text:p>233,116</text:p>
          </table:table-cell>
          <table:table-cell office:value-type="float" office:value="921.209" calcext:value-type="float">
            <text:p>921,20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79.595" calcext:value-type="float">
            <text:p>179,595</text:p>
          </table:table-cell>
          <table:table-cell office:value-type="float" office:value="1195.74" calcext:value-type="float">
            <text:p>1195,7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47.681" calcext:value-type="float">
            <text:p>147,681</text:p>
          </table:table-cell>
          <table:table-cell office:value-type="float" office:value="1454.14" calcext:value-type="float">
            <text:p>1454,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78.38" calcext:value-type="float">
            <text:p>1878,38</text:p>
          </table:table-cell>
          <table:table-cell office:value-type="float" office:value="457.305" calcext:value-type="float">
            <text:p>457,3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93.019" calcext:value-type="float">
            <text:p>893,019</text:p>
          </table:table-cell>
          <table:table-cell office:value-type="float" office:value="961.898" calcext:value-type="float">
            <text:p>961,8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759.345" calcext:value-type="float">
            <text:p>759,345</text:p>
          </table:table-cell>
          <table:table-cell office:value-type="float" office:value="1131.23" calcext:value-type="float">
            <text:p>1131,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750.892" calcext:value-type="float">
            <text:p>750,892</text:p>
          </table:table-cell>
          <table:table-cell office:value-type="float" office:value="1143.96" calcext:value-type="float">
            <text:p>1143,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642.849" calcext:value-type="float">
            <text:p>642,849</text:p>
          </table:table-cell>
          <table:table-cell office:value-type="float" office:value="1336.23" calcext:value-type="float">
            <text:p>1336,2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27.986" calcext:value-type="float">
            <text:p>527,986</text:p>
          </table:table-cell>
          <table:table-cell office:value-type="float" office:value="1626.93" calcext:value-type="float">
            <text:p>1626,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154.51" calcext:value-type="float">
            <text:p>7154,51</text:p>
          </table:table-cell>
          <table:table-cell office:value-type="float" office:value="480.253" calcext:value-type="float">
            <text:p>480,2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85.35" calcext:value-type="float">
            <text:p>3585,35</text:p>
          </table:table-cell>
          <table:table-cell office:value-type="float" office:value="958.337" calcext:value-type="float">
            <text:p>958,3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93.89" calcext:value-type="float">
            <text:p>2693,89</text:p>
          </table:table-cell>
          <table:table-cell office:value-type="float" office:value="1275.47" calcext:value-type="float">
            <text:p>1275,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71.85" calcext:value-type="float">
            <text:p>2671,85</text:p>
          </table:table-cell>
          <table:table-cell office:value-type="float" office:value="1285.99" calcext:value-type="float">
            <text:p>1285,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28.16" calcext:value-type="float">
            <text:p>2228,16</text:p>
          </table:table-cell>
          <table:table-cell office:value-type="float" office:value="1542.07" calcext:value-type="float">
            <text:p>1542,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48.05" calcext:value-type="float">
            <text:p>1948,05</text:p>
          </table:table-cell>
          <table:table-cell office:value-type="float" office:value="1763.8" calcext:value-type="float">
            <text:p>1763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899.8" calcext:value-type="float">
            <text:p>27899,8</text:p>
          </table:table-cell>
          <table:table-cell office:value-type="float" office:value="492.615" calcext:value-type="float">
            <text:p>492,6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520.7" calcext:value-type="float">
            <text:p>13520,7</text:p>
          </table:table-cell>
          <table:table-cell office:value-type="float" office:value="1016.5" calcext:value-type="float">
            <text:p>1016,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462.6" calcext:value-type="float">
            <text:p>10462,6</text:p>
          </table:table-cell>
          <table:table-cell office:value-type="float" office:value="1313.62" calcext:value-type="float">
            <text:p>1313,6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418.7" calcext:value-type="float">
            <text:p>10418,7</text:p>
          </table:table-cell>
          <table:table-cell office:value-type="float" office:value="1319.15" calcext:value-type="float">
            <text:p>1319,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78.25" calcext:value-type="float">
            <text:p>8778,25</text:p>
          </table:table-cell>
          <table:table-cell office:value-type="float" office:value="1565.68" calcext:value-type="float">
            <text:p>1565,6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837.2" calcext:value-type="float">
            <text:p>7837,2</text:p>
          </table:table-cell>
          <table:table-cell office:value-type="float" office:value="1753.67" calcext:value-type="float">
            <text:p>1753,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1976" calcext:value-type="float">
            <text:p>111976</text:p>
          </table:table-cell>
          <table:table-cell office:value-type="float" office:value="490.958" calcext:value-type="float">
            <text:p>490,95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53790.4" calcext:value-type="float">
            <text:p>53790,4</text:p>
          </table:table-cell>
          <table:table-cell office:value-type="float" office:value="1022.03" calcext:value-type="float">
            <text:p>1022,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0595.3" calcext:value-type="float">
            <text:p>40595,3</text:p>
          </table:table-cell>
          <table:table-cell office:value-type="float" office:value="1354.24" calcext:value-type="float">
            <text:p>1354,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40518.8" calcext:value-type="float">
            <text:p>40518,8</text:p>
          </table:table-cell>
          <table:table-cell office:value-type="float" office:value="1356.79" calcext:value-type="float">
            <text:p>1356,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842.4" calcext:value-type="float">
            <text:p>33842,4</text:p>
          </table:table-cell>
          <table:table-cell office:value-type="float" office:value="1624.46" calcext:value-type="float">
            <text:p>1624,4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351.9" calcext:value-type="float">
            <text:p>30351,9</text:p>
          </table:table-cell>
          <table:table-cell office:value-type="float" office:value="1811.27" calcext:value-type="float">
            <text:p>1811,27</text:p>
          </table:table-cell>
        </table:table-row>
      </table:table>
      <table:table table:name="HIP unroll 102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7.24093" calcext:value-type="float">
            <text:p>7,24093</text:p>
          </table:table-cell>
          <table:table-cell office:value-type="float" office:value="115.85" calcext:value-type="float">
            <text:p>115,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7.36858" calcext:value-type="float">
            <text:p>7,36858</text:p>
          </table:table-cell>
          <table:table-cell office:value-type="float" office:value="113.843" calcext:value-type="float">
            <text:p>113,84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7.30595" calcext:value-type="float">
            <text:p>7,30595</text:p>
          </table:table-cell>
          <table:table-cell office:value-type="float" office:value="114.819" calcext:value-type="float">
            <text:p>114,8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5.13021" calcext:value-type="float">
            <text:p>5,13021</text:p>
          </table:table-cell>
          <table:table-cell office:value-type="float" office:value="163.514" calcext:value-type="float">
            <text:p>163,5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5.70768" calcext:value-type="float">
            <text:p>5,70768</text:p>
          </table:table-cell>
          <table:table-cell office:value-type="float" office:value="146.971" calcext:value-type="float">
            <text:p>146,9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18861" calcext:value-type="float">
            <text:p>3,18861</text:p>
          </table:table-cell>
          <table:table-cell office:value-type="float" office:value="263.081" calcext:value-type="float">
            <text:p>263,0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.7953" calcext:value-type="float">
            <text:p>11,7953</text:p>
          </table:table-cell>
          <table:table-cell office:value-type="float" office:value="284.472" calcext:value-type="float">
            <text:p>284,4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1.5555" calcext:value-type="float">
            <text:p>11,5555</text:p>
          </table:table-cell>
          <table:table-cell office:value-type="float" office:value="290.376" calcext:value-type="float">
            <text:p>290,3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11.4895" calcext:value-type="float">
            <text:p>11,4895</text:p>
          </table:table-cell>
          <table:table-cell office:value-type="float" office:value="292.045" calcext:value-type="float">
            <text:p>292,0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11.2871" calcext:value-type="float">
            <text:p>11,2871</text:p>
          </table:table-cell>
          <table:table-cell office:value-type="float" office:value="297.282" calcext:value-type="float">
            <text:p>297,28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1.3256" calcext:value-type="float">
            <text:p>11,3256</text:p>
          </table:table-cell>
          <table:table-cell office:value-type="float" office:value="296.271" calcext:value-type="float">
            <text:p>296,27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6.31677" calcext:value-type="float">
            <text:p>6,31677</text:p>
          </table:table-cell>
          <table:table-cell office:value-type="float" office:value="531.196" calcext:value-type="float">
            <text:p>531,1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51.4429" calcext:value-type="float">
            <text:p>51,4429</text:p>
          </table:table-cell>
          <table:table-cell office:value-type="float" office:value="260.906" calcext:value-type="float">
            <text:p>260,9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2.9798" calcext:value-type="float">
            <text:p>22,9798</text:p>
          </table:table-cell>
          <table:table-cell office:value-type="float" office:value="584.069" calcext:value-type="float">
            <text:p>584,0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22.969" calcext:value-type="float">
            <text:p>22,969</text:p>
          </table:table-cell>
          <table:table-cell office:value-type="float" office:value="584.344" calcext:value-type="float">
            <text:p>584,3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22.5101" calcext:value-type="float">
            <text:p>22,5101</text:p>
          </table:table-cell>
          <table:table-cell office:value-type="float" office:value="596.254" calcext:value-type="float">
            <text:p>596,25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22.5608" calcext:value-type="float">
            <text:p>22,5608</text:p>
          </table:table-cell>
          <table:table-cell office:value-type="float" office:value="594.916" calcext:value-type="float">
            <text:p>594,9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2.5626" calcext:value-type="float">
            <text:p>12,5626</text:p>
          </table:table-cell>
          <table:table-cell office:value-type="float" office:value="1068.39" calcext:value-type="float">
            <text:p>1068,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9.382" calcext:value-type="float">
            <text:p>149,382</text:p>
          </table:table-cell>
          <table:table-cell office:value-type="float" office:value="359.395" calcext:value-type="float">
            <text:p>359,39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90.8398" calcext:value-type="float">
            <text:p>90,8398</text:p>
          </table:table-cell>
          <table:table-cell office:value-type="float" office:value="591.008" calcext:value-type="float">
            <text:p>591,0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49.0132" calcext:value-type="float">
            <text:p>49,0132</text:p>
          </table:table-cell>
          <table:table-cell office:value-type="float" office:value="1095.36" calcext:value-type="float">
            <text:p>1095,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49.3687" calcext:value-type="float">
            <text:p>49,3687</text:p>
          </table:table-cell>
          <table:table-cell office:value-type="float" office:value="1087.47" calcext:value-type="float">
            <text:p>1087,4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54.1623" calcext:value-type="float">
            <text:p>54,1623</text:p>
          </table:table-cell>
          <table:table-cell office:value-type="float" office:value="991.226" calcext:value-type="float">
            <text:p>991,22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48.9278" calcext:value-type="float">
            <text:p>48,9278</text:p>
          </table:table-cell>
          <table:table-cell office:value-type="float" office:value="1097.27" calcext:value-type="float">
            <text:p>1097,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74.709" calcext:value-type="float">
            <text:p>474,709</text:p>
          </table:table-cell>
          <table:table-cell office:value-type="float" office:value="452.379" calcext:value-type="float">
            <text:p>452,3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70.559" calcext:value-type="float">
            <text:p>270,559</text:p>
          </table:table-cell>
          <table:table-cell office:value-type="float" office:value="793.72" calcext:value-type="float">
            <text:p>793,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248.77" calcext:value-type="float">
            <text:p>248,77</text:p>
          </table:table-cell>
          <table:table-cell office:value-type="float" office:value="863.242" calcext:value-type="float">
            <text:p>863,2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236.81" calcext:value-type="float">
            <text:p>236,81</text:p>
          </table:table-cell>
          <table:table-cell office:value-type="float" office:value="906.839" calcext:value-type="float">
            <text:p>906,8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265.925" calcext:value-type="float">
            <text:p>265,925</text:p>
          </table:table-cell>
          <table:table-cell office:value-type="float" office:value="807.552" calcext:value-type="float">
            <text:p>807,55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47.561" calcext:value-type="float">
            <text:p>147,561</text:p>
          </table:table-cell>
          <table:table-cell office:value-type="float" office:value="1455.32" calcext:value-type="float">
            <text:p>1455,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87.16" calcext:value-type="float">
            <text:p>1887,16</text:p>
          </table:table-cell>
          <table:table-cell office:value-type="float" office:value="455.178" calcext:value-type="float">
            <text:p>455,1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91.898" calcext:value-type="float">
            <text:p>891,898</text:p>
          </table:table-cell>
          <table:table-cell office:value-type="float" office:value="963.107" calcext:value-type="float">
            <text:p>963,10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804.144" calcext:value-type="float">
            <text:p>804,144</text:p>
          </table:table-cell>
          <table:table-cell office:value-type="float" office:value="1068.21" calcext:value-type="float">
            <text:p>1068,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814.719" calcext:value-type="float">
            <text:p>814,719</text:p>
          </table:table-cell>
          <table:table-cell office:value-type="float" office:value="1054.34" calcext:value-type="float">
            <text:p>1054,3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815.44" calcext:value-type="float">
            <text:p>815,44</text:p>
          </table:table-cell>
          <table:table-cell office:value-type="float" office:value="1053.41" calcext:value-type="float">
            <text:p>1053,4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583.41" calcext:value-type="float">
            <text:p>583,41</text:p>
          </table:table-cell>
          <table:table-cell office:value-type="float" office:value="1472.37" calcext:value-type="float">
            <text:p>1472,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25.23" calcext:value-type="float">
            <text:p>7225,23</text:p>
          </table:table-cell>
          <table:table-cell office:value-type="float" office:value="475.552" calcext:value-type="float">
            <text:p>475,5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55.71" calcext:value-type="float">
            <text:p>3555,71</text:p>
          </table:table-cell>
          <table:table-cell office:value-type="float" office:value="966.325" calcext:value-type="float">
            <text:p>966,3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750.43" calcext:value-type="float">
            <text:p>2750,43</text:p>
          </table:table-cell>
          <table:table-cell office:value-type="float" office:value="1249.25" calcext:value-type="float">
            <text:p>1249,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741.34" calcext:value-type="float">
            <text:p>2741,34</text:p>
          </table:table-cell>
          <table:table-cell office:value-type="float" office:value="1253.39" calcext:value-type="float">
            <text:p>1253,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744.25" calcext:value-type="float">
            <text:p>2744,25</text:p>
          </table:table-cell>
          <table:table-cell office:value-type="float" office:value="1252.07" calcext:value-type="float">
            <text:p>1252,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949.07" calcext:value-type="float">
            <text:p>1949,07</text:p>
          </table:table-cell>
          <table:table-cell office:value-type="float" office:value="1762.87" calcext:value-type="float">
            <text:p>1762,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926.2" calcext:value-type="float">
            <text:p>27926,2</text:p>
          </table:table-cell>
          <table:table-cell office:value-type="float" office:value="492.15" calcext:value-type="float">
            <text:p>492,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489.9" calcext:value-type="float">
            <text:p>13489,9</text:p>
          </table:table-cell>
          <table:table-cell office:value-type="float" office:value="1018.83" calcext:value-type="float">
            <text:p>1018,8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730.4" calcext:value-type="float">
            <text:p>10730,4</text:p>
          </table:table-cell>
          <table:table-cell office:value-type="float" office:value="1280.84" calcext:value-type="float">
            <text:p>1280,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616.4" calcext:value-type="float">
            <text:p>10616,4</text:p>
          </table:table-cell>
          <table:table-cell office:value-type="float" office:value="1294.58" calcext:value-type="float">
            <text:p>1294,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840.9" calcext:value-type="float">
            <text:p>10840,9</text:p>
          </table:table-cell>
          <table:table-cell office:value-type="float" office:value="1267.78" calcext:value-type="float">
            <text:p>1267,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7750.28" calcext:value-type="float">
            <text:p>7750,28</text:p>
          </table:table-cell>
          <table:table-cell office:value-type="float" office:value="1773.34" calcext:value-type="float">
            <text:p>1773,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1839" calcext:value-type="float">
            <text:p>111839</text:p>
          </table:table-cell>
          <table:table-cell office:value-type="float" office:value="491.56" calcext:value-type="float">
            <text:p>491,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52588.3" calcext:value-type="float">
            <text:p>52588,3</text:p>
          </table:table-cell>
          <table:table-cell office:value-type="float" office:value="1045.39" calcext:value-type="float">
            <text:p>1045,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1645.6" calcext:value-type="float">
            <text:p>41645,6</text:p>
          </table:table-cell>
          <table:table-cell office:value-type="float" office:value="1320.08" calcext:value-type="float">
            <text:p>1320,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41600.2" calcext:value-type="float">
            <text:p>41600,2</text:p>
          </table:table-cell>
          <table:table-cell office:value-type="float" office:value="1321.52" calcext:value-type="float">
            <text:p>1321,5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41614.6" calcext:value-type="float">
            <text:p>41614,6</text:p>
          </table:table-cell>
          <table:table-cell office:value-type="float" office:value="1321.07" calcext:value-type="float">
            <text:p>1321,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587.2" calcext:value-type="float">
            <text:p>30587,2</text:p>
          </table:table-cell>
          <table:table-cell office:value-type="float" office:value="1797.34" calcext:value-type="float">
            <text:p>1797,34</text:p>
          </table:table-cell>
        </table:table-row>
      </table:table>
      <table:table table:name="SYCL unroll 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4.25645" calcext:value-type="float">
            <text:p>4,25645</text:p>
          </table:table-cell>
          <table:table-cell office:value-type="float" office:value="197.08" calcext:value-type="float">
            <text:p>197,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.96102" calcext:value-type="float">
            <text:p>3,96102</text:p>
          </table:table-cell>
          <table:table-cell office:value-type="float" office:value="211.779" calcext:value-type="float">
            <text:p>211,7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.83181" calcext:value-type="float">
            <text:p>3,83181</text:p>
          </table:table-cell>
          <table:table-cell office:value-type="float" office:value="218.92" calcext:value-type="float">
            <text:p>218,9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3.76803" calcext:value-type="float">
            <text:p>3,76803</text:p>
          </table:table-cell>
          <table:table-cell office:value-type="float" office:value="222.626" calcext:value-type="float">
            <text:p>222,6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49875" calcext:value-type="float">
            <text:p>3,49875</text:p>
          </table:table-cell>
          <table:table-cell office:value-type="float" office:value="239.76" calcext:value-type="float">
            <text:p>239,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.3073" calcext:value-type="float">
            <text:p>4,3073</text:p>
          </table:table-cell>
          <table:table-cell office:value-type="float" office:value="194.753" calcext:value-type="float">
            <text:p>194,7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8.31178" calcext:value-type="float">
            <text:p>8,31178</text:p>
          </table:table-cell>
          <table:table-cell office:value-type="float" office:value="403.698" calcext:value-type="float">
            <text:p>403,6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7.80838" calcext:value-type="float">
            <text:p>7,80838</text:p>
          </table:table-cell>
          <table:table-cell office:value-type="float" office:value="429.723" calcext:value-type="float">
            <text:p>429,7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7.52621" calcext:value-type="float">
            <text:p>7,52621</text:p>
          </table:table-cell>
          <table:table-cell office:value-type="float" office:value="445.835" calcext:value-type="float">
            <text:p>445,83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7.42906" calcext:value-type="float">
            <text:p>7,42906</text:p>
          </table:table-cell>
          <table:table-cell office:value-type="float" office:value="451.665" calcext:value-type="float">
            <text:p>451,66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87306" calcext:value-type="float">
            <text:p>6,87306</text:p>
          </table:table-cell>
          <table:table-cell office:value-type="float" office:value="488.203" calcext:value-type="float">
            <text:p>488,20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.43018" calcext:value-type="float">
            <text:p>8,43018</text:p>
          </table:table-cell>
          <table:table-cell office:value-type="float" office:value="398.028" calcext:value-type="float">
            <text:p>398,0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.8185" calcext:value-type="float">
            <text:p>31,8185</text:p>
          </table:table-cell>
          <table:table-cell office:value-type="float" office:value="421.823" calcext:value-type="float">
            <text:p>421,8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4.4991" calcext:value-type="float">
            <text:p>14,4991</text:p>
          </table:table-cell>
          <table:table-cell office:value-type="float" office:value="925.697" calcext:value-type="float">
            <text:p>925,6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3.9818" calcext:value-type="float">
            <text:p>13,9818</text:p>
          </table:table-cell>
          <table:table-cell office:value-type="float" office:value="959.944" calcext:value-type="float">
            <text:p>959,9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4.3247" calcext:value-type="float">
            <text:p>14,3247</text:p>
          </table:table-cell>
          <table:table-cell office:value-type="float" office:value="936.965" calcext:value-type="float">
            <text:p>936,96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6.5664" calcext:value-type="float">
            <text:p>16,5664</text:p>
          </table:table-cell>
          <table:table-cell office:value-type="float" office:value="810.18" calcext:value-type="float">
            <text:p>810,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6.7319" calcext:value-type="float">
            <text:p>16,7319</text:p>
          </table:table-cell>
          <table:table-cell office:value-type="float" office:value="802.165" calcext:value-type="float">
            <text:p>802,1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94.4894" calcext:value-type="float">
            <text:p>94,4894</text:p>
          </table:table-cell>
          <table:table-cell office:value-type="float" office:value="568.181" calcext:value-type="float">
            <text:p>568,18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64.6713" calcext:value-type="float">
            <text:p>64,6713</text:p>
          </table:table-cell>
          <table:table-cell office:value-type="float" office:value="830.153" calcext:value-type="float">
            <text:p>830,1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40.5547" calcext:value-type="float">
            <text:p>40,5547</text:p>
          </table:table-cell>
          <table:table-cell office:value-type="float" office:value="1323.82" calcext:value-type="float">
            <text:p>1323,8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41.3095" calcext:value-type="float">
            <text:p>41,3095</text:p>
          </table:table-cell>
          <table:table-cell office:value-type="float" office:value="1299.63" calcext:value-type="float">
            <text:p>1299,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47.1458" calcext:value-type="float">
            <text:p>47,1458</text:p>
          </table:table-cell>
          <table:table-cell office:value-type="float" office:value="1138.75" calcext:value-type="float">
            <text:p>1138,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61.9663" calcext:value-type="float">
            <text:p>61,9663</text:p>
          </table:table-cell>
          <table:table-cell office:value-type="float" office:value="866.391" calcext:value-type="float">
            <text:p>866,3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2.727" calcext:value-type="float">
            <text:p>312,727</text:p>
          </table:table-cell>
          <table:table-cell office:value-type="float" office:value="686.696" calcext:value-type="float">
            <text:p>686,6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97.843" calcext:value-type="float">
            <text:p>197,843</text:p>
          </table:table-cell>
          <table:table-cell office:value-type="float" office:value="1085.45" calcext:value-type="float">
            <text:p>1085,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85.173" calcext:value-type="float">
            <text:p>185,173</text:p>
          </table:table-cell>
          <table:table-cell office:value-type="float" office:value="1159.72" calcext:value-type="float">
            <text:p>1159,7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82.876" calcext:value-type="float">
            <text:p>182,876</text:p>
          </table:table-cell>
          <table:table-cell office:value-type="float" office:value="1174.28" calcext:value-type="float">
            <text:p>1174,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83.781" calcext:value-type="float">
            <text:p>183,781</text:p>
          </table:table-cell>
          <table:table-cell office:value-type="float" office:value="1168.5" calcext:value-type="float">
            <text:p>1168,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89.846" calcext:value-type="float">
            <text:p>189,846</text:p>
          </table:table-cell>
          <table:table-cell office:value-type="float" office:value="1131.17" calcext:value-type="float">
            <text:p>1131,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242.41" calcext:value-type="float">
            <text:p>1242,41</text:p>
          </table:table-cell>
          <table:table-cell office:value-type="float" office:value="691.392" calcext:value-type="float">
            <text:p>691,3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682.619" calcext:value-type="float">
            <text:p>682,619</text:p>
          </table:table-cell>
          <table:table-cell office:value-type="float" office:value="1258.38" calcext:value-type="float">
            <text:p>1258,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97.17" calcext:value-type="float">
            <text:p>697,17</text:p>
          </table:table-cell>
          <table:table-cell office:value-type="float" office:value="1232.11" calcext:value-type="float">
            <text:p>1232,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690.596" calcext:value-type="float">
            <text:p>690,596</text:p>
          </table:table-cell>
          <table:table-cell office:value-type="float" office:value="1243.84" calcext:value-type="float">
            <text:p>1243,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668.015" calcext:value-type="float">
            <text:p>668,015</text:p>
          </table:table-cell>
          <table:table-cell office:value-type="float" office:value="1285.89" calcext:value-type="float">
            <text:p>1285,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741.274" calcext:value-type="float">
            <text:p>741,274</text:p>
          </table:table-cell>
          <table:table-cell office:value-type="float" office:value="1158.81" calcext:value-type="float">
            <text:p>1158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709.74" calcext:value-type="float">
            <text:p>4709,74</text:p>
          </table:table-cell>
          <table:table-cell office:value-type="float" office:value="729.547" calcext:value-type="float">
            <text:p>729,5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98.27" calcext:value-type="float">
            <text:p>2698,27</text:p>
          </table:table-cell>
          <table:table-cell office:value-type="float" office:value="1273.4" calcext:value-type="float">
            <text:p>1273,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38.11" calcext:value-type="float">
            <text:p>2438,11</text:p>
          </table:table-cell>
          <table:table-cell office:value-type="float" office:value="1409.28" calcext:value-type="float">
            <text:p>1409,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15.9" calcext:value-type="float">
            <text:p>2415,9</text:p>
          </table:table-cell>
          <table:table-cell office:value-type="float" office:value="1422.23" calcext:value-type="float">
            <text:p>1422,2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51.74" calcext:value-type="float">
            <text:p>2451,74</text:p>
          </table:table-cell>
          <table:table-cell office:value-type="float" office:value="1401.44" calcext:value-type="float">
            <text:p>1401,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70.09" calcext:value-type="float">
            <text:p>2470,09</text:p>
          </table:table-cell>
          <table:table-cell office:value-type="float" office:value="1391.03" calcext:value-type="float">
            <text:p>1391,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326" calcext:value-type="float">
            <text:p>18326</text:p>
          </table:table-cell>
          <table:table-cell office:value-type="float" office:value="749.968" calcext:value-type="float">
            <text:p>749,9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63.7" calcext:value-type="float">
            <text:p>10363,7</text:p>
          </table:table-cell>
          <table:table-cell office:value-type="float" office:value="1326.15" calcext:value-type="float">
            <text:p>1326,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9593.83" calcext:value-type="float">
            <text:p>9593,83</text:p>
          </table:table-cell>
          <table:table-cell office:value-type="float" office:value="1432.58" calcext:value-type="float">
            <text:p>1432,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9459.85" calcext:value-type="float">
            <text:p>9459,85</text:p>
          </table:table-cell>
          <table:table-cell office:value-type="float" office:value="1452.87" calcext:value-type="float">
            <text:p>1452,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477.35" calcext:value-type="float">
            <text:p>9477,35</text:p>
          </table:table-cell>
          <table:table-cell office:value-type="float" office:value="1450.18" calcext:value-type="float">
            <text:p>1450,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9878.04" calcext:value-type="float">
            <text:p>9878,04</text:p>
          </table:table-cell>
          <table:table-cell office:value-type="float" office:value="1391.36" calcext:value-type="float">
            <text:p>1391,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73257.7" calcext:value-type="float">
            <text:p>73257,7</text:p>
          </table:table-cell>
          <table:table-cell office:value-type="float" office:value="750.441" calcext:value-type="float">
            <text:p>750,4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40399.3" calcext:value-type="float">
            <text:p>40399,3</text:p>
          </table:table-cell>
          <table:table-cell office:value-type="float" office:value="1360.81" calcext:value-type="float">
            <text:p>1360,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461.8" calcext:value-type="float">
            <text:p>38461,8</text:p>
          </table:table-cell>
          <table:table-cell office:value-type="float" office:value="1429.36" calcext:value-type="float">
            <text:p>1429,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025.5" calcext:value-type="float">
            <text:p>38025,5</text:p>
          </table:table-cell>
          <table:table-cell office:value-type="float" office:value="1445.76" calcext:value-type="float">
            <text:p>1445,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533.7" calcext:value-type="float">
            <text:p>37533,7</text:p>
          </table:table-cell>
          <table:table-cell office:value-type="float" office:value="1464.7" calcext:value-type="float">
            <text:p>1464,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549.9" calcext:value-type="float">
            <text:p>37549,9</text:p>
          </table:table-cell>
          <table:table-cell office:value-type="float" office:value="1464.07" calcext:value-type="float">
            <text:p>1464,07</text:p>
          </table:table-cell>
        </table:table-row>
      </table:table>
      <table:table table:name="SYCL unroll 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4.18794" calcext:value-type="float">
            <text:p>4,18794</text:p>
          </table:table-cell>
          <table:table-cell office:value-type="float" office:value="200.304" calcext:value-type="float">
            <text:p>200,3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.9304" calcext:value-type="float">
            <text:p>3,9304</text:p>
          </table:table-cell>
          <table:table-cell office:value-type="float" office:value="213.429" calcext:value-type="float">
            <text:p>213,4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.77568" calcext:value-type="float">
            <text:p>3,77568</text:p>
          </table:table-cell>
          <table:table-cell office:value-type="float" office:value="222.175" calcext:value-type="float">
            <text:p>222,1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3.73722" calcext:value-type="float">
            <text:p>3,73722</text:p>
          </table:table-cell>
          <table:table-cell office:value-type="float" office:value="224.461" calcext:value-type="float">
            <text:p>224,46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45216" calcext:value-type="float">
            <text:p>3,45216</text:p>
          </table:table-cell>
          <table:table-cell office:value-type="float" office:value="242.996" calcext:value-type="float">
            <text:p>242,9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.24195" calcext:value-type="float">
            <text:p>4,24195</text:p>
          </table:table-cell>
          <table:table-cell office:value-type="float" office:value="197.753" calcext:value-type="float">
            <text:p>197,7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8.26003" calcext:value-type="float">
            <text:p>8,26003</text:p>
          </table:table-cell>
          <table:table-cell office:value-type="float" office:value="406.226" calcext:value-type="float">
            <text:p>406,2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7.7457" calcext:value-type="float">
            <text:p>7,7457</text:p>
          </table:table-cell>
          <table:table-cell office:value-type="float" office:value="433.201" calcext:value-type="float">
            <text:p>433,2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7.48778" calcext:value-type="float">
            <text:p>7,48778</text:p>
          </table:table-cell>
          <table:table-cell office:value-type="float" office:value="448.123" calcext:value-type="float">
            <text:p>448,1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7.37738" calcext:value-type="float">
            <text:p>7,37738</text:p>
          </table:table-cell>
          <table:table-cell office:value-type="float" office:value="454.829" calcext:value-type="float">
            <text:p>454,8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81654" calcext:value-type="float">
            <text:p>6,81654</text:p>
          </table:table-cell>
          <table:table-cell office:value-type="float" office:value="492.25" calcext:value-type="float">
            <text:p>492,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.38349" calcext:value-type="float">
            <text:p>8,38349</text:p>
          </table:table-cell>
          <table:table-cell office:value-type="float" office:value="400.244" calcext:value-type="float">
            <text:p>400,2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.7869" calcext:value-type="float">
            <text:p>31,7869</text:p>
          </table:table-cell>
          <table:table-cell office:value-type="float" office:value="422.243" calcext:value-type="float">
            <text:p>422,2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4.4647" calcext:value-type="float">
            <text:p>14,4647</text:p>
          </table:table-cell>
          <table:table-cell office:value-type="float" office:value="927.9" calcext:value-type="float">
            <text:p>927,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3.8492" calcext:value-type="float">
            <text:p>13,8492</text:p>
          </table:table-cell>
          <table:table-cell office:value-type="float" office:value="969.138" calcext:value-type="float">
            <text:p>969,1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4.3389" calcext:value-type="float">
            <text:p>14,3389</text:p>
          </table:table-cell>
          <table:table-cell office:value-type="float" office:value="936.036" calcext:value-type="float">
            <text:p>936,03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6.5208" calcext:value-type="float">
            <text:p>16,5208</text:p>
          </table:table-cell>
          <table:table-cell office:value-type="float" office:value="812.415" calcext:value-type="float">
            <text:p>812,41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6.6451" calcext:value-type="float">
            <text:p>16,6451</text:p>
          </table:table-cell>
          <table:table-cell office:value-type="float" office:value="806.35" calcext:value-type="float">
            <text:p>806,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94.4667" calcext:value-type="float">
            <text:p>94,4667</text:p>
          </table:table-cell>
          <table:table-cell office:value-type="float" office:value="568.318" calcext:value-type="float">
            <text:p>568,3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64.6553" calcext:value-type="float">
            <text:p>64,6553</text:p>
          </table:table-cell>
          <table:table-cell office:value-type="float" office:value="830.359" calcext:value-type="float">
            <text:p>830,3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40.4159" calcext:value-type="float">
            <text:p>40,4159</text:p>
          </table:table-cell>
          <table:table-cell office:value-type="float" office:value="1328.37" calcext:value-type="float">
            <text:p>1328,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40.6915" calcext:value-type="float">
            <text:p>40,6915</text:p>
          </table:table-cell>
          <table:table-cell office:value-type="float" office:value="1319.37" calcext:value-type="float">
            <text:p>1319,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47.1352" calcext:value-type="float">
            <text:p>47,1352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61.8794" calcext:value-type="float">
            <text:p>61,8794</text:p>
          </table:table-cell>
          <table:table-cell office:value-type="float" office:value="867.609" calcext:value-type="float">
            <text:p>867,6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2.585" calcext:value-type="float">
            <text:p>312,585</text:p>
          </table:table-cell>
          <table:table-cell office:value-type="float" office:value="687.009" calcext:value-type="float">
            <text:p>687,00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97.676" calcext:value-type="float">
            <text:p>197,676</text:p>
          </table:table-cell>
          <table:table-cell office:value-type="float" office:value="1086.36" calcext:value-type="float">
            <text:p>1086,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86.54" calcext:value-type="float">
            <text:p>186,54</text:p>
          </table:table-cell>
          <table:table-cell office:value-type="float" office:value="1151.22" calcext:value-type="float">
            <text:p>1151,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91.253" calcext:value-type="float">
            <text:p>191,253</text:p>
          </table:table-cell>
          <table:table-cell office:value-type="float" office:value="1122.85" calcext:value-type="float">
            <text:p>1122,8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83.575" calcext:value-type="float">
            <text:p>183,575</text:p>
          </table:table-cell>
          <table:table-cell office:value-type="float" office:value="1169.81" calcext:value-type="float">
            <text:p>1169,8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89.822" calcext:value-type="float">
            <text:p>189,822</text:p>
          </table:table-cell>
          <table:table-cell office:value-type="float" office:value="1131.32" calcext:value-type="float">
            <text:p>1131,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241.31" calcext:value-type="float">
            <text:p>1241,31</text:p>
          </table:table-cell>
          <table:table-cell office:value-type="float" office:value="692.004" calcext:value-type="float">
            <text:p>692,00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682.595" calcext:value-type="float">
            <text:p>682,595</text:p>
          </table:table-cell>
          <table:table-cell office:value-type="float" office:value="1258.42" calcext:value-type="float">
            <text:p>1258,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78.952" calcext:value-type="float">
            <text:p>678,952</text:p>
          </table:table-cell>
          <table:table-cell office:value-type="float" office:value="1265.18" calcext:value-type="float">
            <text:p>1265,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678.583" calcext:value-type="float">
            <text:p>678,583</text:p>
          </table:table-cell>
          <table:table-cell office:value-type="float" office:value="1265.86" calcext:value-type="float">
            <text:p>1265,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677.385" calcext:value-type="float">
            <text:p>677,385</text:p>
          </table:table-cell>
          <table:table-cell office:value-type="float" office:value="1268.1" calcext:value-type="float">
            <text:p>1268,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729.797" calcext:value-type="float">
            <text:p>729,797</text:p>
          </table:table-cell>
          <table:table-cell office:value-type="float" office:value="1177.03" calcext:value-type="float">
            <text:p>1177,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707.82" calcext:value-type="float">
            <text:p>4707,82</text:p>
          </table:table-cell>
          <table:table-cell office:value-type="float" office:value="729.845" calcext:value-type="float">
            <text:p>729,8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700.69" calcext:value-type="float">
            <text:p>2700,69</text:p>
          </table:table-cell>
          <table:table-cell office:value-type="float" office:value="1272.26" calcext:value-type="float">
            <text:p>1272,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44.89" calcext:value-type="float">
            <text:p>2444,89</text:p>
          </table:table-cell>
          <table:table-cell office:value-type="float" office:value="1405.37" calcext:value-type="float">
            <text:p>1405,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16.16" calcext:value-type="float">
            <text:p>2416,16</text:p>
          </table:table-cell>
          <table:table-cell office:value-type="float" office:value="1422.08" calcext:value-type="float">
            <text:p>1422,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03.81" calcext:value-type="float">
            <text:p>2403,81</text:p>
          </table:table-cell>
          <table:table-cell office:value-type="float" office:value="1429.39" calcext:value-type="float">
            <text:p>1429,3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71.93" calcext:value-type="float">
            <text:p>2471,93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340" calcext:value-type="float">
            <text:p>18340</text:p>
          </table:table-cell>
          <table:table-cell office:value-type="float" office:value="749.396" calcext:value-type="float">
            <text:p>749,3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63.5" calcext:value-type="float">
            <text:p>10363,5</text:p>
          </table:table-cell>
          <table:table-cell office:value-type="float" office:value="1326.18" calcext:value-type="float">
            <text:p>1326,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80.45" calcext:value-type="float">
            <text:p>9780,45</text:p>
          </table:table-cell>
          <table:table-cell office:value-type="float" office:value="1405.24" calcext:value-type="float">
            <text:p>1405,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44.08" calcext:value-type="float">
            <text:p>9744,08</text:p>
          </table:table-cell>
          <table:table-cell office:value-type="float" office:value="1410.49" calcext:value-type="float">
            <text:p>1410,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92.54" calcext:value-type="float">
            <text:p>9792,54</text:p>
          </table:table-cell>
          <table:table-cell office:value-type="float" office:value="1403.51" calcext:value-type="float">
            <text:p>1403,5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24.8" calcext:value-type="float">
            <text:p>10124,8</text:p>
          </table:table-cell>
          <table:table-cell office:value-type="float" office:value="1357.45" calcext:value-type="float">
            <text:p>1357,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73267.7" calcext:value-type="float">
            <text:p>73267,7</text:p>
          </table:table-cell>
          <table:table-cell office:value-type="float" office:value="750.339" calcext:value-type="float">
            <text:p>750,3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40634.3" calcext:value-type="float">
            <text:p>40634,3</text:p>
          </table:table-cell>
          <table:table-cell office:value-type="float" office:value="1352.93" calcext:value-type="float">
            <text:p>1352,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9188.8" calcext:value-type="float">
            <text:p>39188,8</text:p>
          </table:table-cell>
          <table:table-cell office:value-type="float" office:value="1402.84" calcext:value-type="float">
            <text:p>1402,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347.1" calcext:value-type="float">
            <text:p>38347,1</text:p>
          </table:table-cell>
          <table:table-cell office:value-type="float" office:value="1433.63" calcext:value-type="float">
            <text:p>1433,6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797" calcext:value-type="float">
            <text:p>38797</text:p>
          </table:table-cell>
          <table:table-cell office:value-type="float" office:value="1417.01" calcext:value-type="float">
            <text:p>1417,0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789.5" calcext:value-type="float">
            <text:p>38789,5</text:p>
          </table:table-cell>
          <table:table-cell office:value-type="float" office:value="1417.28" calcext:value-type="float">
            <text:p>1417,28</text:p>
          </table:table-cell>
        </table:table-row>
      </table:table>
      <table:table table:name="SYCL unroll 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4.20666" calcext:value-type="float">
            <text:p>4,20666</text:p>
          </table:table-cell>
          <table:table-cell office:value-type="float" office:value="199.413" calcext:value-type="float">
            <text:p>199,4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.92624" calcext:value-type="float">
            <text:p>3,92624</text:p>
          </table:table-cell>
          <table:table-cell office:value-type="float" office:value="213.655" calcext:value-type="float">
            <text:p>213,6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.78186" calcext:value-type="float">
            <text:p>3,78186</text:p>
          </table:table-cell>
          <table:table-cell office:value-type="float" office:value="221.812" calcext:value-type="float">
            <text:p>221,8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3.73584" calcext:value-type="float">
            <text:p>3,73584</text:p>
          </table:table-cell>
          <table:table-cell office:value-type="float" office:value="224.544" calcext:value-type="float">
            <text:p>224,5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45933" calcext:value-type="float">
            <text:p>3,45933</text:p>
          </table:table-cell>
          <table:table-cell office:value-type="float" office:value="242.492" calcext:value-type="float">
            <text:p>242,4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.24339" calcext:value-type="float">
            <text:p>4,24339</text:p>
          </table:table-cell>
          <table:table-cell office:value-type="float" office:value="197.686" calcext:value-type="float">
            <text:p>197,6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8.2664" calcext:value-type="float">
            <text:p>8,2664</text:p>
          </table:table-cell>
          <table:table-cell office:value-type="float" office:value="405.913" calcext:value-type="float">
            <text:p>405,9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7.74048" calcext:value-type="float">
            <text:p>7,74048</text:p>
          </table:table-cell>
          <table:table-cell office:value-type="float" office:value="433.493" calcext:value-type="float">
            <text:p>433,4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7.49098" calcext:value-type="float">
            <text:p>7,49098</text:p>
          </table:table-cell>
          <table:table-cell office:value-type="float" office:value="447.931" calcext:value-type="float">
            <text:p>447,9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7.36957" calcext:value-type="float">
            <text:p>7,36957</text:p>
          </table:table-cell>
          <table:table-cell office:value-type="float" office:value="455.311" calcext:value-type="float">
            <text:p>455,3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82438" calcext:value-type="float">
            <text:p>6,82438</text:p>
          </table:table-cell>
          <table:table-cell office:value-type="float" office:value="491.684" calcext:value-type="float">
            <text:p>491,68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.37117" calcext:value-type="float">
            <text:p>8,37117</text:p>
          </table:table-cell>
          <table:table-cell office:value-type="float" office:value="400.833" calcext:value-type="float">
            <text:p>400,8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.7555" calcext:value-type="float">
            <text:p>31,7555</text:p>
          </table:table-cell>
          <table:table-cell office:value-type="float" office:value="422.66" calcext:value-type="float">
            <text:p>422,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4.4563" calcext:value-type="float">
            <text:p>14,4563</text:p>
          </table:table-cell>
          <table:table-cell office:value-type="float" office:value="928.436" calcext:value-type="float">
            <text:p>928,4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3.8435" calcext:value-type="float">
            <text:p>13,8435</text:p>
          </table:table-cell>
          <table:table-cell office:value-type="float" office:value="969.539" calcext:value-type="float">
            <text:p>969,5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4.2878" calcext:value-type="float">
            <text:p>14,2878</text:p>
          </table:table-cell>
          <table:table-cell office:value-type="float" office:value="939.389" calcext:value-type="float">
            <text:p>939,3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6.5837" calcext:value-type="float">
            <text:p>16,5837</text:p>
          </table:table-cell>
          <table:table-cell office:value-type="float" office:value="809.336" calcext:value-type="float">
            <text:p>809,33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6.6537" calcext:value-type="float">
            <text:p>16,6537</text:p>
          </table:table-cell>
          <table:table-cell office:value-type="float" office:value="805.935" calcext:value-type="float">
            <text:p>805,9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94.453" calcext:value-type="float">
            <text:p>94,453</text:p>
          </table:table-cell>
          <table:table-cell office:value-type="float" office:value="568.4" calcext:value-type="float">
            <text:p>568,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64.6436" calcext:value-type="float">
            <text:p>64,6436</text:p>
          </table:table-cell>
          <table:table-cell office:value-type="float" office:value="830.509" calcext:value-type="float">
            <text:p>830,5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40.3609" calcext:value-type="float">
            <text:p>40,3609</text:p>
          </table:table-cell>
          <table:table-cell office:value-type="float" office:value="1330.18" calcext:value-type="float">
            <text:p>1330,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40.8942" calcext:value-type="float">
            <text:p>40,8942</text:p>
          </table:table-cell>
          <table:table-cell office:value-type="float" office:value="1312.83" calcext:value-type="float">
            <text:p>1312,8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47.1212" calcext:value-type="float">
            <text:p>47,1212</text:p>
          </table:table-cell>
          <table:table-cell office:value-type="float" office:value="1139.34" calcext:value-type="float">
            <text:p>1139,3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61.8845" calcext:value-type="float">
            <text:p>61,8845</text:p>
          </table:table-cell>
          <table:table-cell office:value-type="float" office:value="867.536" calcext:value-type="float">
            <text:p>867,5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2.432" calcext:value-type="float">
            <text:p>312,432</text:p>
          </table:table-cell>
          <table:table-cell office:value-type="float" office:value="687.345" calcext:value-type="float">
            <text:p>687,3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97.814" calcext:value-type="float">
            <text:p>197,814</text:p>
          </table:table-cell>
          <table:table-cell office:value-type="float" office:value="1085.61" calcext:value-type="float">
            <text:p>1085,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92.552" calcext:value-type="float">
            <text:p>192,552</text:p>
          </table:table-cell>
          <table:table-cell office:value-type="float" office:value="1115.27" calcext:value-type="float">
            <text:p>1115,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82.796" calcext:value-type="float">
            <text:p>182,796</text:p>
          </table:table-cell>
          <table:table-cell office:value-type="float" office:value="1174.8" calcext:value-type="float">
            <text:p>1174,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81.243" calcext:value-type="float">
            <text:p>181,243</text:p>
          </table:table-cell>
          <table:table-cell office:value-type="float" office:value="1184.86" calcext:value-type="float">
            <text:p>1184,8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89.772" calcext:value-type="float">
            <text:p>189,772</text:p>
          </table:table-cell>
          <table:table-cell office:value-type="float" office:value="1131.61" calcext:value-type="float">
            <text:p>1131,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241.46" calcext:value-type="float">
            <text:p>1241,46</text:p>
          </table:table-cell>
          <table:table-cell office:value-type="float" office:value="691.923" calcext:value-type="float">
            <text:p>691,9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682.65" calcext:value-type="float">
            <text:p>682,65</text:p>
          </table:table-cell>
          <table:table-cell office:value-type="float" office:value="1258.32" calcext:value-type="float">
            <text:p>1258,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80.79" calcext:value-type="float">
            <text:p>680,79</text:p>
          </table:table-cell>
          <table:table-cell office:value-type="float" office:value="1261.76" calcext:value-type="float">
            <text:p>1261,7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685.389" calcext:value-type="float">
            <text:p>685,389</text:p>
          </table:table-cell>
          <table:table-cell office:value-type="float" office:value="1253.29" calcext:value-type="float">
            <text:p>1253,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655.696" calcext:value-type="float">
            <text:p>655,696</text:p>
          </table:table-cell>
          <table:table-cell office:value-type="float" office:value="1310.05" calcext:value-type="float">
            <text:p>1310,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695.617" calcext:value-type="float">
            <text:p>695,617</text:p>
          </table:table-cell>
          <table:table-cell office:value-type="float" office:value="1234.87" calcext:value-type="float">
            <text:p>1234,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707.85" calcext:value-type="float">
            <text:p>4707,85</text:p>
          </table:table-cell>
          <table:table-cell office:value-type="float" office:value="729.839" calcext:value-type="float">
            <text:p>729,8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700.64" calcext:value-type="float">
            <text:p>2700,64</text:p>
          </table:table-cell>
          <table:table-cell office:value-type="float" office:value="1272.28" calcext:value-type="float">
            <text:p>1272,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48.91" calcext:value-type="float">
            <text:p>2448,91</text:p>
          </table:table-cell>
          <table:table-cell office:value-type="float" office:value="1403.06" calcext:value-type="float">
            <text:p>1403,0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42.25" calcext:value-type="float">
            <text:p>2442,25</text:p>
          </table:table-cell>
          <table:table-cell office:value-type="float" office:value="1406.89" calcext:value-type="float">
            <text:p>1406,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67.61" calcext:value-type="float">
            <text:p>2467,61</text:p>
          </table:table-cell>
          <table:table-cell office:value-type="float" office:value="1392.43" calcext:value-type="float">
            <text:p>1392,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71.45" calcext:value-type="float">
            <text:p>2471,45</text:p>
          </table:table-cell>
          <table:table-cell office:value-type="float" office:value="1390.27" calcext:value-type="float">
            <text:p>1390,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338" calcext:value-type="float">
            <text:p>18338</text:p>
          </table:table-cell>
          <table:table-cell office:value-type="float" office:value="749.475" calcext:value-type="float">
            <text:p>749,4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68" calcext:value-type="float">
            <text:p>10368</text:p>
          </table:table-cell>
          <table:table-cell office:value-type="float" office:value="1325.6" calcext:value-type="float">
            <text:p>1325,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9802.47" calcext:value-type="float">
            <text:p>9802,47</text:p>
          </table:table-cell>
          <table:table-cell office:value-type="float" office:value="1402.08" calcext:value-type="float">
            <text:p>1402,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54.87" calcext:value-type="float">
            <text:p>9754,87</text:p>
          </table:table-cell>
          <table:table-cell office:value-type="float" office:value="1408.93" calcext:value-type="float">
            <text:p>1408,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903.49" calcext:value-type="float">
            <text:p>9903,49</text:p>
          </table:table-cell>
          <table:table-cell office:value-type="float" office:value="1387.78" calcext:value-type="float">
            <text:p>1387,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27.7" calcext:value-type="float">
            <text:p>10127,7</text:p>
          </table:table-cell>
          <table:table-cell office:value-type="float" office:value="1357.06" calcext:value-type="float">
            <text:p>1357,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73262" calcext:value-type="float">
            <text:p>73262</text:p>
          </table:table-cell>
          <table:table-cell office:value-type="float" office:value="750.397" calcext:value-type="float">
            <text:p>750,3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40397.9" calcext:value-type="float">
            <text:p>40397,9</text:p>
          </table:table-cell>
          <table:table-cell office:value-type="float" office:value="1360.85" calcext:value-type="float">
            <text:p>1360,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813.3" calcext:value-type="float">
            <text:p>38813,3</text:p>
          </table:table-cell>
          <table:table-cell office:value-type="float" office:value="1416.41" calcext:value-type="float">
            <text:p>1416,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366" calcext:value-type="float">
            <text:p>38366</text:p>
          </table:table-cell>
          <table:table-cell office:value-type="float" office:value="1432.92" calcext:value-type="float">
            <text:p>1432,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808.4" calcext:value-type="float">
            <text:p>38808,4</text:p>
          </table:table-cell>
          <table:table-cell office:value-type="float" office:value="1416.59" calcext:value-type="float">
            <text:p>1416,5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786.5" calcext:value-type="float">
            <text:p>38786,5</text:p>
          </table:table-cell>
          <table:table-cell office:value-type="float" office:value="1417.39" calcext:value-type="float">
            <text:p>1417,39</text:p>
          </table:table-cell>
        </table:table-row>
      </table:table>
      <table:table table:name="SYCL unroll 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4.25866" calcext:value-type="float">
            <text:p>4,25866</text:p>
          </table:table-cell>
          <table:table-cell office:value-type="float" office:value="196.978" calcext:value-type="float">
            <text:p>196,9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.96582" calcext:value-type="float">
            <text:p>3,96582</text:p>
          </table:table-cell>
          <table:table-cell office:value-type="float" office:value="211.522" calcext:value-type="float">
            <text:p>211,5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.82285" calcext:value-type="float">
            <text:p>3,82285</text:p>
          </table:table-cell>
          <table:table-cell office:value-type="float" office:value="219.433" calcext:value-type="float">
            <text:p>219,4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3.75731" calcext:value-type="float">
            <text:p>3,75731</text:p>
          </table:table-cell>
          <table:table-cell office:value-type="float" office:value="223.261" calcext:value-type="float">
            <text:p>223,26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50323" calcext:value-type="float">
            <text:p>3,50323</text:p>
          </table:table-cell>
          <table:table-cell office:value-type="float" office:value="239.453" calcext:value-type="float">
            <text:p>239,45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.29795" calcext:value-type="float">
            <text:p>4,29795</text:p>
          </table:table-cell>
          <table:table-cell office:value-type="float" office:value="195.177" calcext:value-type="float">
            <text:p>195,1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8.3288" calcext:value-type="float">
            <text:p>8,3288</text:p>
          </table:table-cell>
          <table:table-cell office:value-type="float" office:value="402.872" calcext:value-type="float">
            <text:p>402,8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7.7712" calcext:value-type="float">
            <text:p>7,7712</text:p>
          </table:table-cell>
          <table:table-cell office:value-type="float" office:value="431.779" calcext:value-type="float">
            <text:p>431,7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7.52438" calcext:value-type="float">
            <text:p>7,52438</text:p>
          </table:table-cell>
          <table:table-cell office:value-type="float" office:value="445.943" calcext:value-type="float">
            <text:p>445,9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7.43226" calcext:value-type="float">
            <text:p>7,43226</text:p>
          </table:table-cell>
          <table:table-cell office:value-type="float" office:value="451.47" calcext:value-type="float">
            <text:p>451,4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88077" calcext:value-type="float">
            <text:p>6,88077</text:p>
          </table:table-cell>
          <table:table-cell office:value-type="float" office:value="487.655" calcext:value-type="float">
            <text:p>487,65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.44429" calcext:value-type="float">
            <text:p>8,44429</text:p>
          </table:table-cell>
          <table:table-cell office:value-type="float" office:value="397.362" calcext:value-type="float">
            <text:p>397,3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.8445" calcext:value-type="float">
            <text:p>31,8445</text:p>
          </table:table-cell>
          <table:table-cell office:value-type="float" office:value="421.479" calcext:value-type="float">
            <text:p>421,4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4.5112" calcext:value-type="float">
            <text:p>14,5112</text:p>
          </table:table-cell>
          <table:table-cell office:value-type="float" office:value="924.923" calcext:value-type="float">
            <text:p>924,9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3.8969" calcext:value-type="float">
            <text:p>13,8969</text:p>
          </table:table-cell>
          <table:table-cell office:value-type="float" office:value="965.809" calcext:value-type="float">
            <text:p>965,8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4.4145" calcext:value-type="float">
            <text:p>14,4145</text:p>
          </table:table-cell>
          <table:table-cell office:value-type="float" office:value="931.13" calcext:value-type="float">
            <text:p>931,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6.5832" calcext:value-type="float">
            <text:p>16,5832</text:p>
          </table:table-cell>
          <table:table-cell office:value-type="float" office:value="809.36" calcext:value-type="float">
            <text:p>809,3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6.7148" calcext:value-type="float">
            <text:p>16,7148</text:p>
          </table:table-cell>
          <table:table-cell office:value-type="float" office:value="802.988" calcext:value-type="float">
            <text:p>802,9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94.5291" calcext:value-type="float">
            <text:p>94,5291</text:p>
          </table:table-cell>
          <table:table-cell office:value-type="float" office:value="567.943" calcext:value-type="float">
            <text:p>567,9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64.7006" calcext:value-type="float">
            <text:p>64,7006</text:p>
          </table:table-cell>
          <table:table-cell office:value-type="float" office:value="829.777" calcext:value-type="float">
            <text:p>829,7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40.6773" calcext:value-type="float">
            <text:p>40,6773</text:p>
          </table:table-cell>
          <table:table-cell office:value-type="float" office:value="1319.83" calcext:value-type="float">
            <text:p>1319,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41.2516" calcext:value-type="float">
            <text:p>41,2516</text:p>
          </table:table-cell>
          <table:table-cell office:value-type="float" office:value="1301.46" calcext:value-type="float">
            <text:p>1301,4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47.2415" calcext:value-type="float">
            <text:p>47,2415</text:p>
          </table:table-cell>
          <table:table-cell office:value-type="float" office:value="1136.44" calcext:value-type="float">
            <text:p>1136,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61.9738" calcext:value-type="float">
            <text:p>61,9738</text:p>
          </table:table-cell>
          <table:table-cell office:value-type="float" office:value="866.287" calcext:value-type="float">
            <text:p>866,2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2.076" calcext:value-type="float">
            <text:p>312,076</text:p>
          </table:table-cell>
          <table:table-cell office:value-type="float" office:value="688.128" calcext:value-type="float">
            <text:p>688,1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97.715" calcext:value-type="float">
            <text:p>197,715</text:p>
          </table:table-cell>
          <table:table-cell office:value-type="float" office:value="1086.15" calcext:value-type="float">
            <text:p>1086,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84.737" calcext:value-type="float">
            <text:p>184,737</text:p>
          </table:table-cell>
          <table:table-cell office:value-type="float" office:value="1162.46" calcext:value-type="float">
            <text:p>1162,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82.792" calcext:value-type="float">
            <text:p>182,792</text:p>
          </table:table-cell>
          <table:table-cell office:value-type="float" office:value="1174.82" calcext:value-type="float">
            <text:p>1174,8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81.237" calcext:value-type="float">
            <text:p>181,237</text:p>
          </table:table-cell>
          <table:table-cell office:value-type="float" office:value="1184.9" calcext:value-type="float">
            <text:p>1184,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89.835" calcext:value-type="float">
            <text:p>189,835</text:p>
          </table:table-cell>
          <table:table-cell office:value-type="float" office:value="1131.24" calcext:value-type="float">
            <text:p>1131,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242.44" calcext:value-type="float">
            <text:p>1242,44</text:p>
          </table:table-cell>
          <table:table-cell office:value-type="float" office:value="691.376" calcext:value-type="float">
            <text:p>691,3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682.656" calcext:value-type="float">
            <text:p>682,656</text:p>
          </table:table-cell>
          <table:table-cell office:value-type="float" office:value="1258.31" calcext:value-type="float">
            <text:p>1258,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703.379" calcext:value-type="float">
            <text:p>703,379</text:p>
          </table:table-cell>
          <table:table-cell office:value-type="float" office:value="1221.24" calcext:value-type="float">
            <text:p>1221,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681.973" calcext:value-type="float">
            <text:p>681,973</text:p>
          </table:table-cell>
          <table:table-cell office:value-type="float" office:value="1259.57" calcext:value-type="float">
            <text:p>1259,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720.238" calcext:value-type="float">
            <text:p>720,238</text:p>
          </table:table-cell>
          <table:table-cell office:value-type="float" office:value="1192.65" calcext:value-type="float">
            <text:p>1192,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729.869" calcext:value-type="float">
            <text:p>729,869</text:p>
          </table:table-cell>
          <table:table-cell office:value-type="float" office:value="1176.91" calcext:value-type="float">
            <text:p>1176,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702.93" calcext:value-type="float">
            <text:p>4702,93</text:p>
          </table:table-cell>
          <table:table-cell office:value-type="float" office:value="730.603" calcext:value-type="float">
            <text:p>730,6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99.37" calcext:value-type="float">
            <text:p>2699,37</text:p>
          </table:table-cell>
          <table:table-cell office:value-type="float" office:value="1272.88" calcext:value-type="float">
            <text:p>1272,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33.54" calcext:value-type="float">
            <text:p>2433,54</text:p>
          </table:table-cell>
          <table:table-cell office:value-type="float" office:value="1411.92" calcext:value-type="float">
            <text:p>1411,9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18.58" calcext:value-type="float">
            <text:p>2418,58</text:p>
          </table:table-cell>
          <table:table-cell office:value-type="float" office:value="1420.66" calcext:value-type="float">
            <text:p>1420,6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28.18" calcext:value-type="float">
            <text:p>2428,18</text:p>
          </table:table-cell>
          <table:table-cell office:value-type="float" office:value="1415.04" calcext:value-type="float">
            <text:p>1415,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70.64" calcext:value-type="float">
            <text:p>2470,64</text:p>
          </table:table-cell>
          <table:table-cell office:value-type="float" office:value="1390.72" calcext:value-type="float">
            <text:p>1390,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337.4" calcext:value-type="float">
            <text:p>18337,4</text:p>
          </table:table-cell>
          <table:table-cell office:value-type="float" office:value="749.502" calcext:value-type="float">
            <text:p>749,5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71.8" calcext:value-type="float">
            <text:p>10371,8</text:p>
          </table:table-cell>
          <table:table-cell office:value-type="float" office:value="1325.13" calcext:value-type="float">
            <text:p>1325,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83.03" calcext:value-type="float">
            <text:p>9783,03</text:p>
          </table:table-cell>
          <table:table-cell office:value-type="float" office:value="1404.87" calcext:value-type="float">
            <text:p>1404,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45.96" calcext:value-type="float">
            <text:p>9745,96</text:p>
          </table:table-cell>
          <table:table-cell office:value-type="float" office:value="1410.22" calcext:value-type="float">
            <text:p>1410,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66" calcext:value-type="float">
            <text:p>9766</text:p>
          </table:table-cell>
          <table:table-cell office:value-type="float" office:value="1407.32" calcext:value-type="float">
            <text:p>1407,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073" calcext:value-type="float">
            <text:p>10073</text:p>
          </table:table-cell>
          <table:table-cell office:value-type="float" office:value="1364.44" calcext:value-type="float">
            <text:p>1364,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73262.9" calcext:value-type="float">
            <text:p>73262,9</text:p>
          </table:table-cell>
          <table:table-cell office:value-type="float" office:value="750.388" calcext:value-type="float">
            <text:p>750,3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40566" calcext:value-type="float">
            <text:p>40566</text:p>
          </table:table-cell>
          <table:table-cell office:value-type="float" office:value="1355.21" calcext:value-type="float">
            <text:p>1355,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9126.3" calcext:value-type="float">
            <text:p>39126,3</text:p>
          </table:table-cell>
          <table:table-cell office:value-type="float" office:value="1405.08" calcext:value-type="float">
            <text:p>1405,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349.6" calcext:value-type="float">
            <text:p>38349,6</text:p>
          </table:table-cell>
          <table:table-cell office:value-type="float" office:value="1433.54" calcext:value-type="float">
            <text:p>1433,5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787.4" calcext:value-type="float">
            <text:p>38787,4</text:p>
          </table:table-cell>
          <table:table-cell office:value-type="float" office:value="1417.36" calcext:value-type="float">
            <text:p>1417,3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790.7" calcext:value-type="float">
            <text:p>38790,7</text:p>
          </table:table-cell>
          <table:table-cell office:value-type="float" office:value="1417.24" calcext:value-type="float">
            <text:p>1417,24</text:p>
          </table:table-cell>
        </table:table-row>
      </table:table>
      <table:table table:name="SYCL unroll 16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4.2663" calcext:value-type="float">
            <text:p>4,2663</text:p>
          </table:table-cell>
          <table:table-cell office:value-type="float" office:value="196.625" calcext:value-type="float">
            <text:p>196,6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.95917" calcext:value-type="float">
            <text:p>3,95917</text:p>
          </table:table-cell>
          <table:table-cell office:value-type="float" office:value="211.878" calcext:value-type="float">
            <text:p>211,8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.82659" calcext:value-type="float">
            <text:p>3,82659</text:p>
          </table:table-cell>
          <table:table-cell office:value-type="float" office:value="219.219" calcext:value-type="float">
            <text:p>219,2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3.74848" calcext:value-type="float">
            <text:p>3,74848</text:p>
          </table:table-cell>
          <table:table-cell office:value-type="float" office:value="223.787" calcext:value-type="float">
            <text:p>223,7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5025" calcext:value-type="float">
            <text:p>3,5025</text:p>
          </table:table-cell>
          <table:table-cell office:value-type="float" office:value="239.504" calcext:value-type="float">
            <text:p>239,5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.27619" calcext:value-type="float">
            <text:p>4,27619</text:p>
          </table:table-cell>
          <table:table-cell office:value-type="float" office:value="196.17" calcext:value-type="float">
            <text:p>196,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8.31085" calcext:value-type="float">
            <text:p>8,31085</text:p>
          </table:table-cell>
          <table:table-cell office:value-type="float" office:value="403.743" calcext:value-type="float">
            <text:p>403,7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7.79469" calcext:value-type="float">
            <text:p>7,79469</text:p>
          </table:table-cell>
          <table:table-cell office:value-type="float" office:value="430.478" calcext:value-type="float">
            <text:p>430,4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7.54733" calcext:value-type="float">
            <text:p>7,54733</text:p>
          </table:table-cell>
          <table:table-cell office:value-type="float" office:value="444.587" calcext:value-type="float">
            <text:p>444,5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7.444" calcext:value-type="float">
            <text:p>7,444</text:p>
          </table:table-cell>
          <table:table-cell office:value-type="float" office:value="450.758" calcext:value-type="float">
            <text:p>450,7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8703" calcext:value-type="float">
            <text:p>6,8703</text:p>
          </table:table-cell>
          <table:table-cell office:value-type="float" office:value="488.398" calcext:value-type="float">
            <text:p>488,39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.45104" calcext:value-type="float">
            <text:p>8,45104</text:p>
          </table:table-cell>
          <table:table-cell office:value-type="float" office:value="397.045" calcext:value-type="float">
            <text:p>397,0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.8354" calcext:value-type="float">
            <text:p>31,8354</text:p>
          </table:table-cell>
          <table:table-cell office:value-type="float" office:value="421.599" calcext:value-type="float">
            <text:p>421,5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4.5204" calcext:value-type="float">
            <text:p>14,5204</text:p>
          </table:table-cell>
          <table:table-cell office:value-type="float" office:value="924.34" calcext:value-type="float">
            <text:p>924,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3.9733" calcext:value-type="float">
            <text:p>13,9733</text:p>
          </table:table-cell>
          <table:table-cell office:value-type="float" office:value="960.529" calcext:value-type="float">
            <text:p>960,5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4.4173" calcext:value-type="float">
            <text:p>14,4173</text:p>
          </table:table-cell>
          <table:table-cell office:value-type="float" office:value="930.948" calcext:value-type="float">
            <text:p>930,94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6.5606" calcext:value-type="float">
            <text:p>16,5606</text:p>
          </table:table-cell>
          <table:table-cell office:value-type="float" office:value="810.462" calcext:value-type="float">
            <text:p>810,46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6.7024" calcext:value-type="float">
            <text:p>16,7024</text:p>
          </table:table-cell>
          <table:table-cell office:value-type="float" office:value="803.583" calcext:value-type="float">
            <text:p>803,5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94.5274" calcext:value-type="float">
            <text:p>94,5274</text:p>
          </table:table-cell>
          <table:table-cell office:value-type="float" office:value="567.953" calcext:value-type="float">
            <text:p>567,9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64.6641" calcext:value-type="float">
            <text:p>64,6641</text:p>
          </table:table-cell>
          <table:table-cell office:value-type="float" office:value="830.246" calcext:value-type="float">
            <text:p>830,2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40.4033" calcext:value-type="float">
            <text:p>40,4033</text:p>
          </table:table-cell>
          <table:table-cell office:value-type="float" office:value="1328.78" calcext:value-type="float">
            <text:p>1328,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41.1163" calcext:value-type="float">
            <text:p>41,1163</text:p>
          </table:table-cell>
          <table:table-cell office:value-type="float" office:value="1305.74" calcext:value-type="float">
            <text:p>1305,7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47.1273" calcext:value-type="float">
            <text:p>47,1273</text:p>
          </table:table-cell>
          <table:table-cell office:value-type="float" office:value="1139.19" calcext:value-type="float">
            <text:p>1139,1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61.9583" calcext:value-type="float">
            <text:p>61,9583</text:p>
          </table:table-cell>
          <table:table-cell office:value-type="float" office:value="866.504" calcext:value-type="float">
            <text:p>866,5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2.242" calcext:value-type="float">
            <text:p>312,242</text:p>
          </table:table-cell>
          <table:table-cell office:value-type="float" office:value="687.762" calcext:value-type="float">
            <text:p>687,7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97.896" calcext:value-type="float">
            <text:p>197,896</text:p>
          </table:table-cell>
          <table:table-cell office:value-type="float" office:value="1085.16" calcext:value-type="float">
            <text:p>1085,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92.99" calcext:value-type="float">
            <text:p>192,99</text:p>
          </table:table-cell>
          <table:table-cell office:value-type="float" office:value="1112.74" calcext:value-type="float">
            <text:p>1112,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87.558" calcext:value-type="float">
            <text:p>187,558</text:p>
          </table:table-cell>
          <table:table-cell office:value-type="float" office:value="1144.97" calcext:value-type="float">
            <text:p>1144,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81.356" calcext:value-type="float">
            <text:p>181,356</text:p>
          </table:table-cell>
          <table:table-cell office:value-type="float" office:value="1184.13" calcext:value-type="float">
            <text:p>1184,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89.837" calcext:value-type="float">
            <text:p>189,837</text:p>
          </table:table-cell>
          <table:table-cell office:value-type="float" office:value="1131.22" calcext:value-type="float">
            <text:p>1131,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242.53" calcext:value-type="float">
            <text:p>1242,53</text:p>
          </table:table-cell>
          <table:table-cell office:value-type="float" office:value="691.327" calcext:value-type="float">
            <text:p>691,3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682.668" calcext:value-type="float">
            <text:p>682,668</text:p>
          </table:table-cell>
          <table:table-cell office:value-type="float" office:value="1258.29" calcext:value-type="float">
            <text:p>1258,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82.662" calcext:value-type="float">
            <text:p>682,662</text:p>
          </table:table-cell>
          <table:table-cell office:value-type="float" office:value="1258.3" calcext:value-type="float">
            <text:p>1258,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683.005" calcext:value-type="float">
            <text:p>683,005</text:p>
          </table:table-cell>
          <table:table-cell office:value-type="float" office:value="1257.67" calcext:value-type="float">
            <text:p>1257,6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684.085" calcext:value-type="float">
            <text:p>684,085</text:p>
          </table:table-cell>
          <table:table-cell office:value-type="float" office:value="1255.68" calcext:value-type="float">
            <text:p>1255,6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718.37" calcext:value-type="float">
            <text:p>718,37</text:p>
          </table:table-cell>
          <table:table-cell office:value-type="float" office:value="1195.75" calcext:value-type="float">
            <text:p>1195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703.12" calcext:value-type="float">
            <text:p>4703,12</text:p>
          </table:table-cell>
          <table:table-cell office:value-type="float" office:value="730.573" calcext:value-type="float">
            <text:p>730,5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702.46" calcext:value-type="float">
            <text:p>2702,46</text:p>
          </table:table-cell>
          <table:table-cell office:value-type="float" office:value="1271.42" calcext:value-type="float">
            <text:p>1271,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50.05" calcext:value-type="float">
            <text:p>2450,05</text:p>
          </table:table-cell>
          <table:table-cell office:value-type="float" office:value="1402.41" calcext:value-type="float">
            <text:p>1402,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75.7" calcext:value-type="float">
            <text:p>2375,7</text:p>
          </table:table-cell>
          <table:table-cell office:value-type="float" office:value="1446.3" calcext:value-type="float">
            <text:p>1446,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28.83" calcext:value-type="float">
            <text:p>2428,83</text:p>
          </table:table-cell>
          <table:table-cell office:value-type="float" office:value="1414.66" calcext:value-type="float">
            <text:p>1414,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70.47" calcext:value-type="float">
            <text:p>2470,47</text:p>
          </table:table-cell>
          <table:table-cell office:value-type="float" office:value="1390.82" calcext:value-type="float">
            <text:p>1390,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338.5" calcext:value-type="float">
            <text:p>18338,5</text:p>
          </table:table-cell>
          <table:table-cell office:value-type="float" office:value="749.455" calcext:value-type="float">
            <text:p>749,4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71.5" calcext:value-type="float">
            <text:p>10371,5</text:p>
          </table:table-cell>
          <table:table-cell office:value-type="float" office:value="1325.16" calcext:value-type="float">
            <text:p>1325,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63.46" calcext:value-type="float">
            <text:p>9763,46</text:p>
          </table:table-cell>
          <table:table-cell office:value-type="float" office:value="1407.69" calcext:value-type="float">
            <text:p>1407,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18.2" calcext:value-type="float">
            <text:p>9718,2</text:p>
          </table:table-cell>
          <table:table-cell office:value-type="float" office:value="1414.24" calcext:value-type="float">
            <text:p>1414,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49.28" calcext:value-type="float">
            <text:p>9749,28</text:p>
          </table:table-cell>
          <table:table-cell office:value-type="float" office:value="1409.74" calcext:value-type="float">
            <text:p>1409,7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25.7" calcext:value-type="float">
            <text:p>10125,7</text:p>
          </table:table-cell>
          <table:table-cell office:value-type="float" office:value="1357.33" calcext:value-type="float">
            <text:p>1357,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73268.9" calcext:value-type="float">
            <text:p>73268,9</text:p>
          </table:table-cell>
          <table:table-cell office:value-type="float" office:value="750.326" calcext:value-type="float">
            <text:p>750,3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40956.5" calcext:value-type="float">
            <text:p>40956,5</text:p>
          </table:table-cell>
          <table:table-cell office:value-type="float" office:value="1342.29" calcext:value-type="float">
            <text:p>1342,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9073.2" calcext:value-type="float">
            <text:p>39073,2</text:p>
          </table:table-cell>
          <table:table-cell office:value-type="float" office:value="1406.99" calcext:value-type="float">
            <text:p>1406,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355.4" calcext:value-type="float">
            <text:p>38355,4</text:p>
          </table:table-cell>
          <table:table-cell office:value-type="float" office:value="1433.32" calcext:value-type="float">
            <text:p>1433,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891.5" calcext:value-type="float">
            <text:p>38891,5</text:p>
          </table:table-cell>
          <table:table-cell office:value-type="float" office:value="1413.56" calcext:value-type="float">
            <text:p>1413,5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789.8" calcext:value-type="float">
            <text:p>38789,8</text:p>
          </table:table-cell>
          <table:table-cell office:value-type="float" office:value="1417.27" calcext:value-type="float">
            <text:p>1417,27</text:p>
          </table:table-cell>
        </table:table-row>
      </table:table>
      <table:table table:name="SYCL unroll 3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4.24954" calcext:value-type="float">
            <text:p>4,24954</text:p>
          </table:table-cell>
          <table:table-cell office:value-type="float" office:value="197.401" calcext:value-type="float">
            <text:p>197,4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.9425" calcext:value-type="float">
            <text:p>3,9425</text:p>
          </table:table-cell>
          <table:table-cell office:value-type="float" office:value="212.774" calcext:value-type="float">
            <text:p>212,7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.82461" calcext:value-type="float">
            <text:p>3,82461</text:p>
          </table:table-cell>
          <table:table-cell office:value-type="float" office:value="219.332" calcext:value-type="float">
            <text:p>219,33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3.78902" calcext:value-type="float">
            <text:p>3,78902</text:p>
          </table:table-cell>
          <table:table-cell office:value-type="float" office:value="221.392" calcext:value-type="float">
            <text:p>221,3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50333" calcext:value-type="float">
            <text:p>3,50333</text:p>
          </table:table-cell>
          <table:table-cell office:value-type="float" office:value="239.447" calcext:value-type="float">
            <text:p>239,44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.29613" calcext:value-type="float">
            <text:p>4,29613</text:p>
          </table:table-cell>
          <table:table-cell office:value-type="float" office:value="195.26" calcext:value-type="float">
            <text:p>195,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8.30963" calcext:value-type="float">
            <text:p>8,30963</text:p>
          </table:table-cell>
          <table:table-cell office:value-type="float" office:value="403.802" calcext:value-type="float">
            <text:p>403,8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7.79754" calcext:value-type="float">
            <text:p>7,79754</text:p>
          </table:table-cell>
          <table:table-cell office:value-type="float" office:value="430.321" calcext:value-type="float">
            <text:p>430,3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7.52406" calcext:value-type="float">
            <text:p>7,52406</text:p>
          </table:table-cell>
          <table:table-cell office:value-type="float" office:value="445.962" calcext:value-type="float">
            <text:p>445,96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7.43702" calcext:value-type="float">
            <text:p>7,43702</text:p>
          </table:table-cell>
          <table:table-cell office:value-type="float" office:value="451.181" calcext:value-type="float">
            <text:p>451,18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87866" calcext:value-type="float">
            <text:p>6,87866</text:p>
          </table:table-cell>
          <table:table-cell office:value-type="float" office:value="487.805" calcext:value-type="float">
            <text:p>487,80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.42589" calcext:value-type="float">
            <text:p>8,42589</text:p>
          </table:table-cell>
          <table:table-cell office:value-type="float" office:value="398.23" calcext:value-type="float">
            <text:p>398,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.86" calcext:value-type="float">
            <text:p>31,86</text:p>
          </table:table-cell>
          <table:table-cell office:value-type="float" office:value="421.273" calcext:value-type="float">
            <text:p>421,2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4.5156" calcext:value-type="float">
            <text:p>14,5156</text:p>
          </table:table-cell>
          <table:table-cell office:value-type="float" office:value="924.646" calcext:value-type="float">
            <text:p>924,6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4.029" calcext:value-type="float">
            <text:p>14,029</text:p>
          </table:table-cell>
          <table:table-cell office:value-type="float" office:value="956.719" calcext:value-type="float">
            <text:p>956,7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4.337" calcext:value-type="float">
            <text:p>14,337</text:p>
          </table:table-cell>
          <table:table-cell office:value-type="float" office:value="936.166" calcext:value-type="float">
            <text:p>936,16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6.5862" calcext:value-type="float">
            <text:p>16,5862</text:p>
          </table:table-cell>
          <table:table-cell office:value-type="float" office:value="809.211" calcext:value-type="float">
            <text:p>809,2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6.696" calcext:value-type="float">
            <text:p>16,696</text:p>
          </table:table-cell>
          <table:table-cell office:value-type="float" office:value="803.89" calcext:value-type="float">
            <text:p>803,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94.5105" calcext:value-type="float">
            <text:p>94,5105</text:p>
          </table:table-cell>
          <table:table-cell office:value-type="float" office:value="568.054" calcext:value-type="float">
            <text:p>568,0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64.6929" calcext:value-type="float">
            <text:p>64,6929</text:p>
          </table:table-cell>
          <table:table-cell office:value-type="float" office:value="829.876" calcext:value-type="float">
            <text:p>829,8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40.3913" calcext:value-type="float">
            <text:p>40,3913</text:p>
          </table:table-cell>
          <table:table-cell office:value-type="float" office:value="1329.18" calcext:value-type="float">
            <text:p>1329,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40.8518" calcext:value-type="float">
            <text:p>40,8518</text:p>
          </table:table-cell>
          <table:table-cell office:value-type="float" office:value="1314.19" calcext:value-type="float">
            <text:p>1314,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47.1701" calcext:value-type="float">
            <text:p>47,1701</text:p>
          </table:table-cell>
          <table:table-cell office:value-type="float" office:value="1138.16" calcext:value-type="float">
            <text:p>1138,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62.0177" calcext:value-type="float">
            <text:p>62,0177</text:p>
          </table:table-cell>
          <table:table-cell office:value-type="float" office:value="865.673" calcext:value-type="float">
            <text:p>865,6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2.529" calcext:value-type="float">
            <text:p>312,529</text:p>
          </table:table-cell>
          <table:table-cell office:value-type="float" office:value="687.13" calcext:value-type="float">
            <text:p>687,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97.952" calcext:value-type="float">
            <text:p>197,952</text:p>
          </table:table-cell>
          <table:table-cell office:value-type="float" office:value="1084.85" calcext:value-type="float">
            <text:p>1084,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88.16" calcext:value-type="float">
            <text:p>188,16</text:p>
          </table:table-cell>
          <table:table-cell office:value-type="float" office:value="1141.31" calcext:value-type="float">
            <text:p>1141,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87.097" calcext:value-type="float">
            <text:p>187,097</text:p>
          </table:table-cell>
          <table:table-cell office:value-type="float" office:value="1147.79" calcext:value-type="float">
            <text:p>1147,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82.456" calcext:value-type="float">
            <text:p>182,456</text:p>
          </table:table-cell>
          <table:table-cell office:value-type="float" office:value="1176.99" calcext:value-type="float">
            <text:p>1176,9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89.814" calcext:value-type="float">
            <text:p>189,814</text:p>
          </table:table-cell>
          <table:table-cell office:value-type="float" office:value="1131.36" calcext:value-type="float">
            <text:p>1131,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242.2" calcext:value-type="float">
            <text:p>1242,2</text:p>
          </table:table-cell>
          <table:table-cell office:value-type="float" office:value="691.508" calcext:value-type="float">
            <text:p>691,5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682.609" calcext:value-type="float">
            <text:p>682,609</text:p>
          </table:table-cell>
          <table:table-cell office:value-type="float" office:value="1258.4" calcext:value-type="float">
            <text:p>1258,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716.849" calcext:value-type="float">
            <text:p>716,849</text:p>
          </table:table-cell>
          <table:table-cell office:value-type="float" office:value="1198.29" calcext:value-type="float">
            <text:p>1198,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684.03" calcext:value-type="float">
            <text:p>684,03</text:p>
          </table:table-cell>
          <table:table-cell office:value-type="float" office:value="1255.78" calcext:value-type="float">
            <text:p>1255,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671.951" calcext:value-type="float">
            <text:p>671,951</text:p>
          </table:table-cell>
          <table:table-cell office:value-type="float" office:value="1278.36" calcext:value-type="float">
            <text:p>1278,3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718.72" calcext:value-type="float">
            <text:p>718,72</text:p>
          </table:table-cell>
          <table:table-cell office:value-type="float" office:value="1195.17" calcext:value-type="float">
            <text:p>1195,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707.36" calcext:value-type="float">
            <text:p>4707,36</text:p>
          </table:table-cell>
          <table:table-cell office:value-type="float" office:value="729.915" calcext:value-type="float">
            <text:p>729,9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701.63" calcext:value-type="float">
            <text:p>2701,63</text:p>
          </table:table-cell>
          <table:table-cell office:value-type="float" office:value="1271.81" calcext:value-type="float">
            <text:p>1271,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27.96" calcext:value-type="float">
            <text:p>2427,96</text:p>
          </table:table-cell>
          <table:table-cell office:value-type="float" office:value="1415.17" calcext:value-type="float">
            <text:p>1415,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77.4" calcext:value-type="float">
            <text:p>2377,4</text:p>
          </table:table-cell>
          <table:table-cell office:value-type="float" office:value="1445.27" calcext:value-type="float">
            <text:p>1445,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76.14" calcext:value-type="float">
            <text:p>2476,14</text:p>
          </table:table-cell>
          <table:table-cell office:value-type="float" office:value="1387.63" calcext:value-type="float">
            <text:p>1387,6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70.75" calcext:value-type="float">
            <text:p>2470,75</text:p>
          </table:table-cell>
          <table:table-cell office:value-type="float" office:value="1390.66" calcext:value-type="float">
            <text:p>1390,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337.4" calcext:value-type="float">
            <text:p>18337,4</text:p>
          </table:table-cell>
          <table:table-cell office:value-type="float" office:value="749.502" calcext:value-type="float">
            <text:p>749,5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73.5" calcext:value-type="float">
            <text:p>10373,5</text:p>
          </table:table-cell>
          <table:table-cell office:value-type="float" office:value="1324.91" calcext:value-type="float">
            <text:p>1324,9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90.95" calcext:value-type="float">
            <text:p>9790,95</text:p>
          </table:table-cell>
          <table:table-cell office:value-type="float" office:value="1403.73" calcext:value-type="float">
            <text:p>1403,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33.55" calcext:value-type="float">
            <text:p>9733,55</text:p>
          </table:table-cell>
          <table:table-cell office:value-type="float" office:value="1412.01" calcext:value-type="float">
            <text:p>1412,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94.54" calcext:value-type="float">
            <text:p>9794,54</text:p>
          </table:table-cell>
          <table:table-cell office:value-type="float" office:value="1403.22" calcext:value-type="float">
            <text:p>1403,2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29.3" calcext:value-type="float">
            <text:p>10129,3</text:p>
          </table:table-cell>
          <table:table-cell office:value-type="float" office:value="1356.85" calcext:value-type="float">
            <text:p>1356,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73264.1" calcext:value-type="float">
            <text:p>73264,1</text:p>
          </table:table-cell>
          <table:table-cell office:value-type="float" office:value="750.375" calcext:value-type="float">
            <text:p>750,3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41151.9" calcext:value-type="float">
            <text:p>41151,9</text:p>
          </table:table-cell>
          <table:table-cell office:value-type="float" office:value="1335.92" calcext:value-type="float">
            <text:p>1335,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9234.4" calcext:value-type="float">
            <text:p>39234,4</text:p>
          </table:table-cell>
          <table:table-cell office:value-type="float" office:value="1401.21" calcext:value-type="float">
            <text:p>1401,2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298.8" calcext:value-type="float">
            <text:p>38298,8</text:p>
          </table:table-cell>
          <table:table-cell office:value-type="float" office:value="1435.44" calcext:value-type="float">
            <text:p>1435,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794.9" calcext:value-type="float">
            <text:p>38794,9</text:p>
          </table:table-cell>
          <table:table-cell office:value-type="float" office:value="1417.08" calcext:value-type="float">
            <text:p>1417,0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791.4" calcext:value-type="float">
            <text:p>38791,4</text:p>
          </table:table-cell>
          <table:table-cell office:value-type="float" office:value="1417.21" calcext:value-type="float">
            <text:p>1417,21</text:p>
          </table:table-cell>
        </table:table-row>
      </table:table>
      <table:table table:name="SYCL unroll 6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4.25133" calcext:value-type="float">
            <text:p>4,25133</text:p>
          </table:table-cell>
          <table:table-cell office:value-type="float" office:value="197.317" calcext:value-type="float">
            <text:p>197,317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.96909" calcext:value-type="float">
            <text:p>3,96909</text:p>
          </table:table-cell>
          <table:table-cell office:value-type="float" office:value="211.349" calcext:value-type="float">
            <text:p>211,349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.83277" calcext:value-type="float">
            <text:p>3,83277</text:p>
          </table:table-cell>
          <table:table-cell office:value-type="float" office:value="218.866" calcext:value-type="float">
            <text:p>218,866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3.78493" calcext:value-type="float">
            <text:p>3,78493</text:p>
          </table:table-cell>
          <table:table-cell office:value-type="float" office:value="221.632" calcext:value-type="float">
            <text:p>221,6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49002" calcext:value-type="float">
            <text:p>3,49002</text:p>
          </table:table-cell>
          <table:table-cell office:value-type="float" office:value="240.36" calcext:value-type="float">
            <text:p>240,36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.27203" calcext:value-type="float">
            <text:p>4,27203</text:p>
          </table:table-cell>
          <table:table-cell office:value-type="float" office:value="196.361" calcext:value-type="float">
            <text:p>196,361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8.3233" calcext:value-type="float">
            <text:p>8,3233</text:p>
          </table:table-cell>
          <table:table-cell office:value-type="float" office:value="403.139" calcext:value-type="float">
            <text:p>403,139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7.80666" calcext:value-type="float">
            <text:p>7,80666</text:p>
          </table:table-cell>
          <table:table-cell office:value-type="float" office:value="429.818" calcext:value-type="float">
            <text:p>429,818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7.54176" calcext:value-type="float">
            <text:p>7,54176</text:p>
          </table:table-cell>
          <table:table-cell office:value-type="float" office:value="444.915" calcext:value-type="float">
            <text:p>444,915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7.42365" calcext:value-type="float">
            <text:p>7,42365</text:p>
          </table:table-cell>
          <table:table-cell office:value-type="float" office:value="451.994" calcext:value-type="float">
            <text:p>451,9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87331" calcext:value-type="float">
            <text:p>6,87331</text:p>
          </table:table-cell>
          <table:table-cell office:value-type="float" office:value="488.184" calcext:value-type="float">
            <text:p>488,184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.42691" calcext:value-type="float">
            <text:p>8,42691</text:p>
          </table:table-cell>
          <table:table-cell office:value-type="float" office:value="398.182" calcext:value-type="float">
            <text:p>398,182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.813" calcext:value-type="float">
            <text:p>31,813</text:p>
          </table:table-cell>
          <table:table-cell office:value-type="float" office:value="421.896" calcext:value-type="float">
            <text:p>421,89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4.5211" calcext:value-type="float">
            <text:p>14,5211</text:p>
          </table:table-cell>
          <table:table-cell office:value-type="float" office:value="924.295" calcext:value-type="float">
            <text:p>924,295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3.9502" calcext:value-type="float">
            <text:p>13,9502</text:p>
          </table:table-cell>
          <table:table-cell office:value-type="float" office:value="962.122" calcext:value-type="float">
            <text:p>962,122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4.3266" calcext:value-type="float">
            <text:p>14,3266</text:p>
          </table:table-cell>
          <table:table-cell office:value-type="float" office:value="936.845" calcext:value-type="float">
            <text:p>936,8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6.5853" calcext:value-type="float">
            <text:p>16,5853</text:p>
          </table:table-cell>
          <table:table-cell office:value-type="float" office:value="809.258" calcext:value-type="float">
            <text:p>809,258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6.6973" calcext:value-type="float">
            <text:p>16,6973</text:p>
          </table:table-cell>
          <table:table-cell office:value-type="float" office:value="803.827" calcext:value-type="float">
            <text:p>803,827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94.5234" calcext:value-type="float">
            <text:p>94,5234</text:p>
          </table:table-cell>
          <table:table-cell office:value-type="float" office:value="567.977" calcext:value-type="float">
            <text:p>567,977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64.6694" calcext:value-type="float">
            <text:p>64,6694</text:p>
          </table:table-cell>
          <table:table-cell office:value-type="float" office:value="830.177" calcext:value-type="float">
            <text:p>830,177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40.4456" calcext:value-type="float">
            <text:p>40,4456</text:p>
          </table:table-cell>
          <table:table-cell office:value-type="float" office:value="1327.39" calcext:value-type="float">
            <text:p>1327,39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41.2608" calcext:value-type="float">
            <text:p>41,2608</text:p>
          </table:table-cell>
          <table:table-cell office:value-type="float" office:value="1301.16" calcext:value-type="float">
            <text:p>1301,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47.1399" calcext:value-type="float">
            <text:p>47,1399</text:p>
          </table:table-cell>
          <table:table-cell office:value-type="float" office:value="1138.89" calcext:value-type="float">
            <text:p>1138,89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61.9919" calcext:value-type="float">
            <text:p>61,9919</text:p>
          </table:table-cell>
          <table:table-cell office:value-type="float" office:value="866.034" calcext:value-type="float">
            <text:p>866,03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2.096" calcext:value-type="float">
            <text:p>312,096</text:p>
          </table:table-cell>
          <table:table-cell office:value-type="float" office:value="688.085" calcext:value-type="float">
            <text:p>688,085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97.738" calcext:value-type="float">
            <text:p>197,738</text:p>
          </table:table-cell>
          <table:table-cell office:value-type="float" office:value="1086.02" calcext:value-type="float">
            <text:p>1086,0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89.391" calcext:value-type="float">
            <text:p>189,391</text:p>
          </table:table-cell>
          <table:table-cell office:value-type="float" office:value="1133.89" calcext:value-type="float">
            <text:p>1133,89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88.751" calcext:value-type="float">
            <text:p>188,751</text:p>
          </table:table-cell>
          <table:table-cell office:value-type="float" office:value="1137.73" calcext:value-type="float">
            <text:p>1137,7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84.852" calcext:value-type="float">
            <text:p>184,852</text:p>
          </table:table-cell>
          <table:table-cell office:value-type="float" office:value="1161.73" calcext:value-type="float">
            <text:p>1161,73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89.816" calcext:value-type="float">
            <text:p>189,816</text:p>
          </table:table-cell>
          <table:table-cell office:value-type="float" office:value="1131.35" calcext:value-type="float">
            <text:p>1131,35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242.42" calcext:value-type="float">
            <text:p>1242,42</text:p>
          </table:table-cell>
          <table:table-cell office:value-type="float" office:value="691.39" calcext:value-type="float">
            <text:p>691,39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682.653" calcext:value-type="float">
            <text:p>682,653</text:p>
          </table:table-cell>
          <table:table-cell office:value-type="float" office:value="1258.32" calcext:value-type="float">
            <text:p>1258,3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700.229" calcext:value-type="float">
            <text:p>700,229</text:p>
          </table:table-cell>
          <table:table-cell office:value-type="float" office:value="1226.73" calcext:value-type="float">
            <text:p>1226,73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702.084" calcext:value-type="float">
            <text:p>702,084</text:p>
          </table:table-cell>
          <table:table-cell office:value-type="float" office:value="1223.49" calcext:value-type="float">
            <text:p>1223,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666.412" calcext:value-type="float">
            <text:p>666,412</text:p>
          </table:table-cell>
          <table:table-cell office:value-type="float" office:value="1288.98" calcext:value-type="float">
            <text:p>1288,98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718.288" calcext:value-type="float">
            <text:p>718,288</text:p>
          </table:table-cell>
          <table:table-cell office:value-type="float" office:value="1195.89" calcext:value-type="float">
            <text:p>1195,89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708.2" calcext:value-type="float">
            <text:p>4708,2</text:p>
          </table:table-cell>
          <table:table-cell office:value-type="float" office:value="729.785" calcext:value-type="float">
            <text:p>729,785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704.63" calcext:value-type="float">
            <text:p>2704,63</text:p>
          </table:table-cell>
          <table:table-cell office:value-type="float" office:value="1270.41" calcext:value-type="float">
            <text:p>1270,41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43.39" calcext:value-type="float">
            <text:p>2443,39</text:p>
          </table:table-cell>
          <table:table-cell office:value-type="float" office:value="1406.23" calcext:value-type="float">
            <text:p>1406,23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78.63" calcext:value-type="float">
            <text:p>2378,63</text:p>
          </table:table-cell>
          <table:table-cell office:value-type="float" office:value="1444.52" calcext:value-type="float">
            <text:p>1444,5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39.72" calcext:value-type="float">
            <text:p>2439,72</text:p>
          </table:table-cell>
          <table:table-cell office:value-type="float" office:value="1408.35" calcext:value-type="float">
            <text:p>1408,35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70.61" calcext:value-type="float">
            <text:p>2470,61</text:p>
          </table:table-cell>
          <table:table-cell office:value-type="float" office:value="1390.74" calcext:value-type="float">
            <text:p>1390,74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338.4" calcext:value-type="float">
            <text:p>18338,4</text:p>
          </table:table-cell>
          <table:table-cell office:value-type="float" office:value="749.462" calcext:value-type="float">
            <text:p>749,462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66.5" calcext:value-type="float">
            <text:p>10366,5</text:p>
          </table:table-cell>
          <table:table-cell office:value-type="float" office:value="1325.8" calcext:value-type="float">
            <text:p>1325,8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69.72" calcext:value-type="float">
            <text:p>9769,72</text:p>
          </table:table-cell>
          <table:table-cell office:value-type="float" office:value="1406.78" calcext:value-type="float">
            <text:p>1406,78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40.83" calcext:value-type="float">
            <text:p>9740,83</text:p>
          </table:table-cell>
          <table:table-cell office:value-type="float" office:value="1410.96" calcext:value-type="float">
            <text:p>1410,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926.78" calcext:value-type="float">
            <text:p>9926,78</text:p>
          </table:table-cell>
          <table:table-cell office:value-type="float" office:value="1384.53" calcext:value-type="float">
            <text:p>1384,53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23.3" calcext:value-type="float">
            <text:p>10123,3</text:p>
          </table:table-cell>
          <table:table-cell office:value-type="float" office:value="1357.65" calcext:value-type="float">
            <text:p>1357,65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73264" calcext:value-type="float">
            <text:p>73264</text:p>
          </table:table-cell>
          <table:table-cell office:value-type="float" office:value="750.376" calcext:value-type="float">
            <text:p>750,376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40503.2" calcext:value-type="float">
            <text:p>40503,2</text:p>
          </table:table-cell>
          <table:table-cell office:value-type="float" office:value="1357.32" calcext:value-type="float">
            <text:p>1357,32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982.8" calcext:value-type="float">
            <text:p>38982,8</text:p>
          </table:table-cell>
          <table:table-cell office:value-type="float" office:value="1410.25" calcext:value-type="float">
            <text:p>1410,25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363.5" calcext:value-type="float">
            <text:p>38363,5</text:p>
          </table:table-cell>
          <table:table-cell office:value-type="float" office:value="1433.02" calcext:value-type="float">
            <text:p>1433,0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790.5" calcext:value-type="float">
            <text:p>38790,5</text:p>
          </table:table-cell>
          <table:table-cell office:value-type="float" office:value="1417.24" calcext:value-type="float">
            <text:p>1417,24</text:p>
          </table:table-cell>
        </table:table-row>
        <table:table-row table:style-name="ro1" table:visibility="filter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787.5" calcext:value-type="float">
            <text:p>38787,5</text:p>
          </table:table-cell>
          <table:table-cell office:value-type="float" office:value="1417.35" calcext:value-type="float">
            <text:p>1417,35</text:p>
          </table:table-cell>
        </table:table-row>
      </table:table>
      <table:table table:name="SYCL unroll 12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4.21946" calcext:value-type="float">
            <text:p>4,21946</text:p>
          </table:table-cell>
          <table:table-cell office:value-type="float" office:value="198.808" calcext:value-type="float">
            <text:p>198,8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.97866" calcext:value-type="float">
            <text:p>3,97866</text:p>
          </table:table-cell>
          <table:table-cell office:value-type="float" office:value="210.84" calcext:value-type="float">
            <text:p>210,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.82848" calcext:value-type="float">
            <text:p>3,82848</text:p>
          </table:table-cell>
          <table:table-cell office:value-type="float" office:value="219.111" calcext:value-type="float">
            <text:p>219,1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3.75478" calcext:value-type="float">
            <text:p>3,75478</text:p>
          </table:table-cell>
          <table:table-cell office:value-type="float" office:value="223.411" calcext:value-type="float">
            <text:p>223,4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50685" calcext:value-type="float">
            <text:p>3,50685</text:p>
          </table:table-cell>
          <table:table-cell office:value-type="float" office:value="239.206" calcext:value-type="float">
            <text:p>239,20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.26864" calcext:value-type="float">
            <text:p>4,26864</text:p>
          </table:table-cell>
          <table:table-cell office:value-type="float" office:value="196.517" calcext:value-type="float">
            <text:p>196,5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8.31114" calcext:value-type="float">
            <text:p>8,31114</text:p>
          </table:table-cell>
          <table:table-cell office:value-type="float" office:value="403.729" calcext:value-type="float">
            <text:p>403,7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7.80176" calcext:value-type="float">
            <text:p>7,80176</text:p>
          </table:table-cell>
          <table:table-cell office:value-type="float" office:value="430.088" calcext:value-type="float">
            <text:p>430,0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7.53008" calcext:value-type="float">
            <text:p>7,53008</text:p>
          </table:table-cell>
          <table:table-cell office:value-type="float" office:value="445.605" calcext:value-type="float">
            <text:p>445,6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7.44134" calcext:value-type="float">
            <text:p>7,44134</text:p>
          </table:table-cell>
          <table:table-cell office:value-type="float" office:value="450.919" calcext:value-type="float">
            <text:p>450,9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87674" calcext:value-type="float">
            <text:p>6,87674</text:p>
          </table:table-cell>
          <table:table-cell office:value-type="float" office:value="487.941" calcext:value-type="float">
            <text:p>487,94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.42256" calcext:value-type="float">
            <text:p>8,42256</text:p>
          </table:table-cell>
          <table:table-cell office:value-type="float" office:value="398.388" calcext:value-type="float">
            <text:p>398,3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.8003" calcext:value-type="float">
            <text:p>31,8003</text:p>
          </table:table-cell>
          <table:table-cell office:value-type="float" office:value="422.065" calcext:value-type="float">
            <text:p>422,0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4.5102" calcext:value-type="float">
            <text:p>14,5102</text:p>
          </table:table-cell>
          <table:table-cell office:value-type="float" office:value="924.988" calcext:value-type="float">
            <text:p>924,9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3.9062" calcext:value-type="float">
            <text:p>13,9062</text:p>
          </table:table-cell>
          <table:table-cell office:value-type="float" office:value="965.166" calcext:value-type="float">
            <text:p>965,16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4.3553" calcext:value-type="float">
            <text:p>14,3553</text:p>
          </table:table-cell>
          <table:table-cell office:value-type="float" office:value="934.97" calcext:value-type="float">
            <text:p>934,9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6.5658" calcext:value-type="float">
            <text:p>16,5658</text:p>
          </table:table-cell>
          <table:table-cell office:value-type="float" office:value="810.209" calcext:value-type="float">
            <text:p>810,20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6.6989" calcext:value-type="float">
            <text:p>16,6989</text:p>
          </table:table-cell>
          <table:table-cell office:value-type="float" office:value="803.753" calcext:value-type="float">
            <text:p>803,7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94.5218" calcext:value-type="float">
            <text:p>94,5218</text:p>
          </table:table-cell>
          <table:table-cell office:value-type="float" office:value="567.987" calcext:value-type="float">
            <text:p>567,9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64.6729" calcext:value-type="float">
            <text:p>64,6729</text:p>
          </table:table-cell>
          <table:table-cell office:value-type="float" office:value="830.133" calcext:value-type="float">
            <text:p>830,1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40.4363" calcext:value-type="float">
            <text:p>40,4363</text:p>
          </table:table-cell>
          <table:table-cell office:value-type="float" office:value="1327.7" calcext:value-type="float">
            <text:p>1327,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41.1871" calcext:value-type="float">
            <text:p>41,1871</text:p>
          </table:table-cell>
          <table:table-cell office:value-type="float" office:value="1303.49" calcext:value-type="float">
            <text:p>1303,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47.1577" calcext:value-type="float">
            <text:p>47,1577</text:p>
          </table:table-cell>
          <table:table-cell office:value-type="float" office:value="1138.46" calcext:value-type="float">
            <text:p>1138,4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61.9753" calcext:value-type="float">
            <text:p>61,9753</text:p>
          </table:table-cell>
          <table:table-cell office:value-type="float" office:value="866.266" calcext:value-type="float">
            <text:p>866,2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2.612" calcext:value-type="float">
            <text:p>312,612</text:p>
          </table:table-cell>
          <table:table-cell office:value-type="float" office:value="686.949" calcext:value-type="float">
            <text:p>686,9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97.674" calcext:value-type="float">
            <text:p>197,674</text:p>
          </table:table-cell>
          <table:table-cell office:value-type="float" office:value="1086.38" calcext:value-type="float">
            <text:p>1086,3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94.123" calcext:value-type="float">
            <text:p>194,123</text:p>
          </table:table-cell>
          <table:table-cell office:value-type="float" office:value="1106.25" calcext:value-type="float">
            <text:p>1106,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88.344" calcext:value-type="float">
            <text:p>188,344</text:p>
          </table:table-cell>
          <table:table-cell office:value-type="float" office:value="1140.19" calcext:value-type="float">
            <text:p>1140,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83.671" calcext:value-type="float">
            <text:p>183,671</text:p>
          </table:table-cell>
          <table:table-cell office:value-type="float" office:value="1169.2" calcext:value-type="float">
            <text:p>1169,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89.869" calcext:value-type="float">
            <text:p>189,869</text:p>
          </table:table-cell>
          <table:table-cell office:value-type="float" office:value="1131.03" calcext:value-type="float">
            <text:p>1131,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242.22" calcext:value-type="float">
            <text:p>1242,22</text:p>
          </table:table-cell>
          <table:table-cell office:value-type="float" office:value="691.5" calcext:value-type="float">
            <text:p>691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682.606" calcext:value-type="float">
            <text:p>682,606</text:p>
          </table:table-cell>
          <table:table-cell office:value-type="float" office:value="1258.4" calcext:value-type="float">
            <text:p>1258,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705.233" calcext:value-type="float">
            <text:p>705,233</text:p>
          </table:table-cell>
          <table:table-cell office:value-type="float" office:value="1218.03" calcext:value-type="float">
            <text:p>1218,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680.783" calcext:value-type="float">
            <text:p>680,783</text:p>
          </table:table-cell>
          <table:table-cell office:value-type="float" office:value="1261.77" calcext:value-type="float">
            <text:p>1261,7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677.976" calcext:value-type="float">
            <text:p>677,976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718.267" calcext:value-type="float">
            <text:p>718,267</text:p>
          </table:table-cell>
          <table:table-cell office:value-type="float" office:value="1195.93" calcext:value-type="float">
            <text:p>1195,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705.36" calcext:value-type="float">
            <text:p>4705,36</text:p>
          </table:table-cell>
          <table:table-cell office:value-type="float" office:value="730.226" calcext:value-type="float">
            <text:p>730,2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701.78" calcext:value-type="float">
            <text:p>2701,78</text:p>
          </table:table-cell>
          <table:table-cell office:value-type="float" office:value="1271.74" calcext:value-type="float">
            <text:p>1271,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47.47" calcext:value-type="float">
            <text:p>2447,47</text:p>
          </table:table-cell>
          <table:table-cell office:value-type="float" office:value="1403.89" calcext:value-type="float">
            <text:p>1403,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32.62" calcext:value-type="float">
            <text:p>2432,62</text:p>
          </table:table-cell>
          <table:table-cell office:value-type="float" office:value="1412.46" calcext:value-type="float">
            <text:p>1412,4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65.65" calcext:value-type="float">
            <text:p>2465,65</text:p>
          </table:table-cell>
          <table:table-cell office:value-type="float" office:value="1393.54" calcext:value-type="float">
            <text:p>1393,5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70.81" calcext:value-type="float">
            <text:p>2470,81</text:p>
          </table:table-cell>
          <table:table-cell office:value-type="float" office:value="1390.62" calcext:value-type="float">
            <text:p>1390,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338.8" calcext:value-type="float">
            <text:p>18338,8</text:p>
          </table:table-cell>
          <table:table-cell office:value-type="float" office:value="749.445" calcext:value-type="float">
            <text:p>749,4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73" calcext:value-type="float">
            <text:p>10373</text:p>
          </table:table-cell>
          <table:table-cell office:value-type="float" office:value="1324.97" calcext:value-type="float">
            <text:p>1324,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78.89" calcext:value-type="float">
            <text:p>9778,89</text:p>
          </table:table-cell>
          <table:table-cell office:value-type="float" office:value="1405.47" calcext:value-type="float">
            <text:p>1405,4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34.06" calcext:value-type="float">
            <text:p>9734,06</text:p>
          </table:table-cell>
          <table:table-cell office:value-type="float" office:value="1411.94" calcext:value-type="float">
            <text:p>1411,9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59.98" calcext:value-type="float">
            <text:p>9759,98</text:p>
          </table:table-cell>
          <table:table-cell office:value-type="float" office:value="1408.19" calcext:value-type="float">
            <text:p>1408,1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27.6" calcext:value-type="float">
            <text:p>10127,6</text:p>
          </table:table-cell>
          <table:table-cell office:value-type="float" office:value="1357.08" calcext:value-type="float">
            <text:p>1357,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73264.4" calcext:value-type="float">
            <text:p>73264,4</text:p>
          </table:table-cell>
          <table:table-cell office:value-type="float" office:value="750.373" calcext:value-type="float">
            <text:p>750,3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41128.7" calcext:value-type="float">
            <text:p>41128,7</text:p>
          </table:table-cell>
          <table:table-cell office:value-type="float" office:value="1336.67" calcext:value-type="float">
            <text:p>1336,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968.6" calcext:value-type="float">
            <text:p>38968,6</text:p>
          </table:table-cell>
          <table:table-cell office:value-type="float" office:value="1410.77" calcext:value-type="float">
            <text:p>1410,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389.6" calcext:value-type="float">
            <text:p>38389,6</text:p>
          </table:table-cell>
          <table:table-cell office:value-type="float" office:value="1432.04" calcext:value-type="float">
            <text:p>1432,0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797.2" calcext:value-type="float">
            <text:p>38797,2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788.4" calcext:value-type="float">
            <text:p>38788,4</text:p>
          </table:table-cell>
          <table:table-cell office:value-type="float" office:value="1417.32" calcext:value-type="float">
            <text:p>1417,32</text:p>
          </table:table-cell>
        </table:table-row>
      </table:table>
      <table:table table:name="SYCL unroll 256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4.22867" calcext:value-type="float">
            <text:p>4,22867</text:p>
          </table:table-cell>
          <table:table-cell office:value-type="float" office:value="198.375" calcext:value-type="float">
            <text:p>198,3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.9633" calcext:value-type="float">
            <text:p>3,9633</text:p>
          </table:table-cell>
          <table:table-cell office:value-type="float" office:value="211.657" calcext:value-type="float">
            <text:p>211,6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.82048" calcext:value-type="float">
            <text:p>3,82048</text:p>
          </table:table-cell>
          <table:table-cell office:value-type="float" office:value="219.569" calcext:value-type="float">
            <text:p>219,5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3.7856" calcext:value-type="float">
            <text:p>3,7856</text:p>
          </table:table-cell>
          <table:table-cell office:value-type="float" office:value="221.593" calcext:value-type="float">
            <text:p>221,59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50858" calcext:value-type="float">
            <text:p>3,50858</text:p>
          </table:table-cell>
          <table:table-cell office:value-type="float" office:value="239.089" calcext:value-type="float">
            <text:p>239,08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.28813" calcext:value-type="float">
            <text:p>4,28813</text:p>
          </table:table-cell>
          <table:table-cell office:value-type="float" office:value="195.624" calcext:value-type="float">
            <text:p>195,6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8.31914" calcext:value-type="float">
            <text:p>8,31914</text:p>
          </table:table-cell>
          <table:table-cell office:value-type="float" office:value="403.34" calcext:value-type="float">
            <text:p>403,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7.80086" calcext:value-type="float">
            <text:p>7,80086</text:p>
          </table:table-cell>
          <table:table-cell office:value-type="float" office:value="430.137" calcext:value-type="float">
            <text:p>430,1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7.5345" calcext:value-type="float">
            <text:p>7,5345</text:p>
          </table:table-cell>
          <table:table-cell office:value-type="float" office:value="445.344" calcext:value-type="float">
            <text:p>445,34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7.41472" calcext:value-type="float">
            <text:p>7,41472</text:p>
          </table:table-cell>
          <table:table-cell office:value-type="float" office:value="452.538" calcext:value-type="float">
            <text:p>452,5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86746" calcext:value-type="float">
            <text:p>6,86746</text:p>
          </table:table-cell>
          <table:table-cell office:value-type="float" office:value="488.601" calcext:value-type="float">
            <text:p>488,60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.42813" calcext:value-type="float">
            <text:p>8,42813</text:p>
          </table:table-cell>
          <table:table-cell office:value-type="float" office:value="398.124" calcext:value-type="float">
            <text:p>398,1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.8586" calcext:value-type="float">
            <text:p>31,8586</text:p>
          </table:table-cell>
          <table:table-cell office:value-type="float" office:value="421.292" calcext:value-type="float">
            <text:p>421,2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4.4932" calcext:value-type="float">
            <text:p>14,4932</text:p>
          </table:table-cell>
          <table:table-cell office:value-type="float" office:value="926.077" calcext:value-type="float">
            <text:p>926,07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3.9404" calcext:value-type="float">
            <text:p>13,9404</text:p>
          </table:table-cell>
          <table:table-cell office:value-type="float" office:value="962.8" calcext:value-type="float">
            <text:p>962,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4.4098" calcext:value-type="float">
            <text:p>14,4098</text:p>
          </table:table-cell>
          <table:table-cell office:value-type="float" office:value="931.432" calcext:value-type="float">
            <text:p>931,43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6.5793" calcext:value-type="float">
            <text:p>16,5793</text:p>
          </table:table-cell>
          <table:table-cell office:value-type="float" office:value="809.549" calcext:value-type="float">
            <text:p>809,54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6.685" calcext:value-type="float">
            <text:p>16,685</text:p>
          </table:table-cell>
          <table:table-cell office:value-type="float" office:value="804.42" calcext:value-type="float">
            <text:p>804,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94.507" calcext:value-type="float">
            <text:p>94,507</text:p>
          </table:table-cell>
          <table:table-cell office:value-type="float" office:value="568.075" calcext:value-type="float">
            <text:p>568,0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64.662" calcext:value-type="float">
            <text:p>64,662</text:p>
          </table:table-cell>
          <table:table-cell office:value-type="float" office:value="830.273" calcext:value-type="float">
            <text:p>830,27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40.4437" calcext:value-type="float">
            <text:p>40,4437</text:p>
          </table:table-cell>
          <table:table-cell office:value-type="float" office:value="1327.45" calcext:value-type="float">
            <text:p>1327,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41.0938" calcext:value-type="float">
            <text:p>41,0938</text:p>
          </table:table-cell>
          <table:table-cell office:value-type="float" office:value="1306.45" calcext:value-type="float">
            <text:p>1306,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47.1413" calcext:value-type="float">
            <text:p>47,1413</text:p>
          </table:table-cell>
          <table:table-cell office:value-type="float" office:value="1138.85" calcext:value-type="float">
            <text:p>1138,8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61.9886" calcext:value-type="float">
            <text:p>61,9886</text:p>
          </table:table-cell>
          <table:table-cell office:value-type="float" office:value="866.08" calcext:value-type="float">
            <text:p>866,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2.49" calcext:value-type="float">
            <text:p>312,49</text:p>
          </table:table-cell>
          <table:table-cell office:value-type="float" office:value="687.216" calcext:value-type="float">
            <text:p>687,2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98.361" calcext:value-type="float">
            <text:p>198,361</text:p>
          </table:table-cell>
          <table:table-cell office:value-type="float" office:value="1082.61" calcext:value-type="float">
            <text:p>1082,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99.652" calcext:value-type="float">
            <text:p>199,652</text:p>
          </table:table-cell>
          <table:table-cell office:value-type="float" office:value="1075.61" calcext:value-type="float">
            <text:p>1075,6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82.86" calcext:value-type="float">
            <text:p>182,86</text:p>
          </table:table-cell>
          <table:table-cell office:value-type="float" office:value="1174.39" calcext:value-type="float">
            <text:p>1174,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86.058" calcext:value-type="float">
            <text:p>186,058</text:p>
          </table:table-cell>
          <table:table-cell office:value-type="float" office:value="1154.2" calcext:value-type="float">
            <text:p>1154,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89.843" calcext:value-type="float">
            <text:p>189,843</text:p>
          </table:table-cell>
          <table:table-cell office:value-type="float" office:value="1131.19" calcext:value-type="float">
            <text:p>1131,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242.19" calcext:value-type="float">
            <text:p>1242,19</text:p>
          </table:table-cell>
          <table:table-cell office:value-type="float" office:value="691.514" calcext:value-type="float">
            <text:p>691,5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681.653" calcext:value-type="float">
            <text:p>681,653</text:p>
          </table:table-cell>
          <table:table-cell office:value-type="float" office:value="1260.16" calcext:value-type="float">
            <text:p>1260,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700.173" calcext:value-type="float">
            <text:p>700,173</text:p>
          </table:table-cell>
          <table:table-cell office:value-type="float" office:value="1226.83" calcext:value-type="float">
            <text:p>1226,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678.06" calcext:value-type="float">
            <text:p>678,06</text:p>
          </table:table-cell>
          <table:table-cell office:value-type="float" office:value="1266.84" calcext:value-type="float">
            <text:p>1266,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672.166" calcext:value-type="float">
            <text:p>672,166</text:p>
          </table:table-cell>
          <table:table-cell office:value-type="float" office:value="1277.95" calcext:value-type="float">
            <text:p>1277,9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718.41" calcext:value-type="float">
            <text:p>718,41</text:p>
          </table:table-cell>
          <table:table-cell office:value-type="float" office:value="1195.69" calcext:value-type="float">
            <text:p>1195,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704.94" calcext:value-type="float">
            <text:p>4704,94</text:p>
          </table:table-cell>
          <table:table-cell office:value-type="float" office:value="730.29" calcext:value-type="float">
            <text:p>730,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700.57" calcext:value-type="float">
            <text:p>2700,57</text:p>
          </table:table-cell>
          <table:table-cell office:value-type="float" office:value="1272.32" calcext:value-type="float">
            <text:p>1272,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32.88" calcext:value-type="float">
            <text:p>2432,88</text:p>
          </table:table-cell>
          <table:table-cell office:value-type="float" office:value="1412.31" calcext:value-type="float">
            <text:p>1412,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83.51" calcext:value-type="float">
            <text:p>2383,51</text:p>
          </table:table-cell>
          <table:table-cell office:value-type="float" office:value="1441.56" calcext:value-type="float">
            <text:p>1441,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64.21" calcext:value-type="float">
            <text:p>2464,21</text:p>
          </table:table-cell>
          <table:table-cell office:value-type="float" office:value="1394.35" calcext:value-type="float">
            <text:p>1394,3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70.59" calcext:value-type="float">
            <text:p>2470,59</text:p>
          </table:table-cell>
          <table:table-cell office:value-type="float" office:value="1390.75" calcext:value-type="float">
            <text:p>1390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336.2" calcext:value-type="float">
            <text:p>18336,2</text:p>
          </table:table-cell>
          <table:table-cell office:value-type="float" office:value="749.549" calcext:value-type="float">
            <text:p>749,5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71.6" calcext:value-type="float">
            <text:p>10371,6</text:p>
          </table:table-cell>
          <table:table-cell office:value-type="float" office:value="1325.14" calcext:value-type="float">
            <text:p>1325,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89.12" calcext:value-type="float">
            <text:p>9789,12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19.99" calcext:value-type="float">
            <text:p>9719,99</text:p>
          </table:table-cell>
          <table:table-cell office:value-type="float" office:value="1413.98" calcext:value-type="float">
            <text:p>1413,9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858.81" calcext:value-type="float">
            <text:p>9858,81</text:p>
          </table:table-cell>
          <table:table-cell office:value-type="float" office:value="1394.07" calcext:value-type="float">
            <text:p>1394,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24.5" calcext:value-type="float">
            <text:p>10124,5</text:p>
          </table:table-cell>
          <table:table-cell office:value-type="float" office:value="1357.49" calcext:value-type="float">
            <text:p>1357,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73262.7" calcext:value-type="float">
            <text:p>73262,7</text:p>
          </table:table-cell>
          <table:table-cell office:value-type="float" office:value="750.39" calcext:value-type="float">
            <text:p>750,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40985.9" calcext:value-type="float">
            <text:p>40985,9</text:p>
          </table:table-cell>
          <table:table-cell office:value-type="float" office:value="1341.33" calcext:value-type="float">
            <text:p>1341,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770.2" calcext:value-type="float">
            <text:p>38770,2</text:p>
          </table:table-cell>
          <table:table-cell office:value-type="float" office:value="1417.98" calcext:value-type="float">
            <text:p>1417,9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400.3" calcext:value-type="float">
            <text:p>38400,3</text:p>
          </table:table-cell>
          <table:table-cell office:value-type="float" office:value="1431.64" calcext:value-type="float">
            <text:p>1431,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792.6" calcext:value-type="float">
            <text:p>38792,6</text:p>
          </table:table-cell>
          <table:table-cell office:value-type="float" office:value="1417.17" calcext:value-type="float">
            <text:p>1417,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787.7" calcext:value-type="float">
            <text:p>38787,7</text:p>
          </table:table-cell>
          <table:table-cell office:value-type="float" office:value="1417.35" calcext:value-type="float">
            <text:p>1417,35</text:p>
          </table:table-cell>
        </table:table-row>
      </table:table>
      <table:table table:name="SYCL unroll 51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4.22643" calcext:value-type="float">
            <text:p>4,22643</text:p>
          </table:table-cell>
          <table:table-cell office:value-type="float" office:value="198.48" calcext:value-type="float">
            <text:p>198,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.95923" calcext:value-type="float">
            <text:p>3,95923</text:p>
          </table:table-cell>
          <table:table-cell office:value-type="float" office:value="211.875" calcext:value-type="float">
            <text:p>211,8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.81453" calcext:value-type="float">
            <text:p>3,81453</text:p>
          </table:table-cell>
          <table:table-cell office:value-type="float" office:value="219.912" calcext:value-type="float">
            <text:p>219,9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3.78067" calcext:value-type="float">
            <text:p>3,78067</text:p>
          </table:table-cell>
          <table:table-cell office:value-type="float" office:value="221.881" calcext:value-type="float">
            <text:p>221,88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50925" calcext:value-type="float">
            <text:p>3,50925</text:p>
          </table:table-cell>
          <table:table-cell office:value-type="float" office:value="239.043" calcext:value-type="float">
            <text:p>239,0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.29523" calcext:value-type="float">
            <text:p>4,29523</text:p>
          </table:table-cell>
          <table:table-cell office:value-type="float" office:value="195.3" calcext:value-type="float">
            <text:p>195,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8.32474" calcext:value-type="float">
            <text:p>8,32474</text:p>
          </table:table-cell>
          <table:table-cell office:value-type="float" office:value="403.069" calcext:value-type="float">
            <text:p>403,0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7.80694" calcext:value-type="float">
            <text:p>7,80694</text:p>
          </table:table-cell>
          <table:table-cell office:value-type="float" office:value="429.802" calcext:value-type="float">
            <text:p>429,80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7.53763" calcext:value-type="float">
            <text:p>7,53763</text:p>
          </table:table-cell>
          <table:table-cell office:value-type="float" office:value="445.159" calcext:value-type="float">
            <text:p>445,15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7.42979" calcext:value-type="float">
            <text:p>7,42979</text:p>
          </table:table-cell>
          <table:table-cell office:value-type="float" office:value="451.62" calcext:value-type="float">
            <text:p>451,6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8599" calcext:value-type="float">
            <text:p>6,8599</text:p>
          </table:table-cell>
          <table:table-cell office:value-type="float" office:value="489.139" calcext:value-type="float">
            <text:p>489,13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.43709" calcext:value-type="float">
            <text:p>8,43709</text:p>
          </table:table-cell>
          <table:table-cell office:value-type="float" office:value="397.702" calcext:value-type="float">
            <text:p>397,7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.8184" calcext:value-type="float">
            <text:p>31,8184</text:p>
          </table:table-cell>
          <table:table-cell office:value-type="float" office:value="421.824" calcext:value-type="float">
            <text:p>421,8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4.5103" calcext:value-type="float">
            <text:p>14,5103</text:p>
          </table:table-cell>
          <table:table-cell office:value-type="float" office:value="924.98" calcext:value-type="float">
            <text:p>924,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3.9628" calcext:value-type="float">
            <text:p>13,9628</text:p>
          </table:table-cell>
          <table:table-cell office:value-type="float" office:value="961.251" calcext:value-type="float">
            <text:p>961,2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4.3361" calcext:value-type="float">
            <text:p>14,3361</text:p>
          </table:table-cell>
          <table:table-cell office:value-type="float" office:value="936.224" calcext:value-type="float">
            <text:p>936,2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6.5747" calcext:value-type="float">
            <text:p>16,5747</text:p>
          </table:table-cell>
          <table:table-cell office:value-type="float" office:value="809.775" calcext:value-type="float">
            <text:p>809,7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6.7092" calcext:value-type="float">
            <text:p>16,7092</text:p>
          </table:table-cell>
          <table:table-cell office:value-type="float" office:value="803.259" calcext:value-type="float">
            <text:p>803,2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94.5481" calcext:value-type="float">
            <text:p>94,5481</text:p>
          </table:table-cell>
          <table:table-cell office:value-type="float" office:value="567.828" calcext:value-type="float">
            <text:p>567,8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64.6619" calcext:value-type="float">
            <text:p>64,6619</text:p>
          </table:table-cell>
          <table:table-cell office:value-type="float" office:value="830.275" calcext:value-type="float">
            <text:p>830,2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40.404" calcext:value-type="float">
            <text:p>40,404</text:p>
          </table:table-cell>
          <table:table-cell office:value-type="float" office:value="1328.76" calcext:value-type="float">
            <text:p>1328,7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40.7715" calcext:value-type="float">
            <text:p>40,7715</text:p>
          </table:table-cell>
          <table:table-cell office:value-type="float" office:value="1316.78" calcext:value-type="float">
            <text:p>1316,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47.1292" calcext:value-type="float">
            <text:p>47,1292</text:p>
          </table:table-cell>
          <table:table-cell office:value-type="float" office:value="1139.15" calcext:value-type="float">
            <text:p>1139,1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61.9459" calcext:value-type="float">
            <text:p>61,9459</text:p>
          </table:table-cell>
          <table:table-cell office:value-type="float" office:value="866.677" calcext:value-type="float">
            <text:p>866,6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2.697" calcext:value-type="float">
            <text:p>312,697</text:p>
          </table:table-cell>
          <table:table-cell office:value-type="float" office:value="686.761" calcext:value-type="float">
            <text:p>686,7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97.69" calcext:value-type="float">
            <text:p>197,69</text:p>
          </table:table-cell>
          <table:table-cell office:value-type="float" office:value="1086.29" calcext:value-type="float">
            <text:p>1086,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190.587" calcext:value-type="float">
            <text:p>190,587</text:p>
          </table:table-cell>
          <table:table-cell office:value-type="float" office:value="1126.77" calcext:value-type="float">
            <text:p>1126,7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85.842" calcext:value-type="float">
            <text:p>185,842</text:p>
          </table:table-cell>
          <table:table-cell office:value-type="float" office:value="1155.54" calcext:value-type="float">
            <text:p>1155,5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83.609" calcext:value-type="float">
            <text:p>183,609</text:p>
          </table:table-cell>
          <table:table-cell office:value-type="float" office:value="1169.59" calcext:value-type="float">
            <text:p>1169,5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89.808" calcext:value-type="float">
            <text:p>189,808</text:p>
          </table:table-cell>
          <table:table-cell office:value-type="float" office:value="1131.4" calcext:value-type="float">
            <text:p>1131,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241.97" calcext:value-type="float">
            <text:p>1241,97</text:p>
          </table:table-cell>
          <table:table-cell office:value-type="float" office:value="691.639" calcext:value-type="float">
            <text:p>691,6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682.622" calcext:value-type="float">
            <text:p>682,622</text:p>
          </table:table-cell>
          <table:table-cell office:value-type="float" office:value="1258.37" calcext:value-type="float">
            <text:p>1258,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695.93" calcext:value-type="float">
            <text:p>695,93</text:p>
          </table:table-cell>
          <table:table-cell office:value-type="float" office:value="1234.31" calcext:value-type="float">
            <text:p>1234,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693.767" calcext:value-type="float">
            <text:p>693,767</text:p>
          </table:table-cell>
          <table:table-cell office:value-type="float" office:value="1238.16" calcext:value-type="float">
            <text:p>1238,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719.456" calcext:value-type="float">
            <text:p>719,456</text:p>
          </table:table-cell>
          <table:table-cell office:value-type="float" office:value="1193.95" calcext:value-type="float">
            <text:p>1193,9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718.336" calcext:value-type="float">
            <text:p>718,336</text:p>
          </table:table-cell>
          <table:table-cell office:value-type="float" office:value="1195.81" calcext:value-type="float">
            <text:p>1195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708.46" calcext:value-type="float">
            <text:p>4708,46</text:p>
          </table:table-cell>
          <table:table-cell office:value-type="float" office:value="729.745" calcext:value-type="float">
            <text:p>729,7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700.51" calcext:value-type="float">
            <text:p>2700,51</text:p>
          </table:table-cell>
          <table:table-cell office:value-type="float" office:value="1272.34" calcext:value-type="float">
            <text:p>1272,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42.89" calcext:value-type="float">
            <text:p>2442,89</text:p>
          </table:table-cell>
          <table:table-cell office:value-type="float" office:value="1406.52" calcext:value-type="float">
            <text:p>1406,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23.46" calcext:value-type="float">
            <text:p>2423,46</text:p>
          </table:table-cell>
          <table:table-cell office:value-type="float" office:value="1417.8" calcext:value-type="float">
            <text:p>1417,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53.17" calcext:value-type="float">
            <text:p>2453,17</text:p>
          </table:table-cell>
          <table:table-cell office:value-type="float" office:value="1400.63" calcext:value-type="float">
            <text:p>1400,6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70.37" calcext:value-type="float">
            <text:p>2470,37</text:p>
          </table:table-cell>
          <table:table-cell office:value-type="float" office:value="1390.88" calcext:value-type="float">
            <text:p>1390,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339.3" calcext:value-type="float">
            <text:p>18339,3</text:p>
          </table:table-cell>
          <table:table-cell office:value-type="float" office:value="749.422" calcext:value-type="float">
            <text:p>749,4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69.5" calcext:value-type="float">
            <text:p>10369,5</text:p>
          </table:table-cell>
          <table:table-cell office:value-type="float" office:value="1325.41" calcext:value-type="float">
            <text:p>1325,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83.58" calcext:value-type="float">
            <text:p>9783,58</text:p>
          </table:table-cell>
          <table:table-cell office:value-type="float" office:value="1404.79" calcext:value-type="float">
            <text:p>1404,7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23.33" calcext:value-type="float">
            <text:p>9723,33</text:p>
          </table:table-cell>
          <table:table-cell office:value-type="float" office:value="1413.5" calcext:value-type="float">
            <text:p>1413,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818.61" calcext:value-type="float">
            <text:p>9818,61</text:p>
          </table:table-cell>
          <table:table-cell office:value-type="float" office:value="1399.78" calcext:value-type="float">
            <text:p>1399,7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28.8" calcext:value-type="float">
            <text:p>10128,8</text:p>
          </table:table-cell>
          <table:table-cell office:value-type="float" office:value="1356.91" calcext:value-type="float">
            <text:p>1356,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73263.5" calcext:value-type="float">
            <text:p>73263,5</text:p>
          </table:table-cell>
          <table:table-cell office:value-type="float" office:value="750.382" calcext:value-type="float">
            <text:p>750,38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40759.4" calcext:value-type="float">
            <text:p>40759,4</text:p>
          </table:table-cell>
          <table:table-cell office:value-type="float" office:value="1348.78" calcext:value-type="float">
            <text:p>1348,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9216.7" calcext:value-type="float">
            <text:p>39216,7</text:p>
          </table:table-cell>
          <table:table-cell office:value-type="float" office:value="1401.84" calcext:value-type="float">
            <text:p>1401,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374.9" calcext:value-type="float">
            <text:p>38374,9</text:p>
          </table:table-cell>
          <table:table-cell office:value-type="float" office:value="1432.59" calcext:value-type="float">
            <text:p>1432,5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752.5" calcext:value-type="float">
            <text:p>38752,5</text:p>
          </table:table-cell>
          <table:table-cell office:value-type="float" office:value="1418.63" calcext:value-type="float">
            <text:p>1418,6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788.4" calcext:value-type="float">
            <text:p>38788,4</text:p>
          </table:table-cell>
          <table:table-cell office:value-type="float" office:value="1417.32" calcext:value-type="float">
            <text:p>1417,32</text:p>
          </table:table-cell>
        </table:table-row>
      </table:table>
      <table:table table:name="SYCL unroll 102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4.17619" calcext:value-type="float">
            <text:p>4,17619</text:p>
          </table:table-cell>
          <table:table-cell office:value-type="float" office:value="200.867" calcext:value-type="float">
            <text:p>200,8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3.9209" calcext:value-type="float">
            <text:p>3,9209</text:p>
          </table:table-cell>
          <table:table-cell office:value-type="float" office:value="213.946" calcext:value-type="float">
            <text:p>213,9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3.77526" calcext:value-type="float">
            <text:p>3,77526</text:p>
          </table:table-cell>
          <table:table-cell office:value-type="float" office:value="222.199" calcext:value-type="float">
            <text:p>222,1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3.7279" calcext:value-type="float">
            <text:p>3,7279</text:p>
          </table:table-cell>
          <table:table-cell office:value-type="float" office:value="225.022" calcext:value-type="float">
            <text:p>225,02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46166" calcext:value-type="float">
            <text:p>3,46166</text:p>
          </table:table-cell>
          <table:table-cell office:value-type="float" office:value="242.329" calcext:value-type="float">
            <text:p>242,3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.23766" calcext:value-type="float">
            <text:p>4,23766</text:p>
          </table:table-cell>
          <table:table-cell office:value-type="float" office:value="197.954" calcext:value-type="float">
            <text:p>197,9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8.2776" calcext:value-type="float">
            <text:p>8,2776</text:p>
          </table:table-cell>
          <table:table-cell office:value-type="float" office:value="405.364" calcext:value-type="float">
            <text:p>405,36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7.73562" calcext:value-type="float">
            <text:p>7,73562</text:p>
          </table:table-cell>
          <table:table-cell office:value-type="float" office:value="433.765" calcext:value-type="float">
            <text:p>433,7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7.48474" calcext:value-type="float">
            <text:p>7,48474</text:p>
          </table:table-cell>
          <table:table-cell office:value-type="float" office:value="448.305" calcext:value-type="float">
            <text:p>448,3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7.37235" calcext:value-type="float">
            <text:p>7,37235</text:p>
          </table:table-cell>
          <table:table-cell office:value-type="float" office:value="455.139" calcext:value-type="float">
            <text:p>455,1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8255" calcext:value-type="float">
            <text:p>6,8255</text:p>
          </table:table-cell>
          <table:table-cell office:value-type="float" office:value="491.604" calcext:value-type="float">
            <text:p>491,6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8.37878" calcext:value-type="float">
            <text:p>8,37878</text:p>
          </table:table-cell>
          <table:table-cell office:value-type="float" office:value="400.469" calcext:value-type="float">
            <text:p>400,4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31.7918" calcext:value-type="float">
            <text:p>31,7918</text:p>
          </table:table-cell>
          <table:table-cell office:value-type="float" office:value="422.178" calcext:value-type="float">
            <text:p>422,1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14.4679" calcext:value-type="float">
            <text:p>14,4679</text:p>
          </table:table-cell>
          <table:table-cell office:value-type="float" office:value="927.693" calcext:value-type="float">
            <text:p>927,6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13.8412" calcext:value-type="float">
            <text:p>13,8412</text:p>
          </table:table-cell>
          <table:table-cell office:value-type="float" office:value="969.696" calcext:value-type="float">
            <text:p>969,6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4.2781" calcext:value-type="float">
            <text:p>14,2781</text:p>
          </table:table-cell>
          <table:table-cell office:value-type="float" office:value="940.024" calcext:value-type="float">
            <text:p>940,0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6.5227" calcext:value-type="float">
            <text:p>16,5227</text:p>
          </table:table-cell>
          <table:table-cell office:value-type="float" office:value="812.322" calcext:value-type="float">
            <text:p>812,32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6.6507" calcext:value-type="float">
            <text:p>16,6507</text:p>
          </table:table-cell>
          <table:table-cell office:value-type="float" office:value="806.078" calcext:value-type="float">
            <text:p>806,0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94.4642" calcext:value-type="float">
            <text:p>94,4642</text:p>
          </table:table-cell>
          <table:table-cell office:value-type="float" office:value="568.333" calcext:value-type="float">
            <text:p>568,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64.6133" calcext:value-type="float">
            <text:p>64,6133</text:p>
          </table:table-cell>
          <table:table-cell office:value-type="float" office:value="830.898" calcext:value-type="float">
            <text:p>830,8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40.49" calcext:value-type="float">
            <text:p>40,49</text:p>
          </table:table-cell>
          <table:table-cell office:value-type="float" office:value="1325.93" calcext:value-type="float">
            <text:p>1325,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41.0243" calcext:value-type="float">
            <text:p>41,0243</text:p>
          </table:table-cell>
          <table:table-cell office:value-type="float" office:value="1308.66" calcext:value-type="float">
            <text:p>1308,6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47.1645" calcext:value-type="float">
            <text:p>47,1645</text:p>
          </table:table-cell>
          <table:table-cell office:value-type="float" office:value="1138.29" calcext:value-type="float">
            <text:p>1138,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62.0092" calcext:value-type="float">
            <text:p>62,0092</text:p>
          </table:table-cell>
          <table:table-cell office:value-type="float" office:value="865.792" calcext:value-type="float">
            <text:p>865,79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312.278" calcext:value-type="float">
            <text:p>312,278</text:p>
          </table:table-cell>
          <table:table-cell office:value-type="float" office:value="687.684" calcext:value-type="float">
            <text:p>687,6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197.736" calcext:value-type="float">
            <text:p>197,736</text:p>
          </table:table-cell>
          <table:table-cell office:value-type="float" office:value="1086.03" calcext:value-type="float">
            <text:p>1086,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200.175" calcext:value-type="float">
            <text:p>200,175</text:p>
          </table:table-cell>
          <table:table-cell office:value-type="float" office:value="1072.8" calcext:value-type="float">
            <text:p>1072,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186.979" calcext:value-type="float">
            <text:p>186,979</text:p>
          </table:table-cell>
          <table:table-cell office:value-type="float" office:value="1148.51" calcext:value-type="float">
            <text:p>1148,5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84.779" calcext:value-type="float">
            <text:p>184,779</text:p>
          </table:table-cell>
          <table:table-cell office:value-type="float" office:value="1162.19" calcext:value-type="float">
            <text:p>1162,1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89.785" calcext:value-type="float">
            <text:p>189,785</text:p>
          </table:table-cell>
          <table:table-cell office:value-type="float" office:value="1131.54" calcext:value-type="float">
            <text:p>1131,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242.4" calcext:value-type="float">
            <text:p>1242,4</text:p>
          </table:table-cell>
          <table:table-cell office:value-type="float" office:value="691.396" calcext:value-type="float">
            <text:p>691,3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682.632" calcext:value-type="float">
            <text:p>682,632</text:p>
          </table:table-cell>
          <table:table-cell office:value-type="float" office:value="1258.36" calcext:value-type="float">
            <text:p>1258,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708.516" calcext:value-type="float">
            <text:p>708,516</text:p>
          </table:table-cell>
          <table:table-cell office:value-type="float" office:value="1212.38" calcext:value-type="float">
            <text:p>1212,3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693.018" calcext:value-type="float">
            <text:p>693,018</text:p>
          </table:table-cell>
          <table:table-cell office:value-type="float" office:value="1239.5" calcext:value-type="float">
            <text:p>1239,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678.072" calcext:value-type="float">
            <text:p>678,072</text:p>
          </table:table-cell>
          <table:table-cell office:value-type="float" office:value="1266.82" calcext:value-type="float">
            <text:p>1266,8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741.622" calcext:value-type="float">
            <text:p>741,622</text:p>
          </table:table-cell>
          <table:table-cell office:value-type="float" office:value="1158.26" calcext:value-type="float">
            <text:p>1158,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4704.39" calcext:value-type="float">
            <text:p>4704,39</text:p>
          </table:table-cell>
          <table:table-cell office:value-type="float" office:value="730.376" calcext:value-type="float">
            <text:p>730,3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701.35" calcext:value-type="float">
            <text:p>2701,35</text:p>
          </table:table-cell>
          <table:table-cell office:value-type="float" office:value="1271.94" calcext:value-type="float">
            <text:p>1271,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42.34" calcext:value-type="float">
            <text:p>2442,34</text:p>
          </table:table-cell>
          <table:table-cell office:value-type="float" office:value="1406.84" calcext:value-type="float">
            <text:p>1406,8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13.5" calcext:value-type="float">
            <text:p>2413,5</text:p>
          </table:table-cell>
          <table:table-cell office:value-type="float" office:value="1423.65" calcext:value-type="float">
            <text:p>1423,6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64.32" calcext:value-type="float">
            <text:p>2464,32</text:p>
          </table:table-cell>
          <table:table-cell office:value-type="float" office:value="1394.29" calcext:value-type="float">
            <text:p>1394,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471.26" calcext:value-type="float">
            <text:p>2471,26</text:p>
          </table:table-cell>
          <table:table-cell office:value-type="float" office:value="1390.38" calcext:value-type="float">
            <text:p>1390,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337.9" calcext:value-type="float">
            <text:p>18337,9</text:p>
          </table:table-cell>
          <table:table-cell office:value-type="float" office:value="749.48" calcext:value-type="float">
            <text:p>749,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371.8" calcext:value-type="float">
            <text:p>10371,8</text:p>
          </table:table-cell>
          <table:table-cell office:value-type="float" office:value="1325.12" calcext:value-type="float">
            <text:p>1325,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94.49" calcext:value-type="float">
            <text:p>9794,49</text:p>
          </table:table-cell>
          <table:table-cell office:value-type="float" office:value="1403.23" calcext:value-type="float">
            <text:p>1403,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9705.12" calcext:value-type="float">
            <text:p>9705,12</text:p>
          </table:table-cell>
          <table:table-cell office:value-type="float" office:value="1416.15" calcext:value-type="float">
            <text:p>1416,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845.86" calcext:value-type="float">
            <text:p>9845,86</text:p>
          </table:table-cell>
          <table:table-cell office:value-type="float" office:value="1395.91" calcext:value-type="float">
            <text:p>1395,9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131.5" calcext:value-type="float">
            <text:p>10131,5</text:p>
          </table:table-cell>
          <table:table-cell office:value-type="float" office:value="1356.55" calcext:value-type="float">
            <text:p>1356,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73265.1" calcext:value-type="float">
            <text:p>73265,1</text:p>
          </table:table-cell>
          <table:table-cell office:value-type="float" office:value="750.365" calcext:value-type="float">
            <text:p>750,3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41110.1" calcext:value-type="float">
            <text:p>41110,1</text:p>
          </table:table-cell>
          <table:table-cell office:value-type="float" office:value="1337.28" calcext:value-type="float">
            <text:p>1337,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9278" calcext:value-type="float">
            <text:p>39278</text:p>
          </table:table-cell>
          <table:table-cell office:value-type="float" office:value="1399.65" calcext:value-type="float">
            <text:p>1399,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385.6" calcext:value-type="float">
            <text:p>38385,6</text:p>
          </table:table-cell>
          <table:table-cell office:value-type="float" office:value="1432.19" calcext:value-type="float">
            <text:p>1432,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841.7" calcext:value-type="float">
            <text:p>38841,7</text:p>
          </table:table-cell>
          <table:table-cell office:value-type="float" office:value="1415.38" calcext:value-type="float">
            <text:p>1415,3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8790.5" calcext:value-type="float">
            <text:p>38790,5</text:p>
          </table:table-cell>
          <table:table-cell office:value-type="float" office:value="1417.24" calcext:value-type="float">
            <text:p>1417,24</text:p>
          </table:table-cell>
        </table:table-row>
      </table:table>
      <table:table table:name="CUDA-Qrsqrt unroll 6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lock_si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ime_ms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6.48346" calcext:value-type="float">
            <text:p>6,48346</text:p>
          </table:table-cell>
          <table:table-cell office:value-type="float" office:value="129.385" calcext:value-type="float">
            <text:p>129,3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8" calcext:value-type="float">
            <text:p>2048</text:p>
          </table:table-cell>
          <table:table-cell office:value-type="float" office:value="6.75488" calcext:value-type="float">
            <text:p>6,75488</text:p>
          </table:table-cell>
          <table:table-cell office:value-type="float" office:value="124.186" calcext:value-type="float">
            <text:p>124,1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7.1263" calcext:value-type="float">
            <text:p>7,1263</text:p>
          </table:table-cell>
          <table:table-cell office:value-type="float" office:value="117.713" calcext:value-type="float">
            <text:p>117,7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5.13024" calcext:value-type="float">
            <text:p>5,13024</text:p>
          </table:table-cell>
          <table:table-cell office:value-type="float" office:value="163.513" calcext:value-type="float">
            <text:p>163,5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3.41066" calcext:value-type="float">
            <text:p>3,41066</text:p>
          </table:table-cell>
          <table:table-cell office:value-type="float" office:value="245.953" calcext:value-type="float">
            <text:p>245,95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3.56234" calcext:value-type="float">
            <text:p>3,56234</text:p>
          </table:table-cell>
          <table:table-cell office:value-type="float" office:value="235.481" calcext:value-type="float">
            <text:p>235,4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.6718" calcext:value-type="float">
            <text:p>11,6718</text:p>
          </table:table-cell>
          <table:table-cell office:value-type="float" office:value="287.483" calcext:value-type="float">
            <text:p>287,4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96" calcext:value-type="float">
            <text:p>4096</text:p>
          </table:table-cell>
          <table:table-cell office:value-type="float" office:value="11.4045" calcext:value-type="float">
            <text:p>11,4045</text:p>
          </table:table-cell>
          <table:table-cell office:value-type="float" office:value="294.22" calcext:value-type="float">
            <text:p>294,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11.3242" calcext:value-type="float">
            <text:p>11,3242</text:p>
          </table:table-cell>
          <table:table-cell office:value-type="float" office:value="296.307" calcext:value-type="float">
            <text:p>296,30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10.9129" calcext:value-type="float">
            <text:p>10,9129</text:p>
          </table:table-cell>
          <table:table-cell office:value-type="float" office:value="307.475" calcext:value-type="float">
            <text:p>307,4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6.62141" calcext:value-type="float">
            <text:p>6,62141</text:p>
          </table:table-cell>
          <table:table-cell office:value-type="float" office:value="506.757" calcext:value-type="float">
            <text:p>506,75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7.06147" calcext:value-type="float">
            <text:p>7,06147</text:p>
          </table:table-cell>
          <table:table-cell office:value-type="float" office:value="475.176" calcext:value-type="float">
            <text:p>475,17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47.8974" calcext:value-type="float">
            <text:p>47,8974</text:p>
          </table:table-cell>
          <table:table-cell office:value-type="float" office:value="280.219" calcext:value-type="float">
            <text:p>280,2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22.3377" calcext:value-type="float">
            <text:p>22,3377</text:p>
          </table:table-cell>
          <table:table-cell office:value-type="float" office:value="600.858" calcext:value-type="float">
            <text:p>600,85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22.1292" calcext:value-type="float">
            <text:p>22,1292</text:p>
          </table:table-cell>
          <table:table-cell office:value-type="float" office:value="606.519" calcext:value-type="float">
            <text:p>606,5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21.7484" calcext:value-type="float">
            <text:p>21,7484</text:p>
          </table:table-cell>
          <table:table-cell office:value-type="float" office:value="617.138" calcext:value-type="float">
            <text:p>617,1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5.1249" calcext:value-type="float">
            <text:p>15,1249</text:p>
          </table:table-cell>
          <table:table-cell office:value-type="float" office:value="887.396" calcext:value-type="float">
            <text:p>887,3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4.0423" calcext:value-type="float">
            <text:p>14,0423</text:p>
          </table:table-cell>
          <table:table-cell office:value-type="float" office:value="955.81" calcext:value-type="float">
            <text:p>955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40.572" calcext:value-type="float">
            <text:p>140,572</text:p>
          </table:table-cell>
          <table:table-cell office:value-type="float" office:value="381.919" calcext:value-type="float">
            <text:p>381,91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95.6888" calcext:value-type="float">
            <text:p>95,6888</text:p>
          </table:table-cell>
          <table:table-cell office:value-type="float" office:value="561.059" calcext:value-type="float">
            <text:p>561,0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48.8919" calcext:value-type="float">
            <text:p>48,8919</text:p>
          </table:table-cell>
          <table:table-cell office:value-type="float" office:value="1098.08" calcext:value-type="float">
            <text:p>1098,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49.4476" calcext:value-type="float">
            <text:p>49,4476</text:p>
          </table:table-cell>
          <table:table-cell office:value-type="float" office:value="1085.74" calcext:value-type="float">
            <text:p>1085,7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45.1244" calcext:value-type="float">
            <text:p>45,1244</text:p>
          </table:table-cell>
          <table:table-cell office:value-type="float" office:value="1189.76" calcext:value-type="float">
            <text:p>1189,7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55.0298" calcext:value-type="float">
            <text:p>55,0298</text:p>
          </table:table-cell>
          <table:table-cell office:value-type="float" office:value="975.6" calcext:value-type="float">
            <text:p>975,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461.746" calcext:value-type="float">
            <text:p>461,746</text:p>
          </table:table-cell>
          <table:table-cell office:value-type="float" office:value="465.079" calcext:value-type="float">
            <text:p>465,07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68.987" calcext:value-type="float">
            <text:p>268,987</text:p>
          </table:table-cell>
          <table:table-cell office:value-type="float" office:value="798.361" calcext:value-type="float">
            <text:p>798,3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249.929" calcext:value-type="float">
            <text:p>249,929</text:p>
          </table:table-cell>
          <table:table-cell office:value-type="float" office:value="859.239" calcext:value-type="float">
            <text:p>859,2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227.862" calcext:value-type="float">
            <text:p>227,862</text:p>
          </table:table-cell>
          <table:table-cell office:value-type="float" office:value="942.448" calcext:value-type="float">
            <text:p>942,44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214.468" calcext:value-type="float">
            <text:p>214,468</text:p>
          </table:table-cell>
          <table:table-cell office:value-type="float" office:value="1001.31" calcext:value-type="float">
            <text:p>1001,3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170.767" calcext:value-type="float">
            <text:p>170,767</text:p>
          </table:table-cell>
          <table:table-cell office:value-type="float" office:value="1257.56" calcext:value-type="float">
            <text:p>1257,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826.12" calcext:value-type="float">
            <text:p>1826,12</text:p>
          </table:table-cell>
          <table:table-cell office:value-type="float" office:value="470.392" calcext:value-type="float">
            <text:p>470,3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884.727" calcext:value-type="float">
            <text:p>884,727</text:p>
          </table:table-cell>
          <table:table-cell office:value-type="float" office:value="970.913" calcext:value-type="float">
            <text:p>970,9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5536" calcext:value-type="float">
            <text:p>65536</text:p>
          </table:table-cell>
          <table:table-cell office:value-type="float" office:value="792.868" calcext:value-type="float">
            <text:p>792,868</text:p>
          </table:table-cell>
          <table:table-cell office:value-type="float" office:value="1083.4" calcext:value-type="float">
            <text:p>1083,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5536" calcext:value-type="float">
            <text:p>65536</text:p>
          </table:table-cell>
          <table:table-cell office:value-type="float" office:value="820.083" calcext:value-type="float">
            <text:p>820,083</text:p>
          </table:table-cell>
          <table:table-cell office:value-type="float" office:value="1047.45" calcext:value-type="float">
            <text:p>1047,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5536" calcext:value-type="float">
            <text:p>65536</text:p>
          </table:table-cell>
          <table:table-cell office:value-type="float" office:value="697.405" calcext:value-type="float">
            <text:p>697,405</text:p>
          </table:table-cell>
          <table:table-cell office:value-type="float" office:value="1231.7" calcext:value-type="float">
            <text:p>1231,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5536" calcext:value-type="float">
            <text:p>65536</text:p>
          </table:table-cell>
          <table:table-cell office:value-type="float" office:value="635.178" calcext:value-type="float">
            <text:p>635,178</text:p>
          </table:table-cell>
          <table:table-cell office:value-type="float" office:value="1352.37" calcext:value-type="float">
            <text:p>1352,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7027.79" calcext:value-type="float">
            <text:p>7027,79</text:p>
          </table:table-cell>
          <table:table-cell office:value-type="float" office:value="488.912" calcext:value-type="float">
            <text:p>488,9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37.37" calcext:value-type="float">
            <text:p>3537,37</text:p>
          </table:table-cell>
          <table:table-cell office:value-type="float" office:value="971.336" calcext:value-type="float">
            <text:p>971,3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41.72" calcext:value-type="float">
            <text:p>2841,72</text:p>
          </table:table-cell>
          <table:table-cell office:value-type="float" office:value="1209.12" calcext:value-type="float">
            <text:p>1209,1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30.5" calcext:value-type="float">
            <text:p>2830,5</text:p>
          </table:table-cell>
          <table:table-cell office:value-type="float" office:value="1213.91" calcext:value-type="float">
            <text:p>1213,9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390.44" calcext:value-type="float">
            <text:p>2390,44</text:p>
          </table:table-cell>
          <table:table-cell office:value-type="float" office:value="1437.38" calcext:value-type="float">
            <text:p>1437,3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217.65" calcext:value-type="float">
            <text:p>2217,65</text:p>
          </table:table-cell>
          <table:table-cell office:value-type="float" office:value="1549.37" calcext:value-type="float">
            <text:p>1549,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27340.5" calcext:value-type="float">
            <text:p>27340,5</text:p>
          </table:table-cell>
          <table:table-cell office:value-type="float" office:value="502.694" calcext:value-type="float">
            <text:p>502,6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13372.7" calcext:value-type="float">
            <text:p>13372,7</text:p>
          </table:table-cell>
          <table:table-cell office:value-type="float" office:value="1027.75" calcext:value-type="float">
            <text:p>1027,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1010.6" calcext:value-type="float">
            <text:p>11010,6</text:p>
          </table:table-cell>
          <table:table-cell office:value-type="float" office:value="1248.24" calcext:value-type="float">
            <text:p>1248,2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2144" calcext:value-type="float">
            <text:p>262144</text:p>
          </table:table-cell>
          <table:table-cell office:value-type="float" office:value="10920.5" calcext:value-type="float">
            <text:p>10920,5</text:p>
          </table:table-cell>
          <table:table-cell office:value-type="float" office:value="1258.54" calcext:value-type="float">
            <text:p>1258,5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2144" calcext:value-type="float">
            <text:p>262144</text:p>
          </table:table-cell>
          <table:table-cell office:value-type="float" office:value="9279.62" calcext:value-type="float">
            <text:p>9279,62</text:p>
          </table:table-cell>
          <table:table-cell office:value-type="float" office:value="1481.08" calcext:value-type="float">
            <text:p>1481,0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2144" calcext:value-type="float">
            <text:p>262144</text:p>
          </table:table-cell>
          <table:table-cell office:value-type="float" office:value="8713.95" calcext:value-type="float">
            <text:p>8713,95</text:p>
          </table:table-cell>
          <table:table-cell office:value-type="float" office:value="1577.23" calcext:value-type="float">
            <text:p>1577,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9313" calcext:value-type="float">
            <text:p>109313</text:p>
          </table:table-cell>
          <table:table-cell office:value-type="float" office:value="502.918" calcext:value-type="float">
            <text:p>502,9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52783.4" calcext:value-type="float">
            <text:p>52783,4</text:p>
          </table:table-cell>
          <table:table-cell office:value-type="float" office:value="1041.53" calcext:value-type="float">
            <text:p>1041,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2656.1" calcext:value-type="float">
            <text:p>42656,1</text:p>
          </table:table-cell>
          <table:table-cell office:value-type="float" office:value="1288.81" calcext:value-type="float">
            <text:p>1288,8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4288" calcext:value-type="float">
            <text:p>524288</text:p>
          </table:table-cell>
          <table:table-cell office:value-type="float" office:value="42872.3" calcext:value-type="float">
            <text:p>42872,3</text:p>
          </table:table-cell>
          <table:table-cell office:value-type="float" office:value="1282.31" calcext:value-type="float">
            <text:p>1282,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225" calcext:value-type="float">
            <text:p>36225</text:p>
          </table:table-cell>
          <table:table-cell office:value-type="float" office:value="1517.62" calcext:value-type="float">
            <text:p>1517,6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934.9" calcext:value-type="float">
            <text:p>33934,9</text:p>
          </table:table-cell>
          <table:table-cell office:value-type="float" office:value="1620.03" calcext:value-type="float">
            <text:p>1620,03</text:p>
          </table:table-cell>
        </table:table-row>
      </table:table>
      <table:named-expressions/>
      <table:database-ranges>
        <table:database-range table:name="__Anonymous_Sheet_DB__0" table:target-range-address="'CUDA unroll 1'.A1:'CUDA unroll 1'.A55" table:display-filter-buttons="true" table:orientation="column"/>
        <table:database-range table:name="__Anonymous_Sheet_DB__6" table:target-range-address="'CUDA unroll 64'.A1:'CUDA unroll 64'.D55" table:display-filter-buttons="true">
          <table:filter>
            <table:filter-and>
              <table:filter-condition table:field-number="0" table:value="512" table:operator="="/>
            </table:filter-and>
          </table:filter>
        </table:database-range>
        <table:database-range table:name="__Anonymous_Sheet_DB__17" table:target-range-address="'HIP unroll 64'.A1:'HIP unroll 64'.D55" table:display-filter-buttons="true">
          <table:filter>
            <table:filter-and>
              <table:filter-condition table:field-number="0" table:value="512" table:operator="="/>
            </table:filter-and>
          </table:filter>
        </table:database-range>
        <table:database-range table:name="__Anonymous_Sheet_DB__28" table:target-range-address="'SYCL unroll 64'.A1:'SYCL unroll 64'.D55" table:display-filter-buttons="true">
          <table:filter>
            <table:filter-and>
              <table:filter-condition table:field-number="0" table:value="512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.00.0000</text:date>, <text:time style:data-style-name="N2" text:time-value="01:58:21.43712573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03:34:36.891453744</meta:creation-date>
    <dc:date>2019-02-20T02:47:00.775479332</dc:date>
    <meta:editing-duration>PT10H44M56S</meta:editing-duration>
    <meta:editing-cycles>39</meta:editing-cycles>
    <meta:generator>LibreOffice/6.0.7.3$Linux_X86_64 LibreOffice_project/00m0$Build-3</meta:generator>
    <meta:document-statistic meta:table-count="34" meta:cell-count="7672" meta:object-count="0"/>
  </office:meta>
</office:document-meta>
</file>